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6BEE00002C1D208808FD98142457.wmf" manifest:media-type="image/x-wm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10 Pitch" svg:font-family="'Courier 10 Pitch'" style:font-family-generic="roman" style:font-pitch="variable"/>
    <style:font-face style:name="Courier New" svg:font-family="'Courier New'" style:font-family-generic="roman" style:font-pitch="variable"/>
    <style:font-face style:name="DINMittelEFOP-Bold" svg:font-family="DINMittelEFOP-Bold" style:font-family-generic="roman" style:font-pitch="variable"/>
    <style:font-face style:name="FranklinGothic-Book" svg:font-family="FranklinGothic-Book" style:font-family-generic="roman" style:font-pitch="variable"/>
    <style:font-face style:name="FranklinGothic-DemiCnd" svg:font-family="FranklinGothic-DemiCnd" style:font-family-generic="roman" style:font-pitch="variable"/>
    <style:font-face style:name="FranklinGothic-ExtraCond" svg:font-family="FranklinGothic-ExtraCond" style:font-family-generic="roman" style:font-pitch="variable"/>
    <style:font-face style:name="ITCFranklinGothicStd-BkCd" svg:font-family="ITCFranklinGothicStd-BkCd" style:font-family-generic="roman" style:font-pitch="variable"/>
    <style:font-face style:name="ITCFranklinGothicStd-DmCd" svg:font-family="ITCFranklinGothicStd-DmCd"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NewBaskervilleStd-Roman" svg:font-family="NewBaskervilleStd-Roman" style:font-family-generic="roman" style:font-pitch="variable"/>
    <style:font-face style:name="Palatino-Bold" svg:font-family="Palatino-Bold" style:font-family-generic="roman" style:font-pitch="variable"/>
    <style:font-face style:name="Palatino-Italic" svg:font-family="Palatino-Italic"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ystem" style:font-pitch="variable"/>
    <style:font-face style:name="Consolas1" svg:font-family="Consolas"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DINMittelEFOP-Bold1" svg:font-family="DINMittelEFOP-Bold" style:font-family-generic="system" style:font-pitch="variable"/>
    <style:font-face style:name="DejaVu Sans" svg:font-family="'DejaVu Sans'" style:font-family-generic="system" style:font-pitch="variable"/>
    <style:font-face style:name="FranklinGothic-Book1" svg:font-family="FranklinGothic-Book" style:font-family-generic="system" style:font-pitch="variable"/>
    <style:font-face style:name="FranklinGothic-DemiCnd1" svg:font-family="FranklinGothic-DemiCnd" style:font-family-generic="system" style:font-pitch="variable"/>
    <style:font-face style:name="FranklinGothic-ExtraCond1" svg:font-family="FranklinGothic-ExtraCond" style:font-family-generic="system" style:font-pitch="variable"/>
    <style:font-face style:name="FreeSans" svg:font-family="FreeSans" style:font-family-generic="system" style:font-pitch="variable"/>
    <style:font-face style:name="ITCFranklinGothicStd-BkCd1" svg:font-family="ITCFranklinGothicStd-BkCd" style:font-family-generic="system" style:font-pitch="variable"/>
    <style:font-face style:name="ITCFranklinGothicStd-DmCd1" svg:font-family="ITCFranklinGothicStd-DmCd" style:font-family-generic="system" style:font-pitch="variable"/>
    <style:font-face style:name="Liberation Mono1" svg:font-family="'Liberation Mono'" style:font-family-generic="system" style:font-pitch="variable"/>
    <style:font-face style:name="NewBaskervilleStd-Roman1" svg:font-family="NewBaskervilleStd-Roman" style:font-family-generic="system" style:font-pitch="variable"/>
    <style:font-face style:name="Noto Sans CJK SC Regular" svg:font-family="'Noto Sans CJK SC Regular'" style:font-family-generic="system" style:font-pitch="variable"/>
    <style:font-face style:name="Palatino-Bold1" svg:font-family="Palatino-Bold" style:font-family-generic="system" style:font-pitch="variable"/>
    <style:font-face style:name="Palatino-Italic1" svg:font-family="Palatino-Italic" style:font-family-generic="system" style:font-pitch="variable"/>
    <style:font-face style:name="Palatino-Roman1" svg:font-family="Palatino-Roma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margin-top="0cm" fo:margin-bottom="0cm" loext:contextual-spacing="false" fo:line-height="100%"/>
    </style:style>
    <style:style style:name="P2" style:family="paragraph" style:parent-style-name="Standard">
      <style:paragraph-properties fo:margin-top="0cm" fo:margin-bottom="0cm" loext:contextual-spacing="false" fo:line-height="100%" fo:text-align="justify" style:justify-single-word="false"/>
    </style:style>
    <style:style style:name="P3" style:family="paragraph" style:parent-style-name="Standard">
      <style:paragraph-properties fo:margin-top="0cm" fo:margin-bottom="0cm" loext:contextual-spacing="false" fo:line-height="100%"/>
      <style:text-properties style:font-name="Palatino-Roman" fo:font-size="9.5pt" style:font-size-asian="9.5pt" style:font-name-complex="Palatino-Roman1" style:font-size-complex="9.5pt"/>
    </style:style>
    <style:style style:name="P4" style:family="paragraph" style:parent-style-name="Standard">
      <style:paragraph-properties fo:margin-top="0cm" fo:margin-bottom="0cm" loext:contextual-spacing="false" fo:line-height="100%"/>
      <style:text-properties fo:color="#ff0000" style:font-name="Palatino-Roman" fo:font-size="9.5pt" style:font-size-asian="9.5pt" style:font-name-complex="Palatino-Roman1" style:font-size-complex="9.5pt"/>
    </style:style>
    <style:style style:name="P5" style:family="paragraph" style:parent-style-name="Standard">
      <style:paragraph-properties fo:margin-top="0cm" fo:margin-bottom="0cm" loext:contextual-spacing="false" fo:line-height="100%"/>
      <style:text-properties fo:color="#ff0000" style:font-name="Courier" fo:font-size="8.5pt" style:font-size-asian="8.5pt" style:font-name-complex="Courier1" style:font-size-complex="8.5pt"/>
    </style:style>
    <style:style style:name="P6" style:family="paragraph" style:parent-style-name="Standard">
      <style:paragraph-properties fo:margin-top="0cm" fo:margin-bottom="0cm" loext:contextual-spacing="false" fo:line-height="100%"/>
      <style:text-properties fo:color="#ff0000" style:font-name="Courier" fo:font-size="9.5pt" style:font-size-asian="9.5pt" style:font-name-complex="Courier1" style:font-size-complex="9.5pt"/>
    </style:style>
    <style:style style:name="P7" style:family="paragraph" style:parent-style-name="Standard">
      <style:paragraph-properties fo:margin-top="0cm" fo:margin-bottom="0cm" loext:contextual-spacing="false" fo:line-height="100%"/>
      <style:text-properties fo:color="#ff0000" style:font-name="Courier" fo:font-size="9.5pt" fo:font-weight="bold" style:font-size-asian="9.5pt" style:font-weight-asian="bold" style:font-name-complex="Courier1" style:font-size-complex="9.5pt" style:font-weight-complex="bold"/>
    </style:style>
    <style:style style:name="P8" style:family="paragraph" style:parent-style-name="Standard">
      <style:paragraph-properties fo:margin-top="0cm" fo:margin-bottom="0cm" loext:contextual-spacing="false" fo:line-height="100%"/>
      <style:text-properties fo:color="#ff0000" style:font-name="FranklinGothic-DemiCnd" fo:font-size="13pt" fo:font-weight="bold" style:font-size-asian="13pt" style:font-weight-asian="bold" style:font-name-complex="FranklinGothic-DemiCnd1" style:font-size-complex="13pt" style:font-weight-complex="bold"/>
    </style:style>
    <style:style style:name="P9" style:family="paragraph" style:parent-style-name="Standard">
      <style:paragraph-properties fo:margin-top="0cm" fo:margin-bottom="0cm" loext:contextual-spacing="false" fo:line-height="100%" fo:text-align="justify" style:justify-single-word="false"/>
      <style:text-properties fo:color="#ff0000" style:font-name="NewBaskervilleStd-Roman" fo:font-size="9.5pt" style:font-size-asian="9.5pt" style:font-name-complex="NewBaskervilleStd-Roman1" style:font-size-complex="9.5pt"/>
    </style:style>
    <style:style style:name="P10" style:family="paragraph" style:parent-style-name="Standard">
      <style:paragraph-properties fo:margin-top="0cm" fo:margin-bottom="0cm" loext:contextual-spacing="false" fo:line-height="100%" fo:text-align="justify" style:justify-single-word="false"/>
      <style:text-properties fo:color="#ff0000" style:font-name-complex="Calibri1"/>
    </style:style>
    <style:style style:name="P11" style:family="paragraph" style:parent-style-name="Standard">
      <style:paragraph-properties fo:margin-top="0cm" fo:margin-bottom="0cm" loext:contextual-spacing="false" fo:line-height="100%"/>
      <style:text-properties fo:color="#000000" style:font-name="FranklinGothic-DemiCnd" fo:font-weight="bold" style:font-weight-asian="bold" style:font-name-complex="FranklinGothic-DemiCnd1" style:font-weight-complex="bold"/>
    </style:style>
    <style:style style:name="P12" style:family="paragraph" style:parent-style-name="Standard">
      <style:paragraph-properties fo:margin-top="0cm" fo:margin-bottom="0cm" loext:contextual-spacing="false" fo:line-height="100%"/>
      <style:text-properties fo:color="#000000" style:font-name="FranklinGothic-DemiCnd" fo:font-size="15pt" fo:font-weight="bold" style:font-size-asian="15pt" style:font-weight-asian="bold" style:font-name-complex="FranklinGothic-DemiCnd1" style:font-size-complex="15pt" style:font-weight-complex="bold"/>
    </style:style>
    <style:style style:name="P13" style:family="paragraph" style:parent-style-name="Standard">
      <style:paragraph-properties fo:margin-top="0cm" fo:margin-bottom="0cm" loext:contextual-spacing="false" fo:line-height="100%"/>
      <style:text-properties fo:color="#000000" style:font-name="FranklinGothic-DemiCnd" fo:font-size="13pt" fo:font-weight="bold" style:font-size-asian="13pt" style:font-weight-asian="bold" style:font-name-complex="FranklinGothic-DemiCnd1" style:font-size-complex="13pt" style:font-weight-complex="bold"/>
    </style:style>
    <style:style style:name="P14" style:family="paragraph" style:parent-style-name="Standard">
      <style:paragraph-properties fo:margin-top="0cm" fo:margin-bottom="0cm" loext:contextual-spacing="false" fo:line-height="100%"/>
      <style:text-properties fo:color="#000000" style:font-name="Palatino-Roman" fo:font-size="9.5pt" style:font-size-asian="9.5pt" style:font-name-complex="Palatino-Roman1" style:font-size-complex="9.5pt"/>
    </style:style>
    <style:style style:name="P15" style:family="paragraph" style:parent-style-name="Standard">
      <style:paragraph-properties fo:margin-top="0cm" fo:margin-bottom="0cm" loext:contextual-spacing="false" fo:line-height="100%"/>
      <style:text-properties fo:color="#000000" style:font-name="Consolas" fo:font-size="8.5pt" style:font-size-asian="8.5pt" style:font-name-complex="Consolas1" style:font-size-complex="8.5pt"/>
    </style:style>
    <style:style style:name="P16" style:family="paragraph" style:parent-style-name="Standard">
      <style:paragraph-properties fo:margin-top="0cm" fo:margin-bottom="0cm" loext:contextual-spacing="false" fo:line-height="100%"/>
      <style:text-properties fo:color="#000000" style:font-name="Consolas" fo:font-size="10pt" style:font-size-asian="10pt" style:font-name-complex="Consolas1" style:font-size-complex="10pt"/>
    </style:style>
    <style:style style:name="P17" style:family="paragraph" style:parent-style-name="Standard">
      <style:paragraph-properties fo:margin-top="0cm" fo:margin-bottom="0cm" loext:contextual-spacing="false" fo:line-height="100%"/>
      <style:text-properties fo:color="#000000" style:font-name="Courier" fo:font-size="9.5pt" style:font-size-asian="9.5pt" style:font-name-complex="Courier1" style:font-size-complex="9.5pt"/>
    </style:style>
    <style:style style:name="P18" style:family="paragraph" style:parent-style-name="Standard">
      <style:paragraph-properties fo:margin-top="0cm" fo:margin-bottom="0cm" loext:contextual-spacing="false" fo:line-height="100%"/>
      <style:text-properties fo:color="#000000" style:font-name="Courier" fo:font-size="8.5pt" style:font-size-asian="8.5pt" style:font-name-complex="Courier1" style:font-size-complex="8.5pt"/>
    </style:style>
    <style:style style:name="P19" style:family="paragraph" style:parent-style-name="Standard">
      <style:paragraph-properties fo:margin-top="0cm" fo:margin-bottom="0cm" loext:contextual-spacing="false" fo:line-height="100%"/>
      <style:text-properties fo:color="#000000" style:font-name="FranklinGothic-Book" fo:font-size="9pt" style:font-size-asian="9pt" style:font-name-complex="FranklinGothic-Book1" style:font-size-complex="9pt"/>
    </style:style>
    <style:style style:name="P20" style:family="paragraph" style:parent-style-name="Standard">
      <style:paragraph-properties fo:margin-top="0cm" fo:margin-bottom="0cm" loext:contextual-spacing="false" fo:line-height="100%"/>
      <style:text-properties fo:color="#000000"/>
    </style:style>
    <style:style style:name="P21" style:family="paragraph" style:parent-style-name="Standard">
      <style:paragraph-properties fo:margin-top="0cm" fo:margin-bottom="0cm" loext:contextual-spacing="false" fo:line-height="100%"/>
      <style:text-properties fo:color="#7f0055" style:font-name="Consolas" fo:font-size="10pt" fo:font-weight="bold" style:font-size-asian="10pt" style:font-weight-asian="bold" style:font-name-complex="Consolas1" style:font-size-complex="10pt" style:font-weight-complex="bold"/>
    </style:style>
    <style:style style:name="P22" style:family="paragraph" style:parent-style-name="Standard">
      <style:paragraph-properties fo:margin-top="0cm" fo:margin-bottom="0cm" loext:contextual-spacing="false" fo:line-height="100%"/>
      <style:text-properties style:font-name="Consolas" fo:font-size="10pt" style:font-size-asian="10pt" style:font-name-complex="Consolas1" style:font-size-complex="10pt"/>
    </style:style>
    <style:style style:name="P23" style:family="paragraph" style:parent-style-name="Standard">
      <style:paragraph-properties fo:margin-top="0cm" fo:margin-bottom="0cm" loext:contextual-spacing="false" fo:line-height="100%"/>
      <style:text-properties style:font-name="Consolas" fo:font-size="8.5pt" style:font-size-asian="8.5pt" style:font-name-complex="Consolas1" style:font-size-complex="8.5pt"/>
    </style:style>
    <style:style style:name="P24" style:family="paragraph" style:parent-style-name="Standard">
      <style:paragraph-properties fo:margin-top="0cm" fo:margin-bottom="0cm" loext:contextual-spacing="false" fo:line-height="100%" fo:text-align="justify" style:justify-single-word="false"/>
      <style:text-properties style:font-name="Consolas" fo:font-size="8.5pt" style:font-size-asian="8.5pt" style:font-name-complex="Consolas1" style:font-size-complex="8.5pt"/>
    </style:style>
    <style:style style:name="P25" style:family="paragraph" style:parent-style-name="Standard">
      <style:paragraph-properties fo:margin-top="0cm" fo:margin-bottom="0cm" loext:contextual-spacing="false" fo:line-height="100%"/>
      <style:text-properties style:font-name="Courier" fo:font-size="8.5pt" style:font-size-asian="8.5pt" style:font-name-complex="Courier1" style:font-size-complex="8.5pt"/>
    </style:style>
    <style:style style:name="P26" style:family="paragraph" style:parent-style-name="Standard">
      <style:paragraph-properties fo:margin-top="0cm" fo:margin-bottom="0cm" loext:contextual-spacing="false" fo:line-height="100%"/>
      <style:text-properties style:font-name="Courier" fo:font-size="9.5pt" style:font-size-asian="9.5pt" style:font-name-complex="Courier1" style:font-size-complex="9.5pt"/>
    </style:style>
    <style:style style:name="P27" style:family="paragraph" style:parent-style-name="Standard">
      <style:paragraph-properties fo:margin-top="0cm" fo:margin-bottom="0cm" loext:contextual-spacing="false" fo:line-height="100%"/>
      <style:text-properties fo:color="#00b050" style:font-name="Courier" fo:font-size="8.5pt" style:font-size-asian="8.5pt" style:font-name-complex="Courier1" style:font-size-complex="8.5pt"/>
    </style:style>
    <style:style style:name="P28" style:family="paragraph" style:parent-style-name="Standard">
      <style:paragraph-properties fo:margin-top="0cm" fo:margin-bottom="0cm" loext:contextual-spacing="false" fo:line-height="100%"/>
      <style:text-properties fo:color="#00b050" style:font-name="Palatino-Roman" fo:font-size="9.5pt" style:font-size-asian="9.5pt" style:font-name-complex="Palatino-Roman1" style:font-size-complex="9.5pt"/>
    </style:style>
    <style:style style:name="P29" style:family="paragraph" style:parent-style-name="Standard">
      <style:paragraph-properties fo:margin-top="0cm" fo:margin-bottom="0cm" loext:contextual-spacing="false" fo:line-height="100%"/>
      <style:text-properties style:font-name-complex="Calibri1"/>
    </style:style>
    <style:style style:name="P30" style:family="paragraph" style:parent-style-name="Standard">
      <style:paragraph-properties fo:margin-top="0cm" fo:margin-bottom="0cm" loext:contextual-spacing="false" fo:line-height="100%" fo:text-align="justify" style:justify-single-word="false"/>
      <style:text-properties style:font-name-complex="Calibri1"/>
    </style:style>
    <style:style style:name="P31" style:family="paragraph" style:parent-style-name="Standard">
      <style:paragraph-properties fo:margin-top="0cm" fo:margin-bottom="0cm" loext:contextual-spacing="false" fo:line-height="100%"/>
      <style:text-properties style:font-name="NewBaskervilleStd-Roman" fo:font-size="9.5pt" style:font-size-asian="9.5pt" style:font-name-complex="NewBaskervilleStd-Roman1" style:font-size-complex="9.5pt"/>
    </style:style>
    <style:style style:name="P32" style:family="paragraph" style:parent-style-name="Standard">
      <style:paragraph-properties fo:margin-top="0cm" fo:margin-bottom="0cm" loext:contextual-spacing="false" fo:line-height="100%"/>
      <style:text-properties style:font-name="FranklinGothic-DemiCnd" fo:font-size="15pt" fo:font-weight="bold" style:font-size-asian="15pt" style:font-weight-asian="bold" style:font-name-complex="FranklinGothic-DemiCnd1" style:font-size-complex="15pt" style:font-weight-complex="bold"/>
    </style:style>
    <style:style style:name="P33" style:family="paragraph" style:parent-style-name="Standard">
      <style:paragraph-properties fo:margin-top="0cm" fo:margin-bottom="0cm" loext:contextual-spacing="false" fo:line-height="100%"/>
      <style:text-properties style:font-name="FranklinGothic-DemiCnd" fo:font-size="13pt" fo:font-weight="bold" style:font-size-asian="13pt" style:font-weight-asian="bold" style:font-name-complex="FranklinGothic-DemiCnd1" style:font-size-complex="13pt" style:font-weight-complex="bold"/>
    </style:style>
    <style:style style:name="P34" style:family="paragraph" style:parent-style-name="Standard">
      <style:paragraph-properties fo:margin-top="0cm" fo:margin-bottom="0cm" loext:contextual-spacing="false" fo:line-height="100%"/>
      <style:text-properties style:font-name="FranklinGothic-DemiCnd" fo:font-weight="bold" style:font-weight-asian="bold" style:font-name-complex="FranklinGothic-DemiCnd1" style:font-weight-complex="bold"/>
    </style:style>
    <style:style style:name="P35" style:family="paragraph" style:parent-style-name="Standard">
      <style:paragraph-properties fo:margin-top="0cm" fo:margin-bottom="0cm" loext:contextual-spacing="false" fo:line-height="100%"/>
      <style:text-properties fo:color="#231f20" style:font-name="Courier" fo:font-size="8.5pt" style:font-size-asian="8.5pt" style:font-name-complex="Courier1" style:font-size-complex="8.5pt"/>
    </style:style>
    <style:style style:name="P36" style:family="paragraph" style:parent-style-name="Standard">
      <style:paragraph-properties fo:margin-top="0cm" fo:margin-bottom="0cm" loext:contextual-spacing="false" fo:line-height="100%"/>
      <style:text-properties fo:color="#231f20" style:font-name="Courier" fo:font-size="9.5pt" style:font-size-asian="9.5pt" style:font-name-complex="Courier1" style:font-size-complex="9.5pt"/>
    </style:style>
    <style:style style:name="P37" style:family="paragraph" style:parent-style-name="Standard">
      <style:paragraph-properties fo:margin-top="0cm" fo:margin-bottom="0cm" loext:contextual-spacing="false" fo:line-height="100%"/>
      <style:text-properties style:font-name="FranklinGothic-ExtraCond" fo:font-size="32pt" style:font-size-asian="32pt" style:font-name-complex="FranklinGothic-ExtraCond1" style:font-size-complex="32pt"/>
    </style:style>
    <style:style style:name="P38" style:family="paragraph" style:parent-style-name="Standard">
      <style:paragraph-properties fo:margin-top="0cm" fo:margin-bottom="0cm" loext:contextual-spacing="false" fo:line-height="100%"/>
      <style:text-properties style:font-name="DINMittelEFOP-Bold" fo:font-size="15pt" fo:font-weight="bold" style:font-size-asian="15pt" style:font-weight-asian="bold" style:font-name-complex="DINMittelEFOP-Bold1" style:font-size-complex="15pt" style:font-weight-complex="bold"/>
    </style:style>
    <style:style style:name="P39" style:family="paragraph" style:parent-style-name="Standard">
      <style:paragraph-properties fo:margin-top="0cm" fo:margin-bottom="0cm" loext:contextual-spacing="false" fo:line-height="100%"/>
      <style:text-properties style:font-name="DINMittelEFOP-Bold" fo:font-size="13pt" fo:font-weight="bold" style:font-size-asian="13pt" style:font-weight-asian="bold" style:font-name-complex="DINMittelEFOP-Bold1" style:font-size-complex="13pt" style:font-weight-complex="bold"/>
    </style:style>
    <style:style style:name="P40" style:family="paragraph" style:parent-style-name="Standard">
      <style:paragraph-properties fo:margin-top="0cm" fo:margin-bottom="0cm" loext:contextual-spacing="false" fo:line-height="100%"/>
      <style:text-properties style:font-name="DINMittelEFOP-Bold" fo:font-size="17pt" fo:font-weight="bold" style:font-size-asian="17pt" style:font-weight-asian="bold" style:font-name-complex="DINMittelEFOP-Bold1" style:font-size-complex="17pt" style:font-weight-complex="bold"/>
    </style:style>
    <style:style style:name="P41" style:family="paragraph" style:parent-style-name="Standard">
      <style:paragraph-properties fo:margin-top="0cm" fo:margin-bottom="0cm" loext:contextual-spacing="false" fo:line-height="100%"/>
      <style:text-properties fo:color="#002060" style:font-name="Courier" fo:font-size="8.5pt" style:font-size-asian="8.5pt" style:font-name-complex="Courier1" style:font-size-complex="8.5pt"/>
    </style:style>
    <style:style style:name="P42" style:family="paragraph" style:parent-style-name="Standard">
      <style:paragraph-properties fo:margin-top="0cm" fo:margin-bottom="0cm" loext:contextual-spacing="false" fo:line-height="100%"/>
      <style:text-properties fo:color="#3f7f5f" style:font-name="Consolas" fo:font-size="10pt" style:font-size-asian="10pt" style:font-name-complex="Consolas1" style:font-size-complex="10pt"/>
    </style:style>
    <style:style style:name="P43" style:family="paragraph" style:parent-style-name="Standard">
      <style:paragraph-properties fo:margin-top="0cm" fo:margin-bottom="0cm" loext:contextual-spacing="false" fo:line-height="100%"/>
      <style:text-properties fo:color="#3f7f5f" style:font-name="Consolas" fo:font-size="8.5pt" style:font-size-asian="8.5pt" style:font-name-complex="Consolas1" style:font-size-complex="8.5pt"/>
    </style:style>
    <style:style style:name="P44" style:family="paragraph" style:parent-style-name="Standard">
      <style:paragraph-properties fo:margin-top="0cm" fo:margin-bottom="0cm" loext:contextual-spacing="false" fo:line-height="100%"/>
      <style:text-properties fo:font-weight="bold" style:font-weight-asian="bold" style:font-name-complex="Calibri1"/>
    </style:style>
    <style:style style:name="P45" style:family="paragraph" style:parent-style-name="Standard">
      <style:paragraph-properties fo:margin-top="0cm" fo:margin-bottom="0cm" loext:contextual-spacing="false" fo:line-height="100%"/>
      <style:text-properties fo:color="#3f5fbf" style:font-name="Consolas" fo:font-size="8.5pt" style:font-size-asian="8.5pt" style:font-name-complex="Consolas1" style:font-size-complex="8.5pt"/>
    </style:style>
    <style:style style:name="P46" style:family="paragraph" style:parent-style-name="Text_20_body">
      <style:paragraph-properties fo:margin-top="0cm" fo:margin-bottom="0cm" loext:contextual-spacing="false" fo:line-height="100%"/>
    </style:style>
    <style:style style:name="P47" style:family="paragraph" style:parent-style-name="List_20_Paragraph">
      <style:paragraph-properties fo:margin-top="0cm" fo:margin-bottom="0cm" loext:contextual-spacing="false" fo:line-height="100%" fo:text-align="justify" style:justify-single-word="false"/>
    </style:style>
    <style:style style:name="P48" style:family="paragraph" style:parent-style-name="List_20_Paragraph">
      <style:paragraph-properties fo:margin-top="0cm" fo:margin-bottom="0cm" loext:contextual-spacing="false" fo:line-height="100%" fo:text-align="justify" style:justify-single-word="false"/>
      <style:text-properties style:font-name-complex="Calibri1"/>
    </style:style>
    <style:style style:name="P49" style:family="paragraph" style:parent-style-name="List_20_Paragraph">
      <style:paragraph-properties fo:margin-top="0cm" fo:margin-bottom="0cm" loext:contextual-spacing="false" fo:line-height="100%" fo:text-align="justify" style:justify-single-word="false"/>
      <style:text-properties style:font-name="Consolas" fo:font-size="8.5pt" style:font-size-asian="8.5pt" style:font-name-complex="Consolas1" style:font-size-complex="8.5pt"/>
    </style:style>
    <style:style style:name="P50" style:family="paragraph" style:parent-style-name="Standard">
      <style:paragraph-properties fo:margin-left="0cm" fo:margin-right="0cm" fo:text-align="start" style:justify-single-word="false" fo:text-indent="0cm" style:auto-text-indent="false"/>
    </style:style>
    <style:style style:name="P51" style:family="paragraph" style:parent-style-name="Standard">
      <style:paragraph-properties fo:margin-left="0cm" fo:margin-right="0cm" fo:text-align="start" style:justify-single-word="false" fo:text-indent="0cm" style:auto-text-indent="false"/>
      <style:text-properties fo:color="#3f7f5f" style:font-name="Monospace" fo:font-size="8pt" style:font-size-asian="8pt" style:font-size-complex="8pt"/>
    </style:style>
    <style:style style:name="P52" style:family="paragraph" style:parent-style-name="Standard">
      <style:paragraph-properties fo:margin-left="0cm" fo:margin-right="0cm" fo:text-align="start" style:justify-single-word="false" fo:text-indent="0cm" style:auto-text-indent="false"/>
      <style:text-properties fo:color="#000000" style:font-name="Monospace" fo:font-size="8pt" style:font-size-asian="8pt" style:font-size-complex="8pt"/>
    </style:style>
    <style:style style:name="P53" style:family="paragraph" style:parent-style-name="Standard">
      <style:paragraph-properties fo:margin-top="0.494cm" fo:margin-bottom="0.494cm" loext:contextual-spacing="false" fo:line-height="100%"/>
    </style:style>
    <style:style style:name="P54" style:family="paragraph" style:parent-style-name="Standard">
      <style:paragraph-properties fo:margin-top="0.494cm" fo:margin-bottom="0.494cm" loext:contextual-spacing="false" fo:line-height="100%"/>
      <style:text-properties style:font-name="Times New Roman" fo:font-size="12pt" style:font-name-asian="Times New Roman1" style:font-size-asian="12pt" style:font-name-complex="Times New Roman1" style:font-size-complex="12pt"/>
    </style:style>
    <style:style style:name="P55" style:family="paragraph" style:parent-style-name="Standard">
      <style:paragraph-properties fo:margin-left="1.27cm" fo:margin-right="0cm" fo:margin-top="0cm" fo:margin-bottom="0cm" loext:contextual-spacing="false" fo:line-height="100%" fo:text-align="justify" style:justify-single-word="false" fo:text-indent="1.27cm" style:auto-text-indent="false"/>
    </style:style>
    <style:style style:name="P56" style:family="paragraph" style:parent-style-name="Standard">
      <style:paragraph-properties fo:margin-left="1.27cm" fo:margin-right="0cm" fo:margin-top="0cm" fo:margin-bottom="0cm" loext:contextual-spacing="false" fo:line-height="100%" fo:text-indent="1.27cm" style:auto-text-indent="false"/>
      <style:text-properties style:font-name="Consolas" fo:font-size="8.5pt" style:font-size-asian="8.5pt" style:font-name-complex="Consolas1" style:font-size-complex="8.5pt"/>
    </style:style>
    <style:style style:name="P57" style:family="paragraph" style:parent-style-name="List_20_Paragraph">
      <style:paragraph-properties fo:margin-left="1.27cm" fo:margin-right="0cm" fo:margin-top="0cm" fo:margin-bottom="0cm" loext:contextual-spacing="false" fo:line-height="100%" fo:text-align="justify" style:justify-single-word="false" fo:text-indent="1.27cm" style:auto-text-indent="false"/>
    </style:style>
    <style:style style:name="P58" style:family="paragraph" style:parent-style-name="List_20_Paragraph">
      <style:paragraph-properties fo:margin-left="1.27cm" fo:margin-right="0cm" fo:margin-top="0cm" fo:margin-bottom="0cm" loext:contextual-spacing="false" fo:line-height="100%" fo:text-align="justify" style:justify-single-word="false" fo:text-indent="1.27cm" style:auto-text-indent="false"/>
      <style:text-properties fo:color="#ff0000" style:font-name="Consolas" fo:font-size="8.5pt" style:font-size-asian="8.5pt" style:font-name-complex="Consolas1" style:font-size-complex="8.5pt"/>
    </style:style>
    <style:style style:name="P59" style:family="paragraph" style:parent-style-name="List_20_Paragraph">
      <style:paragraph-properties fo:margin-left="1.27cm" fo:margin-right="0cm" fo:margin-top="0cm" fo:margin-bottom="0cm" loext:contextual-spacing="false" fo:line-height="100%" fo:text-align="justify" style:justify-single-word="false" fo:text-indent="1.27cm" style:auto-text-indent="false"/>
      <style:text-properties style:font-name="Consolas" fo:font-size="8.5pt" style:font-size-asian="8.5pt" style:font-name-complex="Consolas1" style:font-size-complex="8.5pt"/>
    </style:style>
    <style:style style:name="P60" style:family="paragraph" style:parent-style-name="No_20_Spacing">
      <style:paragraph-properties fo:margin-left="1.27cm" fo:margin-right="0cm" fo:text-align="justify" style:justify-single-word="false" fo:text-indent="1.27cm" style:auto-text-indent="false"/>
      <style:text-properties style:font-name="Consolas" style:font-name-complex="Consolas1"/>
    </style:style>
    <style:style style:name="P61" style:family="paragraph" style:parent-style-name="Standard">
      <style:paragraph-properties fo:margin-left="2.54cm" fo:margin-right="0cm" fo:margin-top="0cm" fo:margin-bottom="0cm" loext:contextual-spacing="false" fo:line-height="100%" fo:text-indent="0cm" style:auto-text-indent="false"/>
    </style:style>
    <style:style style:name="P62" style:family="paragraph" style:parent-style-name="Standard">
      <style:paragraph-properties fo:margin-left="2.54cm" fo:margin-right="0cm" fo:margin-top="0cm" fo:margin-bottom="0cm" loext:contextual-spacing="false" fo:line-height="100%" fo:text-align="justify" style:justify-single-word="false" fo:text-indent="0cm" style:auto-text-indent="false"/>
    </style:style>
    <style:style style:name="P63" style:family="paragraph" style:parent-style-name="Standard">
      <style:paragraph-properties fo:margin-left="2.54cm" fo:margin-right="0cm" fo:margin-top="0cm" fo:margin-bottom="0cm" loext:contextual-spacing="false" fo:line-height="100%" fo:text-indent="0cm" style:auto-text-indent="false"/>
      <style:text-properties fo:color="#3f7f5f" style:font-name="Consolas" fo:font-size="8.5pt" style:font-size-asian="8.5pt" style:font-name-complex="Consolas1" style:font-size-complex="8.5pt"/>
    </style:style>
    <style:style style:name="P64" style:family="paragraph" style:parent-style-name="Standard">
      <style:paragraph-properties fo:margin-left="2.54cm" fo:margin-right="0cm" fo:margin-top="0cm" fo:margin-bottom="0cm" loext:contextual-spacing="false" fo:line-height="100%" fo:text-indent="0cm" style:auto-text-indent="false"/>
      <style:text-properties fo:color="#000000" style:font-name="Consolas" fo:font-size="8.5pt" style:font-size-asian="8.5pt" style:font-name-complex="Consolas1" style:font-size-complex="8.5pt"/>
    </style:style>
    <style:style style:name="P65" style:family="paragraph" style:parent-style-name="Standard">
      <style:paragraph-properties fo:margin-left="2.54cm" fo:margin-right="0cm" fo:margin-top="0cm" fo:margin-bottom="0cm" loext:contextual-spacing="false" fo:line-height="100%" fo:text-indent="0cm" style:auto-text-indent="false"/>
      <style:text-properties style:font-name="Consolas" fo:font-size="8.5pt" style:font-size-asian="8.5pt" style:font-name-complex="Consolas1" style:font-size-complex="8.5pt"/>
    </style:style>
    <style:style style:name="P66" style:family="paragraph" style:parent-style-name="Standard">
      <style:paragraph-properties fo:margin-left="2.54cm" fo:margin-right="0cm" fo:margin-top="0cm" fo:margin-bottom="0cm" loext:contextual-spacing="false" fo:line-height="100%" fo:text-align="justify" style:justify-single-word="false" fo:text-indent="0cm" style:auto-text-indent="false"/>
      <style:text-properties style:font-name="Consolas" fo:font-size="8.5pt" style:font-size-asian="8.5pt" style:font-name-complex="Consolas1" style:font-size-complex="8.5pt"/>
    </style:style>
    <style:style style:name="P67" style:family="paragraph" style:parent-style-name="List_20_Paragraph">
      <style:paragraph-properties fo:margin-left="2.54cm" fo:margin-right="0cm" fo:margin-top="0cm" fo:margin-bottom="0cm" loext:contextual-spacing="false" fo:line-height="100%" fo:text-align="justify" style:justify-single-word="false" fo:text-indent="0cm" style:auto-text-indent="false"/>
    </style:style>
    <style:style style:name="P68" style:family="paragraph" style:parent-style-name="List_20_Paragraph">
      <style:paragraph-properties fo:margin-left="2.54cm" fo:margin-right="0cm" fo:margin-top="0cm" fo:margin-bottom="0cm" loext:contextual-spacing="false" fo:line-height="100%" fo:text-align="justify" style:justify-single-word="false" fo:text-indent="0cm" style:auto-text-indent="false"/>
      <style:text-properties fo:color="#948a54" style:font-name="Consolas" fo:font-size="10pt" style:font-size-asian="10pt" style:font-name-complex="Consolas1" style:font-size-complex="10pt"/>
    </style:style>
    <style:style style:name="P69" style:family="paragraph" style:parent-style-name="List_20_Paragraph">
      <style:paragraph-properties fo:margin-left="2.54cm" fo:margin-right="0cm" fo:margin-top="0cm" fo:margin-bottom="0cm" loext:contextual-spacing="false" fo:line-height="100%" fo:text-align="justify" style:justify-single-word="false" fo:text-indent="0cm" style:auto-text-indent="false"/>
      <style:text-properties style:font-name="Consolas" fo:font-size="8.5pt" style:font-size-asian="8.5pt" style:font-name-complex="Consolas1" style:font-size-complex="8.5pt"/>
    </style:style>
    <style:style style:name="P70" style:family="paragraph" style:parent-style-name="List_20_Paragraph">
      <style:paragraph-properties fo:margin-left="2.54cm" fo:margin-right="0cm" fo:margin-top="0cm" fo:margin-bottom="0cm" loext:contextual-spacing="false" fo:line-height="100%" fo:text-align="justify" style:justify-single-word="false" fo:text-indent="0cm" style:auto-text-indent="false"/>
      <style:text-properties style:font-name-complex="Calibri1"/>
    </style:style>
    <style:style style:name="P71" style:family="paragraph" style:parent-style-name="List_20_Paragraph">
      <style:paragraph-properties fo:margin-left="2.54cm" fo:margin-right="0cm" fo:margin-top="0cm" fo:margin-bottom="0cm" loext:contextual-spacing="false" fo:line-height="100%" fo:text-align="justify" style:justify-single-word="false" fo:text-indent="0cm" style:auto-text-indent="false"/>
      <style:text-properties fo:font-weight="bold" style:font-weight-asian="bold" style:font-name-complex="Calibri1"/>
    </style:style>
    <style:style style:name="P72" style:family="paragraph" style:parent-style-name="Standard">
      <style:paragraph-properties fo:margin-left="1.27cm" fo:margin-right="0cm" fo:margin-top="0cm" fo:margin-bottom="0cm" loext:contextual-spacing="false" fo:line-height="100%" fo:text-indent="0cm" style:auto-text-indent="false"/>
    </style:style>
    <style:style style:name="P73" style:family="paragraph" style:parent-style-name="Standard">
      <style:paragraph-properties fo:margin-left="1.27cm" fo:margin-right="0cm" fo:margin-top="0cm" fo:margin-bottom="0cm" loext:contextual-spacing="false" fo:line-height="100%" fo:text-indent="0cm" style:auto-text-indent="false"/>
      <style:text-properties style:font-name="Consolas" fo:font-size="8.5pt" style:font-size-asian="8.5pt" style:font-name-complex="Consolas1" style:font-size-complex="8.5pt"/>
    </style:style>
    <style:style style:name="P74" style:family="paragraph" style:parent-style-name="Standard">
      <style:paragraph-properties fo:margin-left="1.27cm" fo:margin-right="0cm" fo:margin-top="0cm" fo:margin-bottom="0cm" loext:contextual-spacing="false" fo:line-height="100%" fo:text-indent="0cm" style:auto-text-indent="false"/>
      <style:text-properties fo:color="#000000" style:font-name="Consolas" fo:font-size="8.5pt" style:font-size-asian="8.5pt" style:font-name-complex="Consolas1" style:font-size-complex="8.5pt"/>
    </style:style>
    <style:style style:name="P75" style:family="paragraph" style:parent-style-name="No_20_Spacing">
      <style:paragraph-properties fo:margin-left="1.27cm" fo:margin-right="0cm" fo:text-indent="0cm" style:auto-text-indent="false"/>
    </style:style>
    <style:style style:name="P76" style:family="paragraph" style:parent-style-name="No_20_Spacing">
      <style:paragraph-properties fo:margin-left="1.27cm" fo:margin-right="0cm" fo:text-align="justify" style:justify-single-word="false" fo:text-indent="0cm" style:auto-text-indent="false"/>
      <style:text-properties style:font-name="Consolas" style:font-name-complex="Consolas1"/>
    </style:style>
    <style:style style:name="P77" style:family="paragraph" style:parent-style-name="List_20_Paragraph">
      <style:paragraph-properties fo:margin-left="2.54cm" fo:margin-right="0cm" fo:margin-top="0cm" fo:margin-bottom="0cm" loext:contextual-spacing="false" fo:line-height="100%" fo:text-align="justify" style:justify-single-word="false" fo:text-indent="1.27cm" style:auto-text-indent="false"/>
    </style:style>
    <style:style style:name="P78" style:family="paragraph" style:parent-style-name="List_20_Paragraph">
      <style:paragraph-properties fo:margin-left="2.54cm" fo:margin-right="0cm" fo:margin-top="0cm" fo:margin-bottom="0cm" loext:contextual-spacing="false" fo:line-height="100%" fo:text-indent="1.27cm" style:auto-text-indent="false"/>
      <style:text-properties style:font-name="Consolas" fo:font-size="8.5pt" style:font-size-asian="8.5pt" style:font-name-complex="Consolas1" style:font-size-complex="8.5pt"/>
    </style:style>
    <style:style style:name="P79" style:family="paragraph" style:parent-style-name="List_20_Paragraph">
      <style:paragraph-properties fo:margin-left="2.54cm" fo:margin-right="0cm" fo:margin-top="0cm" fo:margin-bottom="0cm" loext:contextual-spacing="false" fo:line-height="100%" fo:text-align="justify" style:justify-single-word="false" fo:text-indent="1.27cm" style:auto-text-indent="false"/>
      <style:text-properties style:font-name="Consolas" fo:font-size="8.5pt" style:font-size-asian="8.5pt" style:font-name-complex="Consolas1" style:font-size-complex="8.5pt"/>
    </style:style>
    <style:style style:name="P80" style:family="paragraph" style:parent-style-name="Standard">
      <style:paragraph-properties fo:margin-left="2.54cm" fo:margin-right="0cm" fo:margin-top="0cm" fo:margin-bottom="0cm" loext:contextual-spacing="false" fo:line-height="100%" fo:text-indent="1.27cm" style:auto-text-indent="false"/>
      <style:text-properties style:font-name="Consolas" fo:font-size="8.5pt" style:font-size-asian="8.5pt" style:font-name-complex="Consolas1" style:font-size-complex="8.5pt"/>
    </style:style>
    <style:style style:name="P81" style:family="paragraph" style:parent-style-name="Normal_20__28_Web_29_">
      <style:text-properties style:font-name="Palatino-Roman" fo:font-size="9.5pt" style:font-size-asian="9.5pt" style:font-name-complex="Palatino-Roman1" style:font-size-complex="9.5pt"/>
    </style:style>
    <style:style style:name="P82" style:family="paragraph" style:parent-style-name="Normal_20__28_Web_29_">
      <style:text-properties fo:color="#ff0000"/>
    </style:style>
    <style:style style:name="P83" style:family="paragraph" style:parent-style-name="No_20_Spacing">
      <style:text-properties style:font-name="Times New Roman" fo:font-size="12pt" style:font-name-asian="Times New Roman1" style:font-size-asian="12pt" style:font-name-complex="Times New Roman1" style:font-size-complex="12pt"/>
    </style:style>
    <style:style style:name="P84" style:family="paragraph" style:parent-style-name="No_20_Spacing">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85" style:family="paragraph" style:parent-style-name="No_20_Spacing">
      <style:paragraph-properties fo:text-align="justify" style:justify-single-word="false"/>
    </style:style>
    <style:style style:name="P86" style:family="paragraph" style:parent-style-name="No_20_Spacing">
      <style:paragraph-properties fo:text-align="justify" style:justify-single-word="false"/>
      <style:text-properties style:font-name-complex="Calibri1"/>
    </style:style>
    <style:style style:name="P87" style:family="paragraph" style:parent-style-name="No_20_Spacing">
      <style:paragraph-properties fo:text-align="justify" style:justify-single-word="false"/>
      <style:text-properties fo:color="#ff0000" style:font-name-complex="Calibri1"/>
    </style:style>
    <style:style style:name="P88" style:family="paragraph" style:parent-style-name="Preformatted_20_Text">
      <style:paragraph-properties fo:line-height="100%" fo:text-align="start" style:justify-single-word="false"/>
    </style:style>
    <style:style style:name="P89" style:family="paragraph" style:parent-style-name="Standard">
      <style:text-properties fo:color="#ff0000" style:font-name="Courier" fo:font-size="8.5pt" style:font-size-asian="8.5pt" style:font-name-complex="Courier1" style:font-size-complex="8.5pt"/>
    </style:style>
    <style:style style:name="P90" style:family="paragraph" style:parent-style-name="Standard">
      <style:paragraph-properties fo:margin-left="0cm" fo:margin-right="0cm" fo:margin-top="0cm" fo:margin-bottom="0cm" loext:contextual-spacing="false" fo:line-height="100%" fo:text-indent="1.27cm" style:auto-text-indent="false"/>
      <style:text-properties style:font-name="Consolas" fo:font-size="8.5pt" style:font-size-asian="8.5pt" style:font-name-complex="Consolas1" style:font-size-complex="8.5pt"/>
    </style:style>
    <style:style style:name="P91"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complex="Calibri1"/>
    </style:style>
    <style:style style:name="P92" style:family="paragraph" style:parent-style-name="Standard">
      <style:paragraph-properties fo:margin-left="3.81cm" fo:margin-right="0cm" fo:margin-top="0cm" fo:margin-bottom="0cm" loext:contextual-spacing="false" fo:line-height="100%" fo:text-indent="0cm" style:auto-text-indent="false"/>
      <style:text-properties style:font-name="Consolas" fo:font-size="8.5pt" style:font-size-asian="8.5pt" style:font-name-complex="Consolas1" style:font-size-complex="8.5pt"/>
    </style:style>
    <style:style style:name="P93" style:family="paragraph" style:parent-style-name="List_20_Paragraph">
      <style:paragraph-properties fo:margin-left="3.81cm" fo:margin-right="0cm" fo:margin-top="0cm" fo:margin-bottom="0cm" loext:contextual-spacing="false" fo:line-height="100%" fo:text-align="justify" style:justify-single-word="false" fo:text-indent="0cm" style:auto-text-indent="false"/>
      <style:text-properties style:font-name="Consolas" fo:font-size="8.5pt" style:font-size-asian="8.5pt" style:font-name-complex="Consolas1" style:font-size-complex="8.5pt"/>
    </style:style>
    <style:style style:name="P94" style:family="paragraph" style:parent-style-name="Standard">
      <style:paragraph-properties fo:margin-left="5.08cm" fo:margin-right="0cm" fo:margin-top="0cm" fo:margin-bottom="0cm" loext:contextual-spacing="false" fo:line-height="100%" fo:text-indent="0cm" style:auto-text-indent="false"/>
      <style:text-properties style:font-name="Consolas" fo:font-size="8.5pt" style:font-size-asian="8.5pt" style:font-name-complex="Consolas1" style:font-size-complex="8.5pt"/>
    </style:style>
    <style:style style:name="P95" style:family="paragraph" style:parent-style-name="List_20_Paragraph">
      <style:paragraph-properties fo:text-align="justify" style:justify-single-word="false"/>
      <style:text-properties fo:color="#ff0000" style:font-name-asian="Times New Roman1" style:font-name-complex="Calibri1"/>
    </style:style>
    <style:style style:name="P96" style:family="paragraph" style:parent-style-name="List_20_Paragraph">
      <style:paragraph-properties fo:margin-left="3.175cm" fo:margin-right="0cm" fo:margin-top="0cm" fo:margin-bottom="0cm" loext:contextual-spacing="false" fo:line-height="100%" fo:text-align="justify" style:justify-single-word="false" fo:text-indent="0cm" style:auto-text-indent="false"/>
      <style:text-properties style:font-name="Courier New" fo:font-size="10pt" style:font-name-asian="Times New Roman1" style:font-size-asian="10pt" style:font-name-complex="Courier New1"/>
    </style:style>
    <style:style style:name="P97" style:family="paragraph" style:parent-style-name="List_20_Paragraph">
      <style:paragraph-properties fo:margin-left="3.81cm" fo:margin-right="0cm" fo:margin-top="0cm" fo:margin-bottom="0cm" loext:contextual-spacing="false" fo:line-height="100%" fo:text-align="justify" style:justify-single-word="false" fo:text-indent="1.27cm" style:auto-text-indent="false"/>
      <style:text-properties style:font-name="Consolas" fo:font-size="8.5pt" style:font-size-asian="8.5pt" style:font-name-complex="Consolas1" style:font-size-complex="8.5pt"/>
    </style:style>
    <style:style style:name="P98" style:family="paragraph" style:parent-style-name="Heading_20_2">
      <style:text-properties fo:font-weight="normal" style:font-weight-asian="normal"/>
    </style:style>
    <style:style style:name="P99" style:family="paragraph" style:parent-style-name="Standard" style:master-page-name="Standard">
      <style:paragraph-properties fo:margin-top="0cm" fo:margin-bottom="0cm" loext:contextual-spacing="false" fo:line-height="100%" style:page-number="auto"/>
      <style:text-properties style:font-name="FranklinGothic-ExtraCond" fo:font-size="32pt" style:font-size-asian="32pt" style:font-name-complex="FranklinGothic-ExtraCond1" style:font-size-complex="32pt"/>
    </style:style>
    <style:style style:name="P100" style:family="paragraph" style:parent-style-name="Standard" style:list-style-name="WWNum1">
      <style:paragraph-properties fo:margin-top="0.494cm" fo:margin-bottom="0.494cm" loext:contextual-spacing="false" fo:line-height="100%"/>
    </style:style>
    <style:style style:name="P101" style:family="paragraph" style:parent-style-name="Standard" style:list-style-name="WWNum2">
      <style:paragraph-properties fo:margin-top="0.494cm" fo:margin-bottom="0.494cm" loext:contextual-spacing="false" fo:line-height="100%"/>
    </style:style>
    <style:style style:name="P102" style:family="paragraph" style:parent-style-name="Standard" style:list-style-name="WWNum3">
      <style:paragraph-properties fo:margin-top="0.494cm" fo:margin-bottom="0.494cm" loext:contextual-spacing="false" fo:line-height="100%"/>
    </style:style>
    <style:style style:name="P103" style:family="paragraph" style:parent-style-name="No_20_Spacing" style:list-style-name="WWNum16"/>
    <style:style style:name="P104" style:family="paragraph" style:parent-style-name="No_20_Spacing" style:list-style-name="WWNum17"/>
    <style:style style:name="P105" style:family="paragraph" style:parent-style-name="List_20_Paragraph" style:list-style-name="WWNum4">
      <style:paragraph-properties fo:margin-top="0cm" fo:margin-bottom="0cm" loext:contextual-spacing="false" fo:line-height="100%"/>
    </style:style>
    <style:style style:name="P106" style:family="paragraph" style:parent-style-name="List_20_Paragraph" style:list-style-name="WWNum5">
      <style:paragraph-properties fo:margin-top="0cm" fo:margin-bottom="0cm" loext:contextual-spacing="false" fo:line-height="100%"/>
    </style:style>
    <style:style style:name="P107" style:family="paragraph" style:parent-style-name="List_20_Paragraph" style:list-style-name="WWNum6">
      <style:paragraph-properties fo:margin-top="0cm" fo:margin-bottom="0cm" loext:contextual-spacing="false" fo:line-height="100%" fo:text-align="justify" style:justify-single-word="false"/>
    </style:style>
    <style:style style:name="P108" style:family="paragraph" style:parent-style-name="List_20_Paragraph" style:list-style-name="WWNum7">
      <style:paragraph-properties fo:margin-top="0cm" fo:margin-bottom="0cm" loext:contextual-spacing="false" fo:line-height="100%" fo:text-align="justify" style:justify-single-word="false"/>
    </style:style>
    <style:style style:name="P109" style:family="paragraph" style:parent-style-name="List_20_Paragraph" style:list-style-name="WWNum8">
      <style:paragraph-properties fo:margin-top="0cm" fo:margin-bottom="0cm" loext:contextual-spacing="false" fo:line-height="100%" fo:text-align="justify" style:justify-single-word="false"/>
    </style:style>
    <style:style style:name="P110" style:family="paragraph" style:parent-style-name="List_20_Paragraph" style:list-style-name="WWNum9">
      <style:paragraph-properties fo:margin-top="0cm" fo:margin-bottom="0cm" loext:contextual-spacing="false" fo:line-height="100%" fo:text-align="justify" style:justify-single-word="false"/>
    </style:style>
    <style:style style:name="P111" style:family="paragraph" style:parent-style-name="List_20_Paragraph" style:list-style-name="WWNum11">
      <style:paragraph-properties fo:margin-top="0cm" fo:margin-bottom="0cm" loext:contextual-spacing="false" fo:line-height="100%" fo:text-align="justify" style:justify-single-word="false"/>
    </style:style>
    <style:style style:name="P112" style:family="paragraph" style:parent-style-name="List_20_Paragraph" style:list-style-name="WWNum15">
      <style:paragraph-properties fo:margin-top="0cm" fo:margin-bottom="0cm" loext:contextual-spacing="false" fo:line-height="100%" fo:text-align="justify" style:justify-single-word="false"/>
    </style:style>
    <style:style style:name="P113" style:family="paragraph" style:parent-style-name="List_20_Paragraph" style:list-style-name="WWNum13">
      <style:paragraph-properties fo:margin-top="0cm" fo:margin-bottom="0cm" loext:contextual-spacing="false" fo:line-height="100%" fo:text-align="justify" style:justify-single-word="false"/>
    </style:style>
    <style:style style:name="P114" style:family="paragraph" style:parent-style-name="List_20_Paragraph" style:list-style-name="WWNum14">
      <style:paragraph-properties fo:margin-top="0cm" fo:margin-bottom="0cm" loext:contextual-spacing="false" fo:line-height="100%" fo:text-align="justify" style:justify-single-word="false"/>
    </style:style>
    <style:style style:name="P115" style:family="paragraph" style:parent-style-name="List_20_Paragraph" style:list-style-name="WWNum4">
      <style:paragraph-properties fo:margin-top="0cm" fo:margin-bottom="0cm" loext:contextual-spacing="false" fo:line-height="100%"/>
      <style:text-properties style:font-name-complex="Calibri1"/>
    </style:style>
    <style:style style:name="P116" style:family="paragraph" style:parent-style-name="List_20_Paragraph" style:list-style-name="WWNum5">
      <style:paragraph-properties fo:margin-top="0cm" fo:margin-bottom="0cm" loext:contextual-spacing="false" fo:line-height="100%"/>
      <style:text-properties style:font-name-complex="Calibri1"/>
    </style:style>
    <style:style style:name="P117" style:family="paragraph" style:parent-style-name="List_20_Paragraph" style:list-style-name="WWNum6">
      <style:paragraph-properties fo:margin-top="0cm" fo:margin-bottom="0cm" loext:contextual-spacing="false" fo:line-height="100%" fo:text-align="justify" style:justify-single-word="false"/>
      <style:text-properties style:font-name-complex="Calibri1"/>
    </style:style>
    <style:style style:name="P118" style:family="paragraph" style:parent-style-name="List_20_Paragraph" style:list-style-name="WWNum9">
      <style:paragraph-properties fo:margin-top="0cm" fo:margin-bottom="0cm" loext:contextual-spacing="false" fo:line-height="100%" fo:text-align="justify" style:justify-single-word="false"/>
      <style:text-properties style:font-name-complex="Calibri1"/>
    </style:style>
    <style:style style:name="P119" style:family="paragraph" style:parent-style-name="List_20_Paragraph" style:list-style-name="WWNum10">
      <style:paragraph-properties fo:margin-top="0cm" fo:margin-bottom="0cm" loext:contextual-spacing="false" fo:line-height="100%" fo:text-align="justify" style:justify-single-word="false"/>
      <style:text-properties style:font-name-complex="Calibri1"/>
    </style:style>
    <style:style style:name="P120" style:family="paragraph" style:parent-style-name="List_20_Paragraph" style:list-style-name="WWNum12">
      <style:paragraph-properties fo:margin-top="0cm" fo:margin-bottom="0cm" loext:contextual-spacing="false" fo:line-height="100%" fo:text-align="justify" style:justify-single-word="false"/>
      <style:text-properties style:font-name-complex="Calibri1"/>
    </style:style>
    <style:style style:name="P121" style:family="paragraph" style:parent-style-name="List_20_Paragraph" style:list-style-name="WWNum13">
      <style:paragraph-properties fo:margin-top="0cm" fo:margin-bottom="0cm" loext:contextual-spacing="false" fo:line-height="100%" fo:text-align="justify" style:justify-single-word="false"/>
      <style:text-properties style:font-name-complex="Calibri1"/>
    </style:style>
    <style:style style:name="P122" style:family="paragraph" style:parent-style-name="List_20_Paragraph" style:list-style-name="WWNum18">
      <style:paragraph-properties fo:margin-top="0cm" fo:margin-bottom="0cm" loext:contextual-spacing="false" fo:line-height="100%" fo:text-align="justify" style:justify-single-word="false"/>
      <style:text-properties style:font-name-complex="Calibri1"/>
    </style:style>
    <style:style style:name="P123" style:family="paragraph" style:parent-style-name="List_20_Paragraph" style:list-style-name="WWNum19">
      <style:paragraph-properties fo:margin-top="0cm" fo:margin-bottom="0cm" loext:contextual-spacing="false" fo:line-height="100%" fo:text-align="justify" style:justify-single-word="false"/>
      <style:text-properties style:font-name-complex="Calibri1"/>
    </style:style>
    <style:style style:name="T1" style:family="text">
      <style:text-properties style:font-name="FranklinGothic-DemiCnd" fo:font-size="15pt" fo:font-weight="bold" style:font-size-asian="15pt" style:font-weight-asian="bold" style:font-name-complex="FranklinGothic-DemiCnd1" style:font-size-complex="15pt" style:font-weight-complex="bold"/>
    </style:style>
    <style:style style:name="T2" style:family="text">
      <style:text-properties style:font-name="Palatino-Roman" fo:font-size="9pt" style:font-size-asian="9pt" style:font-name-complex="Palatino-Roman1" style:font-size-complex="9pt"/>
    </style:style>
    <style:style style:name="T3" style:family="text">
      <style:text-properties style:font-name="Palatino-Roman" fo:font-size="9pt" fo:font-weight="normal" style:font-size-asian="9pt" style:font-weight-asian="normal" style:font-name-complex="Palatino-Roman1" style:font-size-complex="9pt" style:font-weight-complex="normal"/>
    </style:style>
    <style:style style:name="T4" style:family="text">
      <style:text-properties style:font-name="Palatino-Roman" fo:font-size="9.5pt" style:font-size-asian="9.5pt" style:font-name-complex="Palatino-Roman1" style:font-size-complex="9.5pt"/>
    </style:style>
    <style:style style:name="T5" style:family="text">
      <style:text-properties fo:font-size="9pt" fo:font-weight="normal" style:font-size-asian="9pt" style:font-weight-asian="normal" style:font-size-complex="9pt" style:font-weight-complex="normal"/>
    </style:style>
    <style:style style:name="T6" style:family="text">
      <style:text-properties fo:font-size="9pt" style:font-size-asian="9pt" style:font-size-complex="9pt"/>
    </style:style>
    <style:style style:name="T7" style:family="text">
      <style:text-properties style:font-name="Courier 10 Pitch" fo:font-size="9pt" style:font-size-asian="9pt" style:font-size-complex="9pt"/>
    </style:style>
    <style:style style:name="T8" style:family="text">
      <style:text-properties fo:color="#ff3333" fo:font-size="9pt" style:font-size-asian="9pt" style:font-size-complex="9pt"/>
    </style:style>
    <style:style style:name="T9" style:family="text">
      <style:text-properties fo:color="#00b050" style:font-name="Palatino-Roman" fo:font-size="9.5pt" style:font-size-asian="9.5pt" style:font-name-complex="Palatino-Roman1" style:font-size-complex="9.5pt"/>
    </style:style>
    <style:style style:name="T10" style:family="text">
      <style:text-properties fo:color="#00b050" style:font-name="Palatino-Bold" fo:font-size="9.5pt" fo:font-weight="bold" style:font-size-asian="9.5pt" style:font-weight-asian="bold" style:font-name-complex="Palatino-Bold1" style:font-size-complex="9.5pt" style:font-weight-complex="bold"/>
    </style:style>
    <style:style style:name="T11" style:family="text">
      <style:text-properties fo:color="#00b050" style:font-name="Palatino-Italic" fo:font-size="9.5pt" fo:font-style="italic" style:font-size-asian="9.5pt" style:font-style-asian="italic" style:font-name-complex="Palatino-Italic1" style:font-size-complex="9.5pt" style:font-style-complex="italic"/>
    </style:style>
    <style:style style:name="T12" style:family="text">
      <style:text-properties fo:color="#00b050" style:font-name="Courier" fo:font-size="8.5pt" style:font-size-asian="8.5pt" style:font-name-complex="Courier1" style:font-size-complex="8.5pt"/>
    </style:style>
    <style:style style:name="T13" style:family="text">
      <style:text-properties fo:color="#ff0000"/>
    </style:style>
    <style:style style:name="T14" style:family="text">
      <style:text-properties fo:color="#ff0000" style:font-name="Palatino-Roman" fo:font-size="9.5pt" style:font-size-asian="9.5pt" style:font-name-complex="Palatino-Roman1" style:font-size-complex="9.5pt"/>
    </style:style>
    <style:style style:name="T15" style:family="text">
      <style:text-properties fo:color="#ff0000" style:font-name="Courier" fo:font-size="8.5pt" style:font-size-asian="8.5pt" style:font-name-complex="Courier1" style:font-size-complex="8.5pt"/>
    </style:style>
    <style:style style:name="T16" style:family="text">
      <style:text-properties fo:color="#ff0000" style:font-name="Palatino-Bold" fo:font-size="9.5pt" fo:font-weight="bold" style:font-size-asian="9.5pt" style:font-weight-asian="bold" style:font-name-complex="Palatino-Bold1" style:font-size-complex="9.5pt" style:font-weight-complex="bold"/>
    </style:style>
    <style:style style:name="T17" style:family="text">
      <style:text-properties fo:color="#ff0000" style:font-name="Palatino-Italic" fo:font-size="9.5pt" fo:font-style="italic" style:font-size-asian="9.5pt" style:font-style-asian="italic" style:font-name-complex="Palatino-Italic1" style:font-size-complex="9.5pt" style:font-style-complex="italic"/>
    </style:style>
    <style:style style:name="T18" style:family="text">
      <style:text-properties fo:color="#ff0000" style:font-name="FranklinGothic-DemiCnd" fo:font-size="15pt" fo:font-weight="bold" style:font-size-asian="15pt" style:font-weight-asian="bold" style:font-name-complex="FranklinGothic-DemiCnd1" style:font-size-complex="15pt" style:font-weight-complex="bold"/>
    </style:style>
    <style:style style:name="T19" style:family="text">
      <style:text-properties fo:color="#ff0000" style:font-name="Times New Roman" fo:font-size="12pt" fo:font-weight="bold" style:font-name-asian="Times New Roman1" style:font-size-asian="12pt" style:font-weight-asian="bold" style:font-name-complex="Times New Roman1" style:font-size-complex="12pt" style:font-weight-complex="bold"/>
    </style:style>
    <style:style style:name="T20" style:family="text">
      <style:text-properties fo:color="#ff0000" style:font-name="Times New Roman" fo:font-size="12pt" style:font-name-asian="Times New Roman1" style:font-size-asian="12pt" style:font-name-complex="Times New Roman1" style:font-size-complex="12pt"/>
    </style:style>
    <style:style style:name="T21" style:family="text">
      <style:text-properties fo:color="#ff0000" style:font-name="ITCFranklinGothicStd-BkCd" fo:font-size="10pt" fo:font-weight="bold" style:font-size-asian="10pt" style:font-weight-asian="bold" style:font-name-complex="ITCFranklinGothicStd-BkCd1" style:font-size-complex="10pt"/>
    </style:style>
    <style:style style:name="T22" style:family="text">
      <style:text-properties fo:color="#ff0000" style:font-name="ITCFranklinGothicStd-BkCd" fo:font-size="10pt" style:font-size-asian="10pt" style:font-name-complex="ITCFranklinGothicStd-BkCd1" style:font-size-complex="10pt"/>
    </style:style>
    <style:style style:name="T23" style:family="text">
      <style:text-properties fo:color="#ff0000" style:font-name="ITCFranklinGothicStd-DmCd" fo:font-size="10pt" fo:font-weight="bold" style:font-size-asian="10pt" style:font-weight-asian="bold" style:font-name-complex="ITCFranklinGothicStd-DmCd1" style:font-size-complex="10pt"/>
    </style:style>
    <style:style style:name="T24" style:family="text">
      <style:text-properties fo:color="#ff0000" style:font-name="ITCFranklinGothicStd-DmCd" fo:font-size="10pt" style:font-size-asian="10pt" style:font-name-complex="ITCFranklinGothicStd-DmCd1" style:font-size-complex="10pt"/>
    </style:style>
    <style:style style:name="T25" style:family="text">
      <style:text-properties fo:color="#ff0000" style:font-name-complex="Calibri1"/>
    </style:style>
    <style:style style:name="T26" style:family="text">
      <style:text-properties fo:color="#ff0000" fo:font-weight="bold" style:font-weight-asian="bold" style:font-name-complex="Calibri1" style:font-weight-complex="bold"/>
    </style:style>
    <style:style style:name="T27" style:family="text">
      <style:text-properties fo:color="#ff0000" style:font-name="DINMittelEFOP-Bold" fo:font-size="9.5pt" fo:font-weight="bold" style:font-size-asian="9.5pt" style:font-weight-asian="bold" style:font-name-complex="DINMittelEFOP-Bold1" style:font-size-complex="9.5pt" style:font-weight-complex="bold"/>
    </style:style>
    <style:style style:name="T28" style:family="text">
      <style:text-properties fo:color="#ff0000" fo:font-style="italic" style:font-style-asian="italic" style:font-name-complex="Calibri1" style:font-style-complex="italic"/>
    </style:style>
    <style:style style:name="T29" style:family="text">
      <style:text-properties fo:color="#ff0000" style:font-name="Courier New" fo:font-size="10pt" style:font-name-asian="Times New Roman1" style:font-size-asian="10pt" style:font-name-complex="Courier New1"/>
    </style:style>
    <style:style style:name="T30" style:family="text">
      <style:text-properties style:font-name="Palatino-Bold" fo:font-size="9.5pt" fo:font-weight="bold" style:font-size-asian="9.5pt" style:font-weight-asian="bold" style:font-name-complex="Palatino-Bold1" style:font-size-complex="9.5pt" style:font-weight-complex="bold"/>
    </style:style>
    <style:style style:name="T31" style:family="text">
      <style:text-properties style:font-name="Palatino-Italic" fo:font-size="9.5pt" fo:font-style="italic" style:font-size-asian="9.5pt" style:font-style-asian="italic" style:font-name-complex="Palatino-Italic1" style:font-size-complex="9.5pt" style:font-style-complex="italic"/>
    </style:style>
    <style:style style:name="T32" style:family="text">
      <style:text-properties style:font-name="Courier" fo:font-size="8.5pt" style:font-size-asian="8.5pt" style:font-name-complex="Courier1" style:font-size-complex="8.5pt"/>
    </style:style>
    <style:style style:name="T33" style:family="text">
      <style:text-properties fo:color="#000000" style:font-name="Palatino-Roman" fo:font-size="9.5pt" style:font-size-asian="9.5pt" style:font-name-complex="Palatino-Roman1" style:font-size-complex="9.5pt"/>
    </style:style>
    <style:style style:name="T34" style:family="text">
      <style:text-properties fo:color="#000000" style:font-name="Palatino-Bold" fo:font-size="9.5pt" fo:font-weight="bold" style:font-size-asian="9.5pt" style:font-weight-asian="bold" style:font-name-complex="Palatino-Bold1" style:font-size-complex="9.5pt" style:font-weight-complex="bold"/>
    </style:style>
    <style:style style:name="T35" style:family="text">
      <style:text-properties fo:color="#000000" style:font-name="Monospace" fo:font-size="8pt" style:font-size-asian="8pt" style:font-size-complex="8pt"/>
    </style:style>
    <style:style style:name="T36" style:family="text">
      <style:text-properties fo:color="#000000" style:font-name="Monospace" fo:font-size="8pt" style:text-underline-style="solid" style:text-underline-width="auto" style:text-underline-color="font-color" style:font-size-asian="8pt" style:font-size-complex="8pt"/>
    </style:style>
    <style:style style:name="T37" style:family="text">
      <style:text-properties fo:color="#000000" style:font-name="Monospace" fo:font-size="8pt" fo:font-style="italic" style:font-size-asian="8pt" style:font-style-asian="italic" style:font-size-complex="8pt"/>
    </style:style>
    <style:style style:name="T38" style:family="text">
      <style:text-properties fo:color="#000000" style:font-name="Palatino-Italic" fo:font-size="9.5pt" fo:font-style="italic" style:font-size-asian="9.5pt" style:font-style-asian="italic" style:font-name-complex="Palatino-Italic1" style:font-size-complex="9.5pt" style:font-style-complex="italic"/>
    </style:style>
    <style:style style:name="T39" style:family="text">
      <style:text-properties fo:color="#000000" style:font-name="Consolas" fo:font-size="10pt" style:font-size-asian="10pt" style:font-name-complex="Consolas1" style:font-size-complex="10pt"/>
    </style:style>
    <style:style style:name="T40" style:family="text">
      <style:text-properties fo:color="#000000" style:font-name="Consolas" fo:font-size="10pt" style:text-underline-style="solid" style:text-underline-width="auto" style:text-underline-color="font-color" style:font-size-asian="10pt" style:font-name-complex="Consolas1" style:font-size-complex="10pt"/>
    </style:style>
    <style:style style:name="T41" style:family="text">
      <style:text-properties fo:color="#000000" style:font-name="Consolas" fo:font-size="8.5pt" style:font-size-asian="8.5pt" style:font-name-complex="Consolas1" style:font-size-complex="8.5pt"/>
    </style:style>
    <style:style style:name="T42" style:family="text">
      <style:text-properties fo:color="#000000" style:font-name="Consolas" fo:font-size="8.5pt" fo:font-style="italic" style:font-size-asian="8.5pt" style:font-style-asian="italic" style:font-name-complex="Consolas1" style:font-size-complex="8.5pt" style:font-style-complex="italic"/>
    </style:style>
    <style:style style:name="T43" style:family="text">
      <style:text-properties fo:color="#000000" style:text-line-through-style="solid" style:text-line-through-type="single" style:font-name="Consolas" fo:font-size="10pt" style:font-size-asian="10pt" style:font-name-complex="Consolas1" style:font-size-complex="10pt"/>
    </style:style>
    <style:style style:name="T44" style:family="text">
      <style:text-properties fo:color="#231f20" style:font-name="Palatino-Roman" fo:font-size="9.5pt" style:font-size-asian="9.5pt" style:font-name-complex="Palatino-Roman1" style:font-size-complex="9.5pt"/>
    </style:style>
    <style:style style:name="T45" style:family="text">
      <style:text-properties fo:color="#231f20" style:font-name="Palatino-Roman" fo:font-size="10pt" style:font-size-asian="10pt" style:font-name-complex="Palatino-Roman1" style:font-size-complex="10pt"/>
    </style:style>
    <style:style style:name="T46" style:family="text">
      <style:text-properties fo:color="#7f0055" style:font-name="Monospace" fo:font-size="8pt" fo:font-weight="bold" style:font-size-asian="8pt" style:font-weight-asian="bold" style:font-name-complex="Courier1" style:font-size-complex="8pt"/>
    </style:style>
    <style:style style:name="T47" style:family="text">
      <style:text-properties fo:color="#7f0055" style:font-name="Monospace" fo:font-size="8pt" fo:font-weight="bold" style:font-size-asian="8pt" style:font-weight-asian="bold" style:font-size-complex="8pt"/>
    </style:style>
    <style:style style:name="T48" style:family="text">
      <style:text-properties fo:color="#7f0055" style:font-name="Monospace" fo:font-size="8pt" style:text-underline-style="solid" style:text-underline-width="auto" style:text-underline-color="font-color" fo:font-weight="bold" style:font-size-asian="8pt" style:font-weight-asian="bold" style:font-size-complex="8pt"/>
    </style:style>
    <style:style style:name="T49" style:family="text">
      <style:text-properties fo:color="#7f0055" style:font-name="Consolas" fo:font-size="10pt" fo:font-weight="bold" style:font-size-asian="10pt" style:font-weight-asian="bold" style:font-name-complex="Consolas1" style:font-size-complex="10pt" style:font-weight-complex="bold"/>
    </style:style>
    <style:style style:name="T50" style:family="text">
      <style:text-properties fo:color="#7f0055" style:font-name="Consolas" fo:font-size="8.5pt" fo:font-weight="bold" style:font-size-asian="8.5pt" style:font-weight-asian="bold" style:font-name-complex="Consolas1" style:font-size-complex="8.5pt" style:font-weight-complex="bold"/>
    </style:style>
    <style:style style:name="T51" style:family="text">
      <style:text-properties fo:color="#3f7f5f" style:font-name="Monospace" fo:font-size="8pt" style:font-size-asian="8pt" style:font-size-complex="8pt"/>
    </style:style>
    <style:style style:name="T52" style:family="text">
      <style:text-properties fo:color="#3f7f5f" style:font-name="Consolas" fo:font-size="8.5pt" style:font-size-asian="8.5pt" style:font-name-complex="Consolas1" style:font-size-complex="8.5pt"/>
    </style:style>
    <style:style style:name="T53" style:family="text">
      <style:text-properties fo:color="#3f7f5f" style:font-name="Consolas" fo:font-size="8.5pt" style:text-underline-style="solid" style:text-underline-width="auto" style:text-underline-color="font-color" style:font-size-asian="8.5pt" style:font-name-complex="Consolas1" style:font-size-complex="8.5pt"/>
    </style:style>
    <style:style style:name="T54" style:family="text">
      <style:text-properties fo:color="#3f7f5f" style:font-name="Consolas" fo:font-size="10pt" style:font-size-asian="10pt" style:font-name-complex="Consolas1" style:font-size-complex="10pt"/>
    </style:style>
    <style:style style:name="T55" style:family="text">
      <style:text-properties fo:color="#3f7f5f" style:font-name="Consolas" fo:font-size="10pt" style:text-underline-style="solid" style:text-underline-width="auto" style:text-underline-color="font-color" style:font-size-asian="10pt" style:font-name-complex="Consolas1" style:font-size-complex="10pt"/>
    </style:style>
    <style:style style:name="T56" style:family="text">
      <style:text-properties fo:color="#646464" style:font-name="Monospace" fo:font-size="8pt" style:font-size-asian="8pt" style:font-size-complex="8pt"/>
    </style:style>
    <style:style style:name="T57" style:family="text">
      <style:text-properties fo:color="#646464" style:font-name="Consolas" fo:font-size="10pt" style:font-size-asian="10pt" style:font-name-complex="Consolas1" style:font-size-complex="10pt"/>
    </style:style>
    <style:style style:name="T58" style:family="text">
      <style:text-properties fo:color="#646464" style:font-name="Consolas" fo:font-size="10pt" fo:background-color="#c0c0c0" loext:char-shading-value="0" style:font-size-asian="10pt" style:font-name-complex="Consolas1" style:font-size-complex="10pt"/>
    </style:style>
    <style:style style:name="T59" style:family="text">
      <style:text-properties fo:color="#0000c0" style:font-name="Monospace" fo:font-size="8pt" fo:font-style="italic" fo:font-weight="bold" style:font-size-asian="8pt" style:font-style-asian="italic" style:font-weight-asian="bold" style:font-size-complex="8pt"/>
    </style:style>
    <style:style style:name="T60" style:family="text">
      <style:text-properties fo:color="#0000c0" style:font-name="Consolas" fo:font-size="10pt" fo:font-style="italic" fo:font-weight="bold" style:font-size-asian="10pt" style:font-style-asian="italic" style:font-weight-asian="bold" style:font-name-complex="Consolas1" style:font-size-complex="10pt" style:font-style-complex="italic" style:font-weight-complex="bold"/>
    </style:style>
    <style:style style:name="T61" style:family="text">
      <style:text-properties fo:color="#0000c0" style:font-name="Consolas" fo:font-size="8.5pt" style:font-size-asian="8.5pt" style:font-name-complex="Consolas1" style:font-size-complex="8.5pt"/>
    </style:style>
    <style:style style:name="T62" style:family="text">
      <style:text-properties fo:color="#0000c0" style:font-name="Consolas" fo:font-size="8.5pt" fo:font-style="italic" fo:font-weight="bold" style:font-size-asian="8.5pt" style:font-style-asian="italic" style:font-weight-asian="bold" style:font-name-complex="Consolas1" style:font-size-complex="8.5pt" style:font-style-complex="italic" style:font-weight-complex="bold"/>
    </style:style>
    <style:style style:name="T63" style:family="text">
      <style:text-properties fo:color="#2a00ff" style:font-name="Monospace" fo:font-size="8pt" style:font-size-asian="8pt" style:font-size-complex="8pt"/>
    </style:style>
    <style:style style:name="T64" style:family="text">
      <style:text-properties fo:color="#2a00ff" style:font-name="Monospace" fo:font-size="8pt" style:text-underline-style="solid" style:text-underline-width="auto" style:text-underline-color="font-color" style:font-size-asian="8pt" style:font-size-complex="8pt"/>
    </style:style>
    <style:style style:name="T65" style:family="text">
      <style:text-properties fo:color="#2a00ff" style:font-name="Consolas" fo:font-size="10pt" style:font-size-asian="10pt" style:font-name-complex="Consolas1" style:font-size-complex="10pt"/>
    </style:style>
    <style:style style:name="T66" style:family="text">
      <style:text-properties fo:color="#2a00ff" style:font-name="Consolas" fo:font-size="8.5pt" style:font-size-asian="8.5pt" style:font-name-complex="Consolas1" style:font-size-complex="8.5pt"/>
    </style:style>
    <style:style style:name="T67" style:family="text">
      <style:text-properties fo:color="#6a3e3e" style:font-name="Monospace" fo:font-size="8pt" style:font-size-asian="8pt" style:font-size-complex="8pt"/>
    </style:style>
    <style:style style:name="T68" style:family="text">
      <style:text-properties fo:color="#6a3e3e" style:font-name="Monospace" fo:font-size="8pt" style:text-underline-style="solid" style:text-underline-width="auto" style:text-underline-color="font-color" style:font-size-asian="8pt" style:font-size-complex="8pt"/>
    </style:style>
    <style:style style:name="T69" style:family="text">
      <style:text-properties fo:color="#6a3e3e" style:font-name="Consolas" fo:font-size="10pt" style:font-size-asian="10pt" style:font-name-complex="Consolas1" style:font-size-complex="10pt"/>
    </style:style>
    <style:style style:name="T70" style:family="text">
      <style:text-properties fo:color="#6a3e3e" style:font-name="Consolas" fo:font-size="10pt" style:text-underline-style="solid" style:text-underline-width="auto" style:text-underline-color="font-color" style:font-size-asian="10pt" style:font-name-complex="Consolas1" style:font-size-complex="10pt"/>
    </style:style>
    <style:style style:name="T71" style:family="text">
      <style:text-properties fo:color="#6a3e3e" style:font-name="Consolas" fo:font-size="8.5pt" style:font-size-asian="8.5pt" style:font-name-complex="Consolas1" style:font-size-complex="8.5pt"/>
    </style:style>
    <style:style style:name="T72" style:family="text">
      <style:text-properties style:font-name="Consolas" style:font-name-complex="Consolas1"/>
    </style:style>
    <style:style style:name="T73" style:family="text">
      <style:text-properties style:font-name="Consolas" fo:font-style="italic" style:font-style-asian="italic" style:font-name-complex="Consolas1" style:font-style-complex="italic"/>
    </style:style>
    <style:style style:name="T74" style:family="text">
      <style:text-properties style:font-name="Consolas" fo:font-size="8.5pt" style:font-size-asian="8.5pt" style:font-name-complex="Consolas1" style:font-size-complex="8.5pt"/>
    </style:style>
    <style:style style:name="T75" style:family="text">
      <style:text-properties style:font-name="Consolas" fo:font-size="8.5pt" fo:font-style="italic" style:font-size-asian="8.5pt" style:font-style-asian="italic" style:font-name-complex="Consolas1" style:font-size-complex="8.5pt" style:font-style-complex="italic"/>
    </style:style>
    <style:style style:name="T76" style:family="text">
      <style:text-properties style:font-name="Consolas" fo:font-size="9pt" style:font-size-asian="9pt" style:font-name-complex="Consolas1" style:font-size-complex="9pt"/>
    </style:style>
    <style:style style:name="T77" style:family="text">
      <style:text-properties style:font-name="Consolas" fo:font-size="9pt" fo:font-style="italic" style:font-size-asian="9pt" style:font-style-asian="italic" style:font-name-complex="Consolas1" style:font-size-complex="9pt" style:font-style-complex="italic"/>
    </style:style>
    <style:style style:name="T78"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79" style:family="text">
      <style:text-properties style:font-name="Times New Roman" fo:font-size="12pt" style:font-name-asian="Times New Roman1" style:font-size-asian="12pt" style:font-name-complex="Times New Roman1" style:font-size-complex="12pt"/>
    </style:style>
    <style:style style:name="T80" style:family="text">
      <style:text-properties style:font-name-complex="Calibri1"/>
    </style:style>
    <style:style style:name="T81" style:family="text">
      <style:text-properties style:font-name-complex="Calibri1" style:font-weight-complex="bold"/>
    </style:style>
    <style:style style:name="T82" style:family="text">
      <style:text-properties style:font-name="DINMittelEFOP-Bold" fo:font-size="9.5pt" fo:font-weight="bold" style:font-size-asian="9.5pt" style:font-weight-asian="bold" style:font-name-complex="DINMittelEFOP-Bold1" style:font-size-complex="9.5pt" style:font-weight-complex="bold"/>
    </style:style>
    <style:style style:name="T83" style:family="text">
      <style:text-properties fo:font-style="italic" style:font-style-asian="italic" style:font-name-complex="Calibri1" style:font-style-complex="italic"/>
    </style:style>
    <style:style style:name="T84" style:family="text">
      <style:text-properties fo:font-style="italic" style:font-style-asian="italic" style:font-style-complex="italic"/>
    </style:style>
    <style:style style:name="T85" style:family="text">
      <style:text-properties fo:font-weight="bold" style:font-weight-asian="bold" style:font-weight-complex="bold"/>
    </style:style>
    <style:style style:name="T86" style:family="text">
      <style:text-properties fo:font-weight="bold" style:font-weight-asian="bold" style:font-name-complex="Calibri1"/>
    </style:style>
    <style:style style:name="T87" style:family="text">
      <style:text-properties fo:font-weight="bold" style:font-weight-asian="bold" style:font-name-complex="Calibri1" style:font-weight-complex="bold"/>
    </style:style>
    <style:style style:name="T88" style:family="text">
      <style:text-properties style:font-name="Wingdings" style:font-name-asian="Wingdings1" style:font-name-complex="Wingdings1"/>
    </style:style>
    <style:style style:name="T89" style:family="text">
      <style:text-properties fo:color="#948a54" style:font-name="Consolas" fo:font-size="10pt" style:font-size-asian="10pt" style:font-name-complex="Consolas1" style:font-size-complex="10pt"/>
    </style:style>
    <style:style style:name="T90" style:family="text">
      <style:text-properties style:font-name-asian="Times New Roman1" style:font-name-complex="Calibri1"/>
    </style:style>
    <style:style style:name="T91" style:family="text">
      <style:text-properties style:font-name="Courier New" fo:font-size="10pt" style:font-name-asian="Times New Roman1" style:font-size-asian="10pt" style:font-name-complex="Courier New1"/>
    </style:style>
    <style:style style:name="T92" style:family="text">
      <style:text-properties style:font-name="Courier New" fo:font-size="10pt" officeooo:rsid="000a8d8c" style:font-name-asian="Times New Roman1" style:font-size-asian="10pt" style:font-name-complex="Courier New1"/>
    </style:style>
    <style:style style:name="T93" style:family="text">
      <style:text-properties style:font-name="Courier New" fo:font-size="8.5pt" style:font-size-asian="8.5pt" style:font-name-complex="Courier New1" style:font-size-complex="8.5pt"/>
    </style:style>
    <style:style style:name="T94" style:family="text">
      <style:text-properties style:font-name="ITCFranklinGothicStd-BkCd" fo:font-size="10pt" style:font-size-asian="10pt" style:font-name-complex="ITCFranklinGothicStd-BkCd1" style:font-size-complex="10pt"/>
    </style:style>
    <style:style style:name="T95" style:family="text">
      <style:text-properties style:font-name="ITCFranklinGothicStd-DmCd" fo:font-size="10pt" style:font-size-asian="10pt" style:font-name-complex="ITCFranklinGothicStd-DmCd1" style:font-size-complex="10pt"/>
    </style:style>
    <style:style style:name="T96" style:family="text">
      <style:text-properties fo:color="#c00000" style:font-name="Courier" fo:font-size="8.5pt" style:font-size-asian="8.5pt" style:font-name-complex="Courier1" style:font-size-complex="8.5pt"/>
    </style:style>
    <style:style style:name="T97" style:family="text">
      <style:text-properties fo:color="#3f5fbf" style:font-name="Consolas" fo:font-size="8.5pt" style:font-size-asian="8.5pt" style:font-name-complex="Consolas1" style:font-size-complex="8.5pt"/>
    </style:style>
    <style:style style:name="T98" style:family="text">
      <style:text-properties fo:color="#7f9fbf" style:font-name="Consolas" fo:font-size="8.5pt" fo:font-weight="bold" style:font-size-asian="8.5pt" style:font-weight-asian="bold" style:font-name-complex="Consolas1" style:font-size-complex="8.5pt" style:font-weight-complex="bold"/>
    </style:style>
    <style:style style:name="T99" style:family="text">
      <style:text-properties officeooo:rsid="00139bb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Lambda Expression</text:p>
      <text:p text:style-name="P3"/>
      <text:p text:style-name="P30">Added by JDK 8, lambda expressions significantly enhance Java. They add new syntax elements and new capabilities that increase the expressive power of the language. Its important advantages are:</text:p>
      <text:list xml:id="list5202562266759203954" text:style-name="WWNum18">
        <text:list-item>
          <text:p text:style-name="P122">the ability to more easily take advantage of the parallel processing capabilities of multi-core environments, especially as it relates to the handling of for-each style operations, and the new stream API, which supports pipeline operations on data.</text:p>
        </text:list-item>
        <text:list-item>
          <text:p text:style-name="P122">The addition of lambda expressions also provided the catalyst for other new Java features, including the default method, which lets you define default behavior for an interface method, and the method reference (described here), which lets you refer to a method without executing it.</text:p>
        </text:list-item>
      </text:list>
      <text:p text:style-name="P40">Introducing Lambda Expressions</text:p>
      <text:p text:style-name="P30">Two important things: The first is the lambda expression, itself. The second is the functional interface. Let’s begin with</text:p>
      <text:p text:style-name="P30">a simple definition of each.</text:p>
      <text:p text:style-name="P2"><text:span text:style-name="T80">A </text:span><text:span text:style-name="T83">lambda expression </text:span><text:span text:style-name="T80">is, essentially, an anonymous (that is, unnamed) method. However, this method is not executed on its own. Instead, it is used to implement a method defined by a functional interface. Thus, a lambda expression results in a form of anonymous class. Lambda expressions are also commonly referred to as </text:span><text:span text:style-name="T83">closures</text:span><text:span text:style-name="T80">.</text:span></text:p>
      <text:p text:style-name="P2"><text:span text:style-name="T80">A </text:span><text:span text:style-name="T83">functional interface </text:span><text:span text:style-name="T80">is an interface that contains one and only one abstract method. Normally, this method specifies the intended purpose of the interface. Thus, a functional interface typically represents a single action. For example, the standard interface </text:span><text:span text:style-name="T87">Runnable </text:span><text:span text:style-name="T80">is a functional interface because it defines only one method: </text:span><text:span text:style-name="T87">run( )</text:span><text:span text:style-name="T80">. Therefore, </text:span><text:span text:style-name="T87">run( ) </text:span><text:span text:style-name="T80">defines the action of </text:span><text:span text:style-name="T87">Runnable</text:span><text:span text:style-name="T80">. Furthermore, a functional interface defines the </text:span><text:span text:style-name="T83">target type </text:span><text:span text:style-name="T80">of a lambda expression. Here is a key point: a lambda expression can be used only in a context in which its target type is specified. One other thing: a functional interface is sometimes referred to as a </text:span><text:span text:style-name="T83">SAM type, </text:span><text:span text:style-name="T80">where SAM stands for Single Abstract Method.</text:span></text:p>
      <text:p text:style-name="P1"><text:span text:style-name="T27">NOTE </text:span><text:span text:style-name="T22">A functional interface may specify any public method defined by </text:span><text:span text:style-name="T24">Object</text:span><text:span text:style-name="T22">, such as </text:span><text:span text:style-name="T24">equals( )</text:span><text:span text:style-name="T22">, without affecting its “functional interface” status. The public </text:span><text:span text:style-name="T24">Object </text:span><text:span text:style-name="T22">methods are considered implicit members of a functional interface because they are automatically implemented by an instance of a functional interface.</text:span></text:p>
      <text:p text:style-name="P9">Let’s now look more closely at both lambda expressions and functional interfaces.</text:p>
      <text:p text:style-name="P38">Lambda Expression Fundamentals</text:p>
      <text:p text:style-name="P2"><text:span text:style-name="T80">The lambda expression introduces a new operator into the Java language sometimes referred to as the </text:span><text:span text:style-name="T83">lambda operator </text:span><text:span text:style-name="T80">or the </text:span><text:span text:style-name="T83">arrow operator</text:span><text:span text:style-name="T80">, is </text:span><text:span text:style-name="T87">−&gt;</text:span><text:span text:style-name="T80">. </text:span></text:p>
      <text:p text:style-name="P30">It divides a lambda expression into two parts. The left side specifies any parameters required by the lambda expression. (If no parameters are needed, an empty parameter list is used.)</text:p>
      <text:p text:style-name="P2"><text:span text:style-name="T80">On the right side is the </text:span><text:span text:style-name="T83">lambda body, </text:span><text:span text:style-name="T80">which specifies the actions of the lambda expression.</text:span></text:p>
      <text:p text:style-name="P2"><text:span text:style-name="T80">The </text:span><text:span text:style-name="T87">−&gt; </text:span><text:span text:style-name="T80">can be verbalized as “becomes” or “goes to.”</text:span></text:p>
      <text:p text:style-name="P30">Java defines two types of lambda bodies. One consists of a single expression, and the other type consists of a block of code. Example of lambdas that define a single expression:</text:p>
      <text:list xml:id="list937415712766186523" text:style-name="WWNum19">
        <text:list-item>
          <text:p text:style-name="P123"><text:soft-page-break/>It evaluates to a constant value and is shown here:</text:p>
        </text:list-item>
      </text:list>
      <text:p text:style-name="P59">() -&gt; 123.45</text:p>
      <text:p text:style-name="P48">This lambda expression takes no parameters, thus the parameter list is empty. It returns the constant value 123.45. Therefore, it is similar to the following method:</text:p>
      <text:p text:style-name="P59">double myMeth() { return 123.45; }</text:p>
      <text:p text:style-name="P48">Of course, the method defined by a lambda expression does not have a name.</text:p>
      <text:list xml:id="list4749133829657" text:continue-numbering="true" text:style-name="WWNum19">
        <text:list-item>
          <text:p text:style-name="P123">A slightly more interesting lambda expression is shown here:</text:p>
        </text:list-item>
      </text:list>
      <text:p text:style-name="P59">() -&gt; Math.random() * 100</text:p>
      <text:p text:style-name="P47"><text:span text:style-name="T80">This lambda expression obtains a pseudo-random value from </text:span><text:span text:style-name="T87">Math.random( )</text:span><text:span text:style-name="T80">, multiplies it by 100, and returns the result. It, too, does not require a parameter.</text:span></text:p>
      <text:list xml:id="list4747260566054" text:continue-numbering="true" text:style-name="WWNum19">
        <text:list-item>
          <text:p text:style-name="P123">When a lambda expression requires a parameter, it is specified in the parameter list on the left side of the lambda operator. Here is a simple example:</text:p>
        </text:list-item>
      </text:list>
      <text:p text:style-name="P59">(n) -&gt; (n % 2)==0</text:p>
      <text:p text:style-name="P47"><text:span text:style-name="T80">This lambda expression returns </text:span><text:span text:style-name="T87">true </text:span><text:span text:style-name="T80">if the value of parameter </text:span><text:span text:style-name="T87">n </text:span><text:span text:style-name="T80">is even. Although it is possible to explicitly specify the type of a parameter, such as </text:span><text:span text:style-name="T87">n </text:span><text:span text:style-name="T80">in this case, often you won’t need to do so because in many cases its type can be inferred. Like a named method, a lambda expression can specify as many parameters as needed.</text:span></text:p>
      <text:p text:style-name="P38">Functional Interfaces</text:p>
      <text:p text:style-name="P86">As stated, a functional interface is an interface that specifies only one abstract method. An interface method is abstract only if it does not specify a default implementation. Here is an example of a functional interface:</text:p>
      <text:p text:style-name="P76">interface MyNumber {</text:p>
      <text:p text:style-name="P60">double getValue();</text:p>
      <text:p text:style-name="P76">}</text:p>
      <text:p text:style-name="P85"><text:span text:style-name="T80">This, </text:span><text:span text:style-name="T87">MyNumber </text:span><text:span text:style-name="T80">is a functional interface, and its function is defined by </text:span><text:span text:style-name="T87">getValue( )</text:span><text:span text:style-name="T80">.</text:span></text:p>
      <text:p text:style-name="P85"><text:span text:style-name="T80">As mentioned earlier, a lambda expression is not executed on its own. Rather, it forms the implementation of the abstract method defined by the functional interface that specifies its target type. As a result, </text:span><text:span text:style-name="T25">a lambda expression can be specified only in a context in which a target type is defined. One of these contexts is created when a lambda expression is assigned to a functional interface reference. Other target type contexts include variable initialization, </text:span><text:span text:style-name="T26">return </text:span><text:span text:style-name="T25">statements, and method arguments, to name a few.</text:span></text:p>
      <text:p text:style-name="P85"><text:span text:style-name="T80">Let’s work through an example that shows how a lambda expression can be used in an assignment context. First, a reference to the functional interface </text:span><text:span text:style-name="T87">MyNumber </text:span><text:span text:style-name="T80">is declared:</text:span></text:p>
      <text:p text:style-name="P76">// Create a reference to a MyNumber instance.</text:p>
      <text:p text:style-name="P76">MyNumber myNum;</text:p>
      <text:p text:style-name="P86">Next, a lambda expression is assigned to that interface reference:</text:p>
      <text:p text:style-name="P76">// Use a lambda in an assignment context.</text:p>
      <text:p text:style-name="P76">myNum = () -&gt; 123.45;</text:p>
      <text:p text:style-name="P87">When a lambda expression occurs in a target type context, an instance of a class is automatically created that implements the functional interface, with the lambda expression defining the behavior of the abstract method declared by the functional interface. When that method is called through the target, the lambda expression is <text:soft-page-break/>executed. Thus, a lambda expression gives us a way to transform a code segment into an object.</text:p>
      <text:p text:style-name="P85"><text:span text:style-name="T80">In the preceding example, the lambda expression becomes the implementation for the </text:span><text:span text:style-name="T87">getValue( ) </text:span><text:span text:style-name="T80">method. As a result, the following displays the value 123.45:</text:span></text:p>
      <text:p text:style-name="P76">// Call getValue(), which is implemented by the previously assigned</text:p>
      <text:p text:style-name="P76">// lambda expression.</text:p>
      <text:p text:style-name="P76">System.out.println(myNum.getValue());</text:p>
      <text:p text:style-name="P85"><text:span text:style-name="T80">Because the lambda expression assigned to </text:span><text:span text:style-name="T87">myNum </text:span><text:span text:style-name="T80">returns the value 123.45, that is the value obtained when </text:span><text:span text:style-name="T87">getValue( ) </text:span><text:span text:style-name="T80">is called.</text:span></text:p>
      <text:p text:style-name="P85"><text:span text:style-name="T80">In order for a lambda expression to be used in a target type context, the type of the abstract method and the type of the lambda expression must be compatible. For example, if the abstract method specifies two </text:span><text:span text:style-name="T87">int </text:span><text:span text:style-name="T80">parameters, then the lambda must specify two parameters whose type either is explicitly </text:span><text:span text:style-name="T87">int </text:span><text:span text:style-name="T80">or can be implicitly inferred as </text:span><text:span text:style-name="T87">int </text:span><text:span text:style-name="T80">by the context. </text:span><text:span text:style-name="T25">In general, the type and number of the lambda expression’s parameters must be compatible with the method’s parameters; the return types must be compatible; and any exceptions thrown by the lambda expression must be acceptable to the method.</text:span></text:p>
      <text:p text:style-name="P29"/>
      <text:p text:style-name="P29">A lambda expression example that takes two parameters:</text:p>
      <text:p text:style-name="P23">interface NumericTest2 {</text:p>
      <text:p text:style-name="P90">boolean test(int n, int d);</text:p>
      <text:p text:style-name="P23">}</text:p>
      <text:p text:style-name="P24">class LambdaDemo3 {</text:p>
      <text:p text:style-name="P73">public static void main(String args[])</text:p>
      <text:p text:style-name="P73">{</text:p>
      <text:p text:style-name="P65">// This lambda expression determines if one number is</text:p>
      <text:p text:style-name="P65">// a factor of another.</text:p>
      <text:p text:style-name="P65">NumericTest2 isFactor = (n, d) -&gt; (n % d) == 0;</text:p>
      <text:p text:style-name="P65">if(isFactor.test(10, 2))</text:p>
      <text:p text:style-name="P65">System.out.println("2 is a factor of 10");</text:p>
      <text:p text:style-name="P65">if(!isFactor.test(10, 3))</text:p>
      <text:p text:style-name="P65">System.out.println("3 is not a factor of 10");</text:p>
      <text:p text:style-name="P73">}</text:p>
      <text:p text:style-name="P23">}</text:p>
      <text:p text:style-name="P29">An important point about multiple parameters in a lambda expression: If you</text:p>
      <text:p text:style-name="P29">need to explicitly declare the type of a parameter, then all of the parameters must have declared types. For example, this is legal:</text:p>
      <text:p text:style-name="P29">(int n, int d) -&gt; (n % d) == 0</text:p>
      <text:p text:style-name="P29">But this is not:</text:p>
      <text:p text:style-name="P29">(int n, d) -&gt; (n % d) == 0</text:p>
      <text:p text:style-name="P40">Block Lambda Expressions</text:p>
      <text:p text:style-name="P2"><text:span text:style-name="T80">A block lambda expands the types of operations that can be handled within a lambda expression because it allows the body of the lambda to contain multiple statements. For example, in a block lambda you can declare variables, use loops, specify </text:span><text:span text:style-name="T87">if </text:span><text:span text:style-name="T80">and </text:span><text:span text:style-name="T87">switch</text:span><text:span text:style-name="T80"> statements, create nested blocks, and so on. A block lambda is easy to create. Simply enclose the body within braces as you would any other block of statements.</text:span></text:p>
      <text:p text:style-name="P2"><text:span text:style-name="T80">Aside from allowing multiple statements, block lambdas are used much like the expression lambdas just discussed. One key difference, however, is that you must explicitly use a </text:span><text:span text:style-name="T87">return </text:span><text:span text:style-name="T80">statement to return a value. This is necessary because a block lambda body does not represent a single expression.</text:span></text:p>
      <text:p text:style-name="P1"><text:span text:style-name="T80">Here is an example that uses a block lambda to compute and return the factorial of an </text:span><text:span text:style-name="T87">int </text:span><text:span text:style-name="T80">value:</text:span></text:p>
      <text:p text:style-name="P23"><text:soft-page-break/>// A block lambda that computes the factorial of an int value.</text:p>
      <text:p text:style-name="P23">interface NumericFunc {</text:p>
      <text:p text:style-name="P90">int func(int n);</text:p>
      <text:p text:style-name="P23">}</text:p>
      <text:p text:style-name="P23">class BlockLambdaDemo {</text:p>
      <text:p text:style-name="P73">public static void main(String args[]) {</text:p>
      <text:p text:style-name="P65">// This block lambda computes the factorial of an int value.</text:p>
      <text:p text:style-name="P65">NumericFunc factorial = (n) -&gt; {</text:p>
      <text:p text:style-name="P92">int result = 1;</text:p>
      <text:p text:style-name="P92">for(int i=1; i &lt;= n; i++)</text:p>
      <text:p text:style-name="P92">result = i * result;</text:p>
      <text:p text:style-name="P92">return result;</text:p>
      <text:p text:style-name="P65">};</text:p>
      <text:p text:style-name="P65">System.out.println("The factoral of 3 is " + factorial.func(3));</text:p>
      <text:p text:style-name="P65">System.out.println("The factoral of 5 is " + factorial.func(5));</text:p>
      <text:p text:style-name="P73">}</text:p>
      <text:p text:style-name="P23">}</text:p>
      <text:p text:style-name="P40">Generic Functional Interfaces</text:p>
      <text:p text:style-name="P30">A lambda expression, itself, cannot specify type parameters. Thus, a lambda expression cannot be generic. However, the functional interface associated with a lambda expression can be generic. Instead of having more than one functional interfaces whose methods differ only in their data types, it is possible to declare one generic interface that can be used to handle all circumstances. The following program shows this approach:</text:p>
      <text:p text:style-name="P23">// Use a generic functional interface with lambda expressions.</text:p>
      <text:p text:style-name="P23">// A generic functional interface.</text:p>
      <text:p text:style-name="P23">interface SomeFunc&lt;T&gt; {</text:p>
      <text:p text:style-name="P90">T func(T t);</text:p>
      <text:p text:style-name="P23">}</text:p>
      <text:p text:style-name="P23">class GenericFunctionalInterfaceDemo {</text:p>
      <text:p text:style-name="P73">public static void main(String args[]) {</text:p>
      <text:p text:style-name="P65">// Use a String-based version of SomeFunc.</text:p>
      <text:p text:style-name="P65">SomeFunc&lt;String&gt; reverse = (str) -&gt; {</text:p>
      <text:p text:style-name="P92">String result = "";</text:p>
      <text:p text:style-name="P92">int i;</text:p>
      <text:p text:style-name="P92">for(i = str.length()-1; i &gt;= 0; i--)</text:p>
      <text:p text:style-name="P92">result += str.charAt(i);</text:p>
      <text:p text:style-name="P92">return result;</text:p>
      <text:p text:style-name="P65">};</text:p>
      <text:p text:style-name="P65">System.out.println("Lambda reversed is " +</text:p>
      <text:p text:style-name="P65">reverse.func("Lambda"));</text:p>
      <text:p text:style-name="P65">System.out.println("Expression reversed is " +</text:p>
      <text:p text:style-name="P65">reverse.func("Expression"));</text:p>
      <text:p text:style-name="P65">// Now, use an Integer-based version of SomeFunc.</text:p>
      <text:p text:style-name="P65">SomeFunc&lt;Integer&gt; factorial = (n) -&gt; {</text:p>
      <text:p text:style-name="P92">int result = 1;</text:p>
      <text:p text:style-name="P92">for(int i=1; i &lt;= n; i++)</text:p>
      <text:p text:style-name="P92">result = i * result;</text:p>
      <text:p text:style-name="P92">return result;</text:p>
      <text:p text:style-name="P65">};</text:p>
      <text:p text:style-name="P65">System.out.println("The factoral of 3 is " + factorial.func(3));</text:p>
      <text:p text:style-name="P65">System.out.println("The factoral of 5 is " + factorial.func(5));</text:p>
      <text:p text:style-name="P73">}</text:p>
      <text:p text:style-name="P24">}</text:p>
      <text:p text:style-name="P40">Passing Lambda Expressions as Arguments</text:p>
      <text:p text:style-name="P30">As explained earlier, a lambda expression can be used in any context that provides a target type. One of these is when a lambda expression is passed as an argument. In fact, passing a lambda expression as an argument is a common use of lambdas. Moreover, it is a very powerful use because it gives you a way to pass executable code as an argument to a method.</text:p>
      <text:p text:style-name="P30"><text:soft-page-break/>This greatly enhances the expressive power of Java. <text:span text:style-name="T13">To pass a lambda expression as an argument, the type of the parameter receiving the lambda expression argument must be of a functional interface type compatible with the lambda.</text:span> Although using a lambda expression as an argument is straightforward, it is still helpful to see it in action. The following program demonstrates the process:</text:p>
      <text:p text:style-name="P73">// Use lambda expressions as an argument to a method.</text:p>
      <text:p text:style-name="P73">interface StringFunc {</text:p>
      <text:p text:style-name="P56">String func(String n);</text:p>
      <text:p text:style-name="P73">}</text:p>
      <text:p text:style-name="P73">class LambdasAsArgumentsDemo {</text:p>
      <text:p text:style-name="P65">// This method has a functional interface as the type of its first parameter. Thus, // it can be passed a reference to any instance of that interface, including the <text:s text:c="2"/>// instance created by a lambda expression. The second parameter specifies the <text:s text:c="4"/>// string to operate on.</text:p>
      <text:p text:style-name="P65">static String stringOp(StringFunc sf, String s) {</text:p>
      <text:p text:style-name="P80">return sf.func(s);</text:p>
      <text:p text:style-name="P65">}</text:p>
      <text:p text:style-name="P66">public static void main(String args[])</text:p>
      <text:p text:style-name="P65">{</text:p>
      <text:p text:style-name="P92">String inStr = "Lambdas add power to Java";</text:p>
      <text:p text:style-name="P92">String outStr;</text:p>
      <text:p text:style-name="P92">System.out.println("Here is input string: " + inStr);</text:p>
      <text:p text:style-name="P92">// Here, a simple expression lambda that uppercases a string</text:p>
      <text:p text:style-name="P92">// is passed to stringOp( ).</text:p>
      <text:p text:style-name="P92">outStr = stringOp((str) -&gt; str.toUpperCase(), inStr);</text:p>
      <text:p text:style-name="P92">System.out.println("The string in uppercase: " + outStr);</text:p>
      <text:p text:style-name="P92">// This passes a block lambda that removes spaces.</text:p>
      <text:p text:style-name="P92">outStr = stringOp((str) -&gt; {</text:p>
      <text:p text:style-name="P94">String result = "";</text:p>
      <text:p text:style-name="P94">int i;</text:p>
      <text:p text:style-name="P94">for(i = 0; i &lt; str.length(); i++)</text:p>
      <text:p text:style-name="P94">if(str.charAt(i) != ' ')</text:p>
      <text:p text:style-name="P94">result += str.charAt(i);</text:p>
      <text:p text:style-name="P94">return result;</text:p>
      <text:p text:style-name="P92">}, inStr);</text:p>
      <text:p text:style-name="P92">System.out.println("The string with spaces removed: " + outStr);</text:p>
      <text:p text:style-name="P92">// Of course, it is also possible to pass a StringFunc instance</text:p>
      <text:p text:style-name="P92">// created by an earlier lambda expression. For example,</text:p>
      <text:p text:style-name="P92">// after this declaration executes, reverse refers to an</text:p>
      <text:p text:style-name="P92">// instance of StringFunc.</text:p>
      <text:p text:style-name="P92">StringFunc reverse = (str) -&gt; {</text:p>
      <text:p text:style-name="P94">String result = "";</text:p>
      <text:p text:style-name="P94">int i;</text:p>
      <text:p text:style-name="P94">for(i = str.length()-1; i &gt;= 0; i--)</text:p>
      <text:p text:style-name="P94">result += str.charAt(i);</text:p>
      <text:p text:style-name="P94">return result;</text:p>
      <text:p text:style-name="P92">};</text:p>
      <text:p text:style-name="P92">// Now, reverse can be passed as the first parameter to stringOp().</text:p>
      <text:p text:style-name="P92">System.out.println("The string reversed: " + stringOp(reverse, inStr));</text:p>
      <text:p text:style-name="P65">}</text:p>
      <text:p text:style-name="P73">}</text:p>
      <text:p text:style-name="P2"><text:span text:style-name="T80">One last point: In addition to variable initialization, assignment, and argument passing, the following also constitute target type contexts: casts, the </text:span><text:span text:style-name="T87">? </text:span><text:span text:style-name="T80">operator, array initializers, </text:span><text:span text:style-name="T87">return </text:span><text:span text:style-name="T80">statements, and lambda expressions, themselves.</text:span></text:p>
      <text:p text:style-name="P40">Lambda Expressions and Exceptions</text:p>
      <text:p text:style-name="P2"><text:span text:style-name="T80">A lambda expression can throw an exception. However, it if throws a checked exception, then that exception must be compatible with the exception(s) listed in the </text:span><text:span text:style-name="T87">throws </text:span><text:span text:style-name="T80">clause of the abstract method in the functional interface.</text:span></text:p>
      <text:p text:style-name="P73">// Throw an exception from a lambda expression.</text:p>
      <text:p text:style-name="P73">interface DoubleNumericArrayFunc {</text:p>
      <text:p text:style-name="P56">double func(double[] n) throws EmptyArrayException;</text:p>
      <text:p text:style-name="P73">}</text:p>
      <text:p text:style-name="P73"><text:soft-page-break/>class EmptyArrayException extends Exception {</text:p>
      <text:p text:style-name="P65">EmptyArrayException() {</text:p>
      <text:p text:style-name="P80">super("Array Empty");</text:p>
      <text:p text:style-name="P65">}</text:p>
      <text:p text:style-name="P90">}</text:p>
      <text:p text:style-name="P90">class LambdaExceptionDemo {</text:p>
      <text:p text:style-name="P65">public static void main(String args[]) throws EmptyArrayException {</text:p>
      <text:p text:style-name="P92">double[] values = { 1.0, 2.0, 3.0, 4.0 };</text:p>
      <text:p text:style-name="P92">// This block lambda computes the average of an array of doubles.</text:p>
      <text:p text:style-name="P92">DoubleNumericArrayFunc average = (n) -&gt; {</text:p>
      <text:p text:style-name="P94">double sum = 0;</text:p>
      <text:p text:style-name="P94">if(n.length == 0)</text:p>
      <text:p text:style-name="P94">throw new EmptyArrayException();</text:p>
      <text:p text:style-name="P94">for(int i=0; i &lt; n.length; i++)</text:p>
      <text:p text:style-name="P94">sum += n[i];</text:p>
      <text:p text:style-name="P94">return sum / n.length;</text:p>
      <text:p text:style-name="P92">};</text:p>
      <text:p text:style-name="P92">System.out.println("The average is " + average.func(values));</text:p>
      <text:p text:style-name="P92">// This causes an exception to be thrown.</text:p>
      <text:p text:style-name="P92">System.out.println("The average is " + average.func(new double[0]));</text:p>
      <text:p text:style-name="P65">}</text:p>
      <text:p text:style-name="P73">}</text:p>
      <text:p text:style-name="P2"><text:span text:style-name="T80">The inclusion of the </text:span><text:span text:style-name="T87">throws </text:span><text:span text:style-name="T80">clause in </text:span><text:span text:style-name="T87">func( ) </text:span><text:span text:style-name="T80">is necessary. Without it, the program will not compile because the lambda expression will no longer be compatible with </text:span><text:span text:style-name="T87">func( )</text:span><text:span text:style-name="T80">.</text:span></text:p>
      <text:p text:style-name="P2"><text:span text:style-name="T80">This example demonstrates another important point about lambda expressions. Notice that the parameter specified by </text:span><text:span text:style-name="T87">func( ) </text:span><text:span text:style-name="T80">in the functional interface </text:span><text:span text:style-name="T87">DoubleNumericArrayFunc</text:span><text:span text:style-name="T80"> is an array. However, the parameter to the lambda expression is simply </text:span><text:span text:style-name="T87">n</text:span><text:span text:style-name="T80">, rather than </text:span><text:span text:style-name="T87">n[ ]</text:span><text:span text:style-name="T80">. Remember, the type of a lambda expression parameter will be inferred from the target context. In this case, the target context is </text:span><text:span text:style-name="T87">double[ ]</text:span><text:span text:style-name="T80">, thus the type of </text:span><text:span text:style-name="T87">n </text:span><text:span text:style-name="T80">will be </text:span><text:span text:style-name="T87">double[ ]</text:span><text:span text:style-name="T80">. It is not necessary (or legal) to specify it as </text:span><text:span text:style-name="T87">n[ ]</text:span><text:span text:style-name="T80">. It would be legal to explicitly declare it as </text:span><text:span text:style-name="T87">double[ ] n</text:span><text:span text:style-name="T80">, but doing so gains nothing in this case.</text:span></text:p>
      <text:p text:style-name="P40">Lambda Expressions and Variable Capture</text:p>
      <text:p text:style-name="P2"><text:span text:style-name="T80">Variables defined by the enclosing scope of a lambda expression are accessible within the lambda expression. For example, a lambda expression can use an instance or </text:span><text:span text:style-name="T87">static </text:span><text:span text:style-name="T80">variable defined by its enclosing class. A lambda expression also has access to </text:span><text:span text:style-name="T87">this </text:span><text:span text:style-name="T80">operator, which refers to the invoking instance of the lambda expression’s enclosing class. Thus, a lambda expression can obtain or set the value of an instance or </text:span><text:span text:style-name="T87">static </text:span><text:span text:style-name="T80">variable and call a method defined by its enclosing class.</text:span></text:p>
      <text:p text:style-name="P2"><text:span text:style-name="T80">However, when a lambda expression uses a local variable from its enclosing scope, a special situation is created that is referred to as a </text:span><text:span text:style-name="T83">variable capture</text:span><text:span text:style-name="T80">. In this case, a lambda expression may only use local variables that are either </text:span><text:span text:style-name="T83">final </text:span><text:span text:style-name="T80">or</text:span><text:span text:style-name="T83"> effectively final</text:span><text:span text:style-name="T80">. An effectively final variable is one whose value does not change after it is first assigned.</text:span></text:p>
      <text:p text:style-name="P30">It is important to understand that a local variable of the enclosing scope cannot be modified by the lambda expression. Doing so would remove its effectively final status, thus rendering it illegal for capture.</text:p>
      <text:p text:style-name="P29">The following program illustrates the difference between effectively final and mutable local variables:</text:p>
      <text:p text:style-name="P42">// An example of capturing a local variable from the enclosing scope.</text:p>
      <text:p text:style-name="P1"><text:span text:style-name="T49">interface</text:span><text:span text:style-name="T39"> MyFunc {</text:span></text:p>
      <text:p text:style-name="P1"><text:span text:style-name="T39"><text:tab/></text:span><text:span text:style-name="T49">int</text:span><text:span text:style-name="T39"> func(</text:span><text:span text:style-name="T49">int</text:span><text:span text:style-name="T39"> </text:span><text:span text:style-name="T69">n</text:span><text:span text:style-name="T39">);</text:span></text:p>
      <text:p text:style-name="P16">}</text:p>
      <text:p text:style-name="P1"><text:span text:style-name="T49">class</text:span><text:span text:style-name="T39"> VarCapture {</text:span></text:p>
      <text:p text:style-name="P1"><text:soft-page-break/><text:span text:style-name="T39"><text:tab/></text:span><text:span text:style-name="T49">public</text:span><text:span text:style-name="T39"> </text:span><text:span text:style-name="T49">static</text:span><text:span text:style-name="T39"> </text:span><text:span text:style-name="T49">void</text:span><text:span text:style-name="T39"> main(String </text:span><text:span text:style-name="T69">args</text:span><text:span text:style-name="T39">[])</text:span></text:p>
      <text:p text:style-name="P16"><text:tab/>{</text:p>
      <text:p text:style-name="P1"><text:span text:style-name="T39"><text:tab/><text:tab/></text:span><text:span text:style-name="T54">// A local variable that can be captured.</text:span></text:p>
      <text:p text:style-name="P1"><text:span text:style-name="T39"><text:tab/><text:tab/></text:span><text:span text:style-name="T49">int</text:span><text:span text:style-name="T39"> </text:span><text:span text:style-name="T69">num</text:span><text:span text:style-name="T39"> = 10;</text:span></text:p>
      <text:p text:style-name="P1"><text:span text:style-name="T39"><text:tab/><text:tab/>MyFunc </text:span><text:span text:style-name="T70">myLambda</text:span><text:span text:style-name="T39"> = (</text:span><text:span text:style-name="T69">n</text:span><text:span text:style-name="T39">) -&gt; {</text:span></text:p>
      <text:p text:style-name="P1"><text:span text:style-name="T39"><text:tab/><text:tab/><text:tab/></text:span><text:span text:style-name="T54">// This use of </text:span><text:span text:style-name="T55">num</text:span><text:span text:style-name="T54"> is OK. It does not modify </text:span><text:span text:style-name="T55">num</text:span><text:span text:style-name="T54">.</text:span></text:p>
      <text:p text:style-name="P1"><text:span text:style-name="T39"><text:tab/><text:tab/><text:tab/></text:span><text:span text:style-name="T49">int</text:span><text:span text:style-name="T39"> </text:span><text:span text:style-name="T69">v</text:span><text:span text:style-name="T39"> = </text:span><text:span text:style-name="T69">num</text:span><text:span text:style-name="T39"> + </text:span><text:span text:style-name="T69">n</text:span><text:span text:style-name="T39">;</text:span></text:p>
      <text:p text:style-name="P1"><text:span text:style-name="T39"><text:tab/><text:tab/><text:tab/></text:span><text:span text:style-name="T54">// However, the following is illegal because it attempts</text:span></text:p>
      <text:p text:style-name="P1"><text:span text:style-name="T39"><text:tab/><text:tab/><text:tab/></text:span><text:span text:style-name="T54">// to modify the value of </text:span><text:span text:style-name="T55">num</text:span><text:span text:style-name="T54">.</text:span></text:p>
      <text:p text:style-name="P1"><text:span text:style-name="T39"><text:tab/><text:tab/><text:tab/></text:span><text:span text:style-name="T54">// </text:span><text:span text:style-name="T55">num</text:span><text:span text:style-name="T54">++;</text:span></text:p>
      <text:p text:style-name="P1"><text:span text:style-name="T39"><text:tab/><text:tab/><text:tab/></text:span><text:span text:style-name="T49">return</text:span><text:span text:style-name="T39"> </text:span><text:span text:style-name="T69">v</text:span><text:span text:style-name="T39">;</text:span></text:p>
      <text:p text:style-name="P16"><text:tab/><text:tab/>};</text:p>
      <text:p text:style-name="P1"><text:span text:style-name="T39"><text:tab/><text:tab/></text:span><text:span text:style-name="T54">// The following line would also cause an error, because</text:span></text:p>
      <text:p text:style-name="P1"><text:span text:style-name="T39"><text:tab/><text:tab/></text:span><text:span text:style-name="T54">// it would remove the effectively final status from </text:span><text:span text:style-name="T55">num</text:span><text:span text:style-name="T54">.</text:span></text:p>
      <text:p text:style-name="P1"><text:span text:style-name="T39"><text:tab/><text:tab/></text:span><text:span text:style-name="T54">// </text:span><text:span text:style-name="T55">num</text:span><text:span text:style-name="T54"> = 9;</text:span></text:p>
      <text:p text:style-name="P16"><text:tab/>}</text:p>
      <text:p text:style-name="P16">}</text:p>
      <text:p text:style-name="P2"><text:span text:style-name="T80">As the comments indicate, </text:span><text:span text:style-name="T87">num </text:span><text:span text:style-name="T80">is effectively final and can, therefore, be used inside </text:span><text:span text:style-name="T87">myLambda</text:span><text:span text:style-name="T80">. However, if </text:span><text:span text:style-name="T87">num </text:span><text:span text:style-name="T80">were to be modified, either inside the lambda or outside of it, </text:span><text:span text:style-name="T87">num </text:span><text:span text:style-name="T80">would lose its effectively final status. This would cause an error, and the program would not compile.</text:span></text:p>
      <text:p text:style-name="P30">It is important to emphasize that a lambda expression can use and modify an instance variable from its invoking class. It just can’t use a local variable of its enclosing scope unless that variable is effectively final.</text:p>
      <text:p text:style-name="P2">Similar rules on variable use apply in the body of an inner class. The restriction to effectively final variables prohibits access to dynamically-changing local variables, whose capture would likely introduce concurrency problems. Compared to the final restriction, it reduces the clerical burden on programmers.</text:p>
      <text:p text:style-name="P40">Method References</text:p>
      <text:p text:style-name="P2"><text:span text:style-name="T80">A method reference provides a way to refer to a method without executing it. There are different types of method references. We will begin with method references to </text:span><text:span text:style-name="T87">static </text:span><text:span text:style-name="T80">methods.</text:span></text:p>
      <text:p text:style-name="P38">Method References to static Methods</text:p>
      <text:p text:style-name="P2"><text:span text:style-name="T80">To create a </text:span><text:span text:style-name="T87">static </text:span><text:span text:style-name="T80">method reference, use this general syntax:</text:span></text:p>
      <text:p text:style-name="P2"><text:span text:style-name="T83">ClassName</text:span><text:span text:style-name="T80">::</text:span><text:span text:style-name="T83">methodName</text:span></text:p>
      <text:p text:style-name="P2"><text:span text:style-name="T80">This method reference can be used anywhere in which it is compatible with its target type. The following program demonstrates a </text:span><text:span text:style-name="T87">static </text:span><text:span text:style-name="T80">method reference:</text:span></text:p>
      <text:p text:style-name="P43">// Demonstrate a method reference for a static method.</text:p>
      <text:p text:style-name="P43">// A functional interface for string operations.</text:p>
      <text:p text:style-name="P1"><text:span text:style-name="T50">interface</text:span><text:span text:style-name="T41"> StringFunc {</text:span></text:p>
      <text:p text:style-name="P1"><text:span text:style-name="T41"><text:tab/>String func(String </text:span><text:span text:style-name="T71">n</text:span><text:span text:style-name="T41">);</text:span></text:p>
      <text:p text:style-name="P15">}</text:p>
      <text:p text:style-name="P43">// This class defines a static method called strReverse().</text:p>
      <text:p text:style-name="P1"><text:span text:style-name="T50">class</text:span><text:span text:style-name="T41"> MyStringOps {</text:span></text:p>
      <text:p text:style-name="P1"><text:span text:style-name="T41"><text:tab/></text:span><text:span text:style-name="T52">// A static method that reverses a string.</text:span></text:p>
      <text:p text:style-name="P1"><text:span text:style-name="T41"><text:tab/></text:span><text:span text:style-name="T50">static</text:span><text:span text:style-name="T41"> String strReverse(String </text:span><text:span text:style-name="T71">str</text:span><text:span text:style-name="T41">) {</text:span></text:p>
      <text:p text:style-name="P1"><text:span text:style-name="T41"><text:tab/><text:tab/>String </text:span><text:span text:style-name="T71">result</text:span><text:span text:style-name="T41"> = </text:span><text:span text:style-name="T66">""</text:span><text:span text:style-name="T41">;</text:span></text:p>
      <text:p text:style-name="P1"><text:span text:style-name="T41"><text:tab/><text:tab/></text:span><text:span text:style-name="T50">int</text:span><text:span text:style-name="T41"> </text:span><text:span text:style-name="T71">i</text:span><text:span text:style-name="T41">;</text:span></text:p>
      <text:p text:style-name="P1"><text:span text:style-name="T41"><text:tab/><text:tab/></text:span><text:span text:style-name="T50">for</text:span><text:span text:style-name="T41">(</text:span><text:span text:style-name="T71">i</text:span><text:span text:style-name="T41"> = </text:span><text:span text:style-name="T71">str</text:span><text:span text:style-name="T41">.length()-1; </text:span><text:span text:style-name="T71">i</text:span><text:span text:style-name="T41"> &gt;= 0; </text:span><text:span text:style-name="T71">i</text:span><text:span text:style-name="T41">--)</text:span></text:p>
      <text:p text:style-name="P1"><text:span text:style-name="T41"><text:tab/><text:tab/><text:tab/></text:span><text:span text:style-name="T71">result</text:span><text:span text:style-name="T41"> += </text:span><text:span text:style-name="T71">str</text:span><text:span text:style-name="T41">.charAt(</text:span><text:span text:style-name="T71">i</text:span><text:span text:style-name="T41">);</text:span></text:p>
      <text:p text:style-name="P1"><text:span text:style-name="T41"><text:tab/><text:tab/></text:span><text:span text:style-name="T50">return</text:span><text:span text:style-name="T41"> </text:span><text:span text:style-name="T71">result</text:span><text:span text:style-name="T41">;</text:span></text:p>
      <text:p text:style-name="P15"><text:tab/>}</text:p>
      <text:p text:style-name="P15">}</text:p>
      <text:p text:style-name="P1"><text:span text:style-name="T50">class</text:span><text:span text:style-name="T41"> MethodRefDemo {</text:span></text:p>
      <text:p text:style-name="P1"><text:span text:style-name="T41"><text:tab/></text:span><text:span text:style-name="T52">// This method has a functional interface as the type of</text:span></text:p>
      <text:p text:style-name="P1"><text:soft-page-break/><text:span text:style-name="T41"><text:tab/></text:span><text:span text:style-name="T52">// its first parameter. Thus, it can be passed any instance</text:span></text:p>
      <text:p text:style-name="P1"><text:span text:style-name="T41"><text:tab/></text:span><text:span text:style-name="T52">// of that interface, including a method reference.</text:span></text:p>
      <text:p text:style-name="P1"><text:span text:style-name="T41"><text:tab/></text:span><text:span text:style-name="T50">static</text:span><text:span text:style-name="T41"> String stringOp(StringFunc </text:span><text:span text:style-name="T71">sf</text:span><text:span text:style-name="T41">, String </text:span><text:span text:style-name="T71">s</text:span><text:span text:style-name="T41">) {</text:span></text:p>
      <text:p text:style-name="P1"><text:span text:style-name="T41"><text:tab/><text:tab/></text:span><text:span text:style-name="T50">return</text:span><text:span text:style-name="T41"> </text:span><text:span text:style-name="T71">sf</text:span><text:span text:style-name="T41">.func(</text:span><text:span text:style-name="T71">s</text:span><text:span text:style-name="T41">);</text:span></text:p>
      <text:p text:style-name="P15"><text:tab/>}</text:p>
      <text:p text:style-name="P1"><text:span text:style-name="T41"><text:tab/></text:span><text:span text:style-name="T50">public</text:span><text:span text:style-name="T41"> </text:span><text:span text:style-name="T50">static</text:span><text:span text:style-name="T41"> </text:span><text:span text:style-name="T50">void</text:span><text:span text:style-name="T41"> main(String </text:span><text:span text:style-name="T71">args</text:span><text:span text:style-name="T41">[])</text:span></text:p>
      <text:p text:style-name="P15"><text:tab/>{</text:p>
      <text:p text:style-name="P1"><text:span text:style-name="T41"><text:tab/><text:tab/>String </text:span><text:span text:style-name="T71">inStr</text:span><text:span text:style-name="T41"> = </text:span><text:span text:style-name="T66">"Lambdas add power to Java"</text:span><text:span text:style-name="T41">;</text:span></text:p>
      <text:p text:style-name="P1"><text:span text:style-name="T41"><text:tab/><text:tab/>String </text:span><text:span text:style-name="T71">outStr</text:span><text:span text:style-name="T41">;</text:span></text:p>
      <text:p text:style-name="P1"><text:span text:style-name="T41"><text:tab/><text:tab/></text:span><text:span text:style-name="T52">// Here, a method reference to strReverse is passed to stringOp().</text:span></text:p>
      <text:p text:style-name="P1"><text:span text:style-name="T41"><text:tab/><text:tab/></text:span><text:span text:style-name="T71">outStr</text:span><text:span text:style-name="T41"> = </text:span><text:span text:style-name="T42">stringOp</text:span><text:span text:style-name="T41">(MyStringOps::</text:span><text:span text:style-name="T42">strReverse</text:span><text:span text:style-name="T41">, </text:span><text:span text:style-name="T71">inStr</text:span><text:span text:style-name="T41">);</text:span></text:p>
      <text:p text:style-name="P1"><text:span text:style-name="T41"><text:tab/><text:tab/>System.</text:span><text:span text:style-name="T62">out</text:span><text:span text:style-name="T41">.println(</text:span><text:span text:style-name="T66">"Original string: "</text:span><text:span text:style-name="T41"> + </text:span><text:span text:style-name="T71">inStr</text:span><text:span text:style-name="T41">);</text:span></text:p>
      <text:p text:style-name="P1"><text:span text:style-name="T41"><text:tab/><text:tab/>System.</text:span><text:span text:style-name="T62">out</text:span><text:span text:style-name="T41">.println(</text:span><text:span text:style-name="T66">"String reversed: "</text:span><text:span text:style-name="T41"> + </text:span><text:span text:style-name="T71">outStr</text:span><text:span text:style-name="T41">);</text:span></text:p>
      <text:p text:style-name="P15"><text:tab/>}</text:p>
      <text:p text:style-name="P15">}</text:p>
      <text:p text:style-name="P1"><text:span text:style-name="T80">The expression </text:span><text:span text:style-name="T87">MyStringOps::strReverse </text:span><text:span text:style-name="T80">evaluates to a reference to an object in which </text:span><text:span text:style-name="T87">strReverse </text:span><text:span text:style-name="T80">provides the implementation of </text:span><text:span text:style-name="T87">func( ) </text:span><text:span text:style-name="T80">in </text:span><text:span text:style-name="T87">StringFunc</text:span><text:span text:style-name="T80">.</text:span></text:p>
      <text:p text:style-name="P38">Method References to Instance Methods</text:p>
      <text:p text:style-name="P30">To pass a reference to an instance method on a specific object, use this basic syntax:</text:p>
      <text:p text:style-name="P2"><text:span text:style-name="T83">objRef</text:span><text:span text:style-name="T80">::</text:span><text:span text:style-name="T83">methodName</text:span></text:p>
      <text:p text:style-name="P30">This was simple. But, it is also possible to handle a situation in which you want to specify an instance method that can be used with any object of a given class—not just a specified object. In this case, you will create a method reference as shown here:</text:p>
      <text:p text:style-name="P2"><text:span text:style-name="T83">ClassName</text:span><text:span text:style-name="T80">::</text:span><text:span text:style-name="T83">instanceMethodName</text:span></text:p>
      <text:p text:style-name="P30">Here, the name of the class is used instead of a specific object, even though an instance method is specified.</text:p>
      <text:p text:style-name="P43">// Use an instance method reference with different objects.</text:p>
      <text:p text:style-name="P43">// A functional interface that takes two reference arguments</text:p>
      <text:p text:style-name="P43">// and returns a boolean result.</text:p>
      <text:p text:style-name="P1"><text:span text:style-name="T50">interface</text:span><text:span text:style-name="T41"> MyFunc&lt;T&gt; {</text:span></text:p>
      <text:p text:style-name="P1"><text:span text:style-name="T41"><text:tab/></text:span><text:span text:style-name="T50">boolean</text:span><text:span text:style-name="T41"> func(T </text:span><text:span text:style-name="T71">v1</text:span><text:span text:style-name="T41">, T </text:span><text:span text:style-name="T71">v2</text:span><text:span text:style-name="T41">);</text:span></text:p>
      <text:p text:style-name="P15">}</text:p>
      <text:p text:style-name="P43">// A class that stores the temperature high for a day.</text:p>
      <text:p text:style-name="P1"><text:span text:style-name="T50">class</text:span><text:span text:style-name="T41"> HighTemp {</text:span></text:p>
      <text:p text:style-name="P1"><text:span text:style-name="T41"><text:tab/></text:span><text:span text:style-name="T50">private</text:span><text:span text:style-name="T41"> </text:span><text:span text:style-name="T50">int</text:span><text:span text:style-name="T41"> </text:span><text:span text:style-name="T61">hTemp</text:span><text:span text:style-name="T41">;</text:span></text:p>
      <text:p text:style-name="P1"><text:span text:style-name="T41"><text:tab/>HighTemp(</text:span><text:span text:style-name="T50">int</text:span><text:span text:style-name="T41"> </text:span><text:span text:style-name="T71">ht</text:span><text:span text:style-name="T41">) { </text:span><text:span text:style-name="T61">hTemp</text:span><text:span text:style-name="T41"> = </text:span><text:span text:style-name="T71">ht</text:span><text:span text:style-name="T41">; }</text:span></text:p>
      <text:p text:style-name="P1"><text:span text:style-name="T41"><text:tab/></text:span><text:span text:style-name="T52">// Return true if the invoking HighTemp object has the same</text:span></text:p>
      <text:p text:style-name="P1"><text:span text:style-name="T41"><text:tab/></text:span><text:span text:style-name="T52">// temperature as ht2.</text:span></text:p>
      <text:p text:style-name="P1"><text:span text:style-name="T41"><text:tab/></text:span><text:span text:style-name="T50">boolean</text:span><text:span text:style-name="T41"> sameTemp(HighTemp </text:span><text:span text:style-name="T71">ht2</text:span><text:span text:style-name="T41">) {</text:span></text:p>
      <text:p text:style-name="P1"><text:span text:style-name="T41"><text:tab/><text:tab/></text:span><text:span text:style-name="T50">return</text:span><text:span text:style-name="T41"> </text:span><text:span text:style-name="T61">hTemp</text:span><text:span text:style-name="T41"> == </text:span><text:span text:style-name="T71">ht2</text:span><text:span text:style-name="T41">.</text:span><text:span text:style-name="T61">hTemp</text:span><text:span text:style-name="T41">;</text:span></text:p>
      <text:p text:style-name="P15"><text:tab/>}</text:p>
      <text:p text:style-name="P1"><text:span text:style-name="T41"><text:tab/></text:span><text:span text:style-name="T52">// Return true if the invoking HighTemp object has a temperature</text:span></text:p>
      <text:p text:style-name="P1"><text:span text:style-name="T41"><text:tab/></text:span><text:span text:style-name="T52">// that is less than ht2.</text:span></text:p>
      <text:p text:style-name="P1"><text:span text:style-name="T41"><text:tab/></text:span><text:span text:style-name="T50">boolean</text:span><text:span text:style-name="T41"> lessThanTemp(HighTemp </text:span><text:span text:style-name="T71">ht2</text:span><text:span text:style-name="T41">) {</text:span></text:p>
      <text:p text:style-name="P1"><text:span text:style-name="T41"><text:tab/><text:tab/></text:span><text:span text:style-name="T50">return</text:span><text:span text:style-name="T41"> </text:span><text:span text:style-name="T61">hTemp</text:span><text:span text:style-name="T41"> &lt; </text:span><text:span text:style-name="T71">ht2</text:span><text:span text:style-name="T41">.</text:span><text:span text:style-name="T61">hTemp</text:span><text:span text:style-name="T41">;</text:span></text:p>
      <text:p text:style-name="P15"><text:tab/>}</text:p>
      <text:p text:style-name="P15">}</text:p>
      <text:p text:style-name="P1"><text:span text:style-name="T50">class</text:span><text:span text:style-name="T41"> Testing {</text:span></text:p>
      <text:p text:style-name="P1"><text:span text:style-name="T41"><text:tab/></text:span><text:span text:style-name="T52">// A method that returns the number of occurrences</text:span></text:p>
      <text:p text:style-name="P1"><text:span text:style-name="T41"><text:tab/></text:span><text:span text:style-name="T52">// of an object for which some criteria, as specified by</text:span></text:p>
      <text:p text:style-name="P1"><text:span text:style-name="T41"><text:tab/></text:span><text:span text:style-name="T52">// the MyFunc parameter, is true.</text:span></text:p>
      <text:p text:style-name="P1"><text:span text:style-name="T41"><text:tab/></text:span><text:span text:style-name="T50">static</text:span><text:span text:style-name="T41"> &lt;T&gt; </text:span><text:span text:style-name="T50">int</text:span><text:span text:style-name="T41"> counter(T[] </text:span><text:span text:style-name="T71">vals</text:span><text:span text:style-name="T41">, MyFunc&lt;T&gt; </text:span><text:span text:style-name="T71">f</text:span><text:span text:style-name="T41">, T </text:span><text:span text:style-name="T71">v</text:span><text:span text:style-name="T41">) {</text:span></text:p>
      <text:p text:style-name="P1"><text:span text:style-name="T41"><text:tab/><text:tab/></text:span><text:span text:style-name="T50">int</text:span><text:span text:style-name="T41"> </text:span><text:span text:style-name="T71">count</text:span><text:span text:style-name="T41"> = 0;</text:span></text:p>
      <text:p text:style-name="P1"><text:span text:style-name="T41"><text:tab/><text:tab/></text:span><text:span text:style-name="T50">for</text:span><text:span text:style-name="T41">(</text:span><text:span text:style-name="T50">int</text:span><text:span text:style-name="T41"> </text:span><text:span text:style-name="T71">i</text:span><text:span text:style-name="T41">=0; </text:span><text:span text:style-name="T71">i</text:span><text:span text:style-name="T41"> &lt; </text:span><text:span text:style-name="T71">vals</text:span><text:span text:style-name="T41">.</text:span><text:span text:style-name="T61">length</text:span><text:span text:style-name="T41">; </text:span><text:span text:style-name="T71">i</text:span><text:span text:style-name="T41">++)</text:span></text:p>
      <text:p text:style-name="P1"><text:span text:style-name="T41"><text:tab/><text:tab/><text:tab/></text:span><text:span text:style-name="T50">if</text:span><text:span text:style-name="T41">(</text:span><text:span text:style-name="T71">f</text:span><text:span text:style-name="T41">.func(</text:span><text:span text:style-name="T71">vals</text:span><text:span text:style-name="T41">[</text:span><text:span text:style-name="T71">i</text:span><text:span text:style-name="T41">], </text:span><text:span text:style-name="T71">v</text:span><text:span text:style-name="T41">)) </text:span><text:span text:style-name="T71">count</text:span><text:span text:style-name="T41">++;</text:span></text:p>
      <text:p text:style-name="P1"><text:span text:style-name="T41"><text:tab/><text:tab/></text:span><text:span text:style-name="T50">return</text:span><text:span text:style-name="T41"> </text:span><text:span text:style-name="T71">count</text:span><text:span text:style-name="T41">;</text:span></text:p>
      <text:p text:style-name="P15"><text:tab/>}</text:p>
      <text:p text:style-name="P1"><text:span text:style-name="T41"><text:tab/></text:span><text:span text:style-name="T50">public</text:span><text:span text:style-name="T41"> </text:span><text:span text:style-name="T50">static</text:span><text:span text:style-name="T41"> </text:span><text:span text:style-name="T50">void</text:span><text:span text:style-name="T41"> main(String </text:span><text:span text:style-name="T71">args</text:span><text:span text:style-name="T41">[])</text:span></text:p>
      <text:p text:style-name="P15"><text:tab/>{</text:p>
      <text:p text:style-name="P1"><text:soft-page-break/><text:span text:style-name="T41"><text:tab/><text:tab/></text:span><text:span text:style-name="T50">int</text:span><text:span text:style-name="T41"> </text:span><text:span text:style-name="T71">count</text:span><text:span text:style-name="T41">;</text:span></text:p>
      <text:p text:style-name="P1"><text:span text:style-name="T41"><text:tab/><text:tab/></text:span><text:span text:style-name="T52">// Create an array of HighTemp objects.</text:span></text:p>
      <text:p text:style-name="P1"><text:span text:style-name="T41"><text:tab/><text:tab/>HighTemp[] </text:span><text:span text:style-name="T71">weekDayHighs</text:span><text:span text:style-name="T41"> = { </text:span><text:span text:style-name="T50">new</text:span><text:span text:style-name="T41"> HighTemp(89), </text:span><text:span text:style-name="T50">new</text:span><text:span text:style-name="T41"> HighTemp(82),</text:span></text:p>
      <text:p text:style-name="P1"><text:span text:style-name="T41"><text:tab/><text:tab/><text:tab/><text:tab/></text:span><text:span text:style-name="T50">new</text:span><text:span text:style-name="T41"> HighTemp(90), </text:span><text:span text:style-name="T50">new</text:span><text:span text:style-name="T41"> HighTemp(89),</text:span></text:p>
      <text:p text:style-name="P1"><text:span text:style-name="T41"><text:tab/><text:tab/><text:tab/><text:tab/></text:span><text:span text:style-name="T50">new</text:span><text:span text:style-name="T41"> HighTemp(89), </text:span><text:span text:style-name="T50">new</text:span><text:span text:style-name="T41"> HighTemp(91),</text:span></text:p>
      <text:p text:style-name="P1"><text:span text:style-name="T41"><text:tab/><text:tab/><text:tab/><text:tab/></text:span><text:span text:style-name="T50">new</text:span><text:span text:style-name="T41"> HighTemp(84), </text:span><text:span text:style-name="T50">new</text:span><text:span text:style-name="T41"> HighTemp(83) };</text:span></text:p>
      <text:p text:style-name="P1"><text:span text:style-name="T41"><text:tab/><text:tab/></text:span><text:span text:style-name="T52">// Use counter() with arrays of the class HighTemp.</text:span></text:p>
      <text:p text:style-name="P1"><text:span text:style-name="T41"><text:tab/><text:tab/></text:span><text:span text:style-name="T52">// Notice that a reference to the instance method</text:span></text:p>
      <text:p text:style-name="P1"><text:span text:style-name="T41"><text:tab/><text:tab/></text:span><text:span text:style-name="T52">// sameTemp() is passed as the second argument.</text:span></text:p>
      <text:p text:style-name="P1"><text:span text:style-name="T41"><text:tab/><text:tab/></text:span><text:span text:style-name="T71">count</text:span><text:span text:style-name="T41"> = </text:span><text:span text:style-name="T42">counter</text:span><text:span text:style-name="T41">(</text:span><text:span text:style-name="T71">weekDayHighs</text:span><text:span text:style-name="T41">, HighTemp::sameTemp,</text:span></text:p>
      <text:p text:style-name="P1"><text:span text:style-name="T41"><text:tab/><text:tab/><text:tab/><text:tab/></text:span><text:span text:style-name="T50">new</text:span><text:span text:style-name="T41"> HighTemp(89));</text:span></text:p>
      <text:p text:style-name="P1"><text:span text:style-name="T41"><text:tab/><text:tab/>System.</text:span><text:span text:style-name="T62">out</text:span><text:span text:style-name="T41">.println(</text:span><text:span text:style-name="T71">count</text:span><text:span text:style-name="T41"> + </text:span><text:span text:style-name="T66">" days had a high of 89"</text:span><text:span text:style-name="T41">);</text:span></text:p>
      <text:p text:style-name="P1"><text:span text:style-name="T41"><text:tab/><text:tab/></text:span><text:span text:style-name="T52">// Now, use lessThanTemp() to find days when temperature was less</text:span></text:p>
      <text:p text:style-name="P1"><text:span text:style-name="T41"><text:tab/><text:tab/></text:span><text:span text:style-name="T52">// than a specified value.</text:span></text:p>
      <text:p text:style-name="P1"><text:span text:style-name="T41"><text:tab/><text:tab/></text:span><text:span text:style-name="T71">count</text:span><text:span text:style-name="T41"> = </text:span><text:span text:style-name="T42">counter</text:span><text:span text:style-name="T41">(</text:span><text:span text:style-name="T71">weekDayHighs</text:span><text:span text:style-name="T41">, HighTemp::lessThanTemp,</text:span></text:p>
      <text:p text:style-name="P1"><text:span text:style-name="T41"><text:tab/><text:tab/><text:tab/><text:tab/></text:span><text:span text:style-name="T50">new</text:span><text:span text:style-name="T41"> HighTemp(89));</text:span></text:p>
      <text:p text:style-name="P1"><text:span text:style-name="T41"><text:tab/><text:tab/>System.</text:span><text:span text:style-name="T62">out</text:span><text:span text:style-name="T41">.println(</text:span><text:span text:style-name="T71">count</text:span><text:span text:style-name="T41"> + </text:span><text:span text:style-name="T66">" days had a high less than 89"</text:span><text:span text:style-name="T41">);</text:span></text:p>
      <text:p text:style-name="P15"><text:tab/>}</text:p>
      <text:p text:style-name="P15">}</text:p>
      <text:p text:style-name="P38">Method References with Generics</text:p>
      <text:p text:style-name="P30">You can use method references with generic classes and/or generic methods. For example, consider the following program:</text:p>
      <text:p text:style-name="P1"><text:span text:style-name="T50">interface</text:span><text:span text:style-name="T41"> MyFunc&lt;T&gt; {</text:span></text:p>
      <text:p text:style-name="P1"><text:span text:style-name="T41"><text:tab/></text:span><text:span text:style-name="T50">int</text:span><text:span text:style-name="T41"> func(T[] </text:span><text:span text:style-name="T71">vals</text:span><text:span text:style-name="T41">, T </text:span><text:span text:style-name="T71">v</text:span><text:span text:style-name="T41">);</text:span></text:p>
      <text:p text:style-name="P15">}</text:p>
      <text:p text:style-name="P1"><text:span text:style-name="T50">class</text:span><text:span text:style-name="T41"> MyArrayOps {</text:span></text:p>
      <text:p text:style-name="P1"><text:span text:style-name="T41"><text:tab/></text:span><text:span text:style-name="T50">static</text:span><text:span text:style-name="T41"> &lt;T&gt; </text:span><text:span text:style-name="T50">int</text:span><text:span text:style-name="T41"> countMatching(T[] </text:span><text:span text:style-name="T71">vals</text:span><text:span text:style-name="T41">, T </text:span><text:span text:style-name="T71">v</text:span><text:span text:style-name="T41">) {</text:span></text:p>
      <text:p text:style-name="P1"><text:span text:style-name="T41"><text:tab/><text:tab/></text:span><text:span text:style-name="T50">int</text:span><text:span text:style-name="T41"> </text:span><text:span text:style-name="T71">count</text:span><text:span text:style-name="T41"> = 0;</text:span></text:p>
      <text:p text:style-name="P1"><text:span text:style-name="T41"><text:tab/><text:tab/></text:span><text:span text:style-name="T50">for</text:span><text:span text:style-name="T41">(</text:span><text:span text:style-name="T50">int</text:span><text:span text:style-name="T41"> </text:span><text:span text:style-name="T71">i</text:span><text:span text:style-name="T41">=0; </text:span><text:span text:style-name="T71">i</text:span><text:span text:style-name="T41"> &lt; </text:span><text:span text:style-name="T71">vals</text:span><text:span text:style-name="T41">.</text:span><text:span text:style-name="T61">length</text:span><text:span text:style-name="T41">; </text:span><text:span text:style-name="T71">i</text:span><text:span text:style-name="T41">++)</text:span></text:p>
      <text:p text:style-name="P1"><text:span text:style-name="T41"><text:tab/><text:tab/><text:tab/></text:span><text:span text:style-name="T50">if</text:span><text:span text:style-name="T41">(</text:span><text:span text:style-name="T71">vals</text:span><text:span text:style-name="T41">[</text:span><text:span text:style-name="T71">i</text:span><text:span text:style-name="T41">] == </text:span><text:span text:style-name="T71">v</text:span><text:span text:style-name="T41">) </text:span><text:span text:style-name="T71">count</text:span><text:span text:style-name="T41">++;</text:span></text:p>
      <text:p text:style-name="P1"><text:span text:style-name="T41"><text:tab/><text:tab/></text:span><text:span text:style-name="T50">return</text:span><text:span text:style-name="T41"> </text:span><text:span text:style-name="T71">count</text:span><text:span text:style-name="T41">;</text:span></text:p>
      <text:p text:style-name="P15"><text:tab/>}</text:p>
      <text:p text:style-name="P15">}</text:p>
      <text:p text:style-name="P1"><text:span text:style-name="T50">class</text:span><text:span text:style-name="T41"> GenericMethodRefDemo {</text:span></text:p>
      <text:p text:style-name="P1"><text:span text:style-name="T41"><text:tab/></text:span><text:span text:style-name="T50">static</text:span><text:span text:style-name="T41"> &lt;T&gt; </text:span><text:span text:style-name="T50">int</text:span><text:span text:style-name="T41"> myOp(MyFunc&lt;T&gt; </text:span><text:span text:style-name="T71">f</text:span><text:span text:style-name="T41">, T[] </text:span><text:span text:style-name="T71">vals</text:span><text:span text:style-name="T41">, T </text:span><text:span text:style-name="T71">v</text:span><text:span text:style-name="T41">) {</text:span></text:p>
      <text:p text:style-name="P1"><text:span text:style-name="T41"><text:tab/><text:tab/></text:span><text:span text:style-name="T50">return</text:span><text:span text:style-name="T41"> </text:span><text:span text:style-name="T71">f</text:span><text:span text:style-name="T41">.func(</text:span><text:span text:style-name="T71">vals</text:span><text:span text:style-name="T41">, </text:span><text:span text:style-name="T71">v</text:span><text:span text:style-name="T41">);</text:span></text:p>
      <text:p text:style-name="P15"><text:tab/>}</text:p>
      <text:p text:style-name="P1"><text:span text:style-name="T41"><text:tab/></text:span><text:span text:style-name="T50">public</text:span><text:span text:style-name="T41"> </text:span><text:span text:style-name="T50">static</text:span><text:span text:style-name="T41"> </text:span><text:span text:style-name="T50">void</text:span><text:span text:style-name="T41"> main(String </text:span><text:span text:style-name="T71">args</text:span><text:span text:style-name="T41">[])</text:span></text:p>
      <text:p text:style-name="P15"><text:tab/>{</text:p>
      <text:p text:style-name="P1"><text:span text:style-name="T41"><text:tab/><text:tab/>Integer[] </text:span><text:span text:style-name="T71">vals</text:span><text:span text:style-name="T41"> = { 1, 2, 3, 4, 2, 3, 4, 4, 5 };</text:span></text:p>
      <text:p text:style-name="P1"><text:span text:style-name="T41"><text:tab/><text:tab/>String[] </text:span><text:span text:style-name="T71">strs</text:span><text:span text:style-name="T41"> = { </text:span><text:span text:style-name="T66">"One"</text:span><text:span text:style-name="T41">, </text:span><text:span text:style-name="T66">"Two"</text:span><text:span text:style-name="T41">, </text:span><text:span text:style-name="T66">"Three"</text:span><text:span text:style-name="T41">, </text:span><text:span text:style-name="T66">"Two"</text:span><text:span text:style-name="T41"> };</text:span></text:p>
      <text:p text:style-name="P1"><text:span text:style-name="T41"><text:tab/><text:tab/></text:span><text:span text:style-name="T50">int</text:span><text:span text:style-name="T41"> </text:span><text:span text:style-name="T71">count</text:span><text:span text:style-name="T41">;</text:span></text:p>
      <text:p text:style-name="P1"><text:span text:style-name="T41"><text:tab/><text:tab/></text:span><text:span text:style-name="T71">count</text:span><text:span text:style-name="T41"> = </text:span><text:span text:style-name="T42">myOp</text:span><text:span text:style-name="T41">(MyArrayOps::&lt;Integer&gt;</text:span><text:span text:style-name="T42">countMatching</text:span><text:span text:style-name="T41">, </text:span><text:span text:style-name="T71">vals</text:span><text:span text:style-name="T41">, 4);</text:span></text:p>
      <text:p text:style-name="P1"><text:span text:style-name="T41"><text:tab/><text:tab/>System.</text:span><text:span text:style-name="T62">out</text:span><text:span text:style-name="T41">.println(</text:span><text:span text:style-name="T66">"vals contains "</text:span><text:span text:style-name="T41"> + </text:span><text:span text:style-name="T71">count</text:span><text:span text:style-name="T41"> + </text:span><text:span text:style-name="T66">" 4s"</text:span><text:span text:style-name="T41">);</text:span></text:p>
      <text:p text:style-name="P1"><text:span text:style-name="T41"><text:tab/><text:tab/></text:span><text:span text:style-name="T71">count</text:span><text:span text:style-name="T41"> = </text:span><text:span text:style-name="T42">myOp</text:span><text:span text:style-name="T41">(MyArrayOps::&lt;String&gt;</text:span><text:span text:style-name="T42">countMatching</text:span><text:span text:style-name="T41">, </text:span><text:span text:style-name="T71">strs</text:span><text:span text:style-name="T41">, </text:span><text:span text:style-name="T66">"Two"</text:span><text:span text:style-name="T41">);</text:span></text:p>
      <text:p text:style-name="P1"><text:span text:style-name="T41"><text:tab/><text:tab/>System.</text:span><text:span text:style-name="T62">out</text:span><text:span text:style-name="T41">.println(</text:span><text:span text:style-name="T66">"strs contains "</text:span><text:span text:style-name="T41"> + </text:span><text:span text:style-name="T71">count</text:span><text:span text:style-name="T41"> + </text:span><text:span text:style-name="T66">" Twos"</text:span><text:span text:style-name="T41">);</text:span></text:p>
      <text:p text:style-name="P15"><text:tab/>}</text:p>
      <text:p text:style-name="P15">}</text:p>
      <text:p text:style-name="P2"><text:span text:style-name="T80">Notice how the generic type argument is specified. When a generic method is specified as a method reference, its type argument comes after the </text:span><text:span text:style-name="T87">:: </text:span><text:span text:style-name="T80">and before the method name. It is important to point out, however, that explicitly specifying the type argument is not required in this situation (and many others) because the type argument would have been automatically inferred.</text:span></text:p>
      <text:p text:style-name="P91">Although the preceding examples show the mechanics of using method references, they don’t show their real benefits. One place method references can be quite useful is in conjunction with the Collections Framework. A short, but effective, example that uses a method reference to help determine the largest element in a collection is included here.</text:p>
      <text:p text:style-name="P2"><text:span text:style-name="T80">One way to find the largest element in a collection is to use the </text:span><text:span text:style-name="T87">max( ) </text:span><text:span text:style-name="T80">method defined by the </text:span><text:span text:style-name="T87">Collections </text:span><text:span text:style-name="T80">class. For the version of </text:span><text:span text:style-name="T87">max( ) </text:span><text:span text:style-name="T80">used here, you must </text:span><text:soft-page-break/><text:span text:style-name="T80">pass a reference to the collection and an instance of an object that implements the </text:span><text:span text:style-name="T87">Comparator&lt;T&gt; </text:span><text:span text:style-name="T80">interface. This interface specifies how two objects are compared. It defines only one abstract method, called </text:span><text:span text:style-name="T87">compare( )</text:span><text:span text:style-name="T80">, that takes two arguments, each the type of the objects being compared.</text:span></text:p>
      <text:p text:style-name="P2"><text:span text:style-name="T25">In the past, to use </text:span><text:span text:style-name="T26">max() </text:span><text:span text:style-name="T25">with user-defined objects, an instance of </text:span><text:span text:style-name="T26">Comparator&lt;T&gt; </text:span><text:span text:style-name="T25">had to be obtained by first explicitly implementing it by a class, and then creating an instance of that class. This instance was then passed as the comparator to </text:span><text:span text:style-name="T26">max()</text:span><text:span text:style-name="T25">.</text:span></text:p>
      <text:p text:style-name="P2"><text:span text:style-name="T25">With JDK 8, it is now possible to simply pass a reference to a comparison method to </text:span><text:span text:style-name="T26">max( ) </text:span><text:span text:style-name="T25">because doing so automatically implements the comparator.</text:span></text:p>
      <text:p text:style-name="P2"><text:span text:style-name="T80">The following simple example shows the process by creating an </text:span><text:span text:style-name="T87">ArrayList </text:span><text:span text:style-name="T80">of </text:span><text:span text:style-name="T87">MyClass </text:span><text:span text:style-name="T80">objects and then finding the one in the list that has the highest value (as defined by the comparison method).</text:span></text:p>
      <text:p text:style-name="P43">// Use a method reference to help find the maximum value in a collection.</text:p>
      <text:p text:style-name="P1"><text:span text:style-name="T50">import</text:span><text:span text:style-name="T41"> java.util.*;</text:span></text:p>
      <text:p text:style-name="P1"><text:span text:style-name="T50">class</text:span><text:span text:style-name="T41"> MyClass {</text:span></text:p>
      <text:p text:style-name="P1"><text:span text:style-name="T41"><text:tab/></text:span><text:span text:style-name="T50">private</text:span><text:span text:style-name="T41"> </text:span><text:span text:style-name="T50">int</text:span><text:span text:style-name="T41"> </text:span><text:span text:style-name="T61">val</text:span><text:span text:style-name="T41">;</text:span></text:p>
      <text:p text:style-name="P1"><text:span text:style-name="T41"><text:tab/>MyClass(</text:span><text:span text:style-name="T50">int</text:span><text:span text:style-name="T41"> </text:span><text:span text:style-name="T71">v</text:span><text:span text:style-name="T41">) { </text:span><text:span text:style-name="T61">val</text:span><text:span text:style-name="T41"> = </text:span><text:span text:style-name="T71">v</text:span><text:span text:style-name="T41">; }</text:span></text:p>
      <text:p text:style-name="P1"><text:span text:style-name="T41"><text:tab/></text:span><text:span text:style-name="T50">int</text:span><text:span text:style-name="T41"> getVal() { </text:span><text:span text:style-name="T50">return</text:span><text:span text:style-name="T41"> </text:span><text:span text:style-name="T61">val</text:span><text:span text:style-name="T41">; }</text:span></text:p>
      <text:p text:style-name="P15">}</text:p>
      <text:p text:style-name="P1"><text:span text:style-name="T50">class</text:span><text:span text:style-name="T41"> UseMethodRef {</text:span></text:p>
      <text:p text:style-name="P1"><text:span text:style-name="T41"><text:tab/></text:span><text:span text:style-name="T52">// A compare() method compatible with the one defined by Comparator&lt;T&gt;.</text:span></text:p>
      <text:p text:style-name="P1"><text:span text:style-name="T41"><text:tab/></text:span><text:span text:style-name="T50">static</text:span><text:span text:style-name="T41"> </text:span><text:span text:style-name="T50">int</text:span><text:span text:style-name="T41"> compareMC(MyClass </text:span><text:span text:style-name="T71">a</text:span><text:span text:style-name="T41">, MyClass </text:span><text:span text:style-name="T71">b</text:span><text:span text:style-name="T41">) {</text:span></text:p>
      <text:p text:style-name="P1"><text:span text:style-name="T41"><text:tab/><text:tab/></text:span><text:span text:style-name="T50">return</text:span><text:span text:style-name="T41"> </text:span><text:span text:style-name="T71">a</text:span><text:span text:style-name="T41">.getVal() - </text:span><text:span text:style-name="T71">b</text:span><text:span text:style-name="T41">.getVal();</text:span></text:p>
      <text:p text:style-name="P15"><text:tab/>}</text:p>
      <text:p text:style-name="P1"><text:span text:style-name="T41"><text:tab/></text:span><text:span text:style-name="T50">public</text:span><text:span text:style-name="T41"> </text:span><text:span text:style-name="T50">static</text:span><text:span text:style-name="T41"> </text:span><text:span text:style-name="T50">void</text:span><text:span text:style-name="T41"> main(String </text:span><text:span text:style-name="T71">args</text:span><text:span text:style-name="T41">[])</text:span></text:p>
      <text:p text:style-name="P15"><text:tab/>{</text:p>
      <text:p text:style-name="P1"><text:span text:style-name="T41"><text:tab/><text:tab/>ArrayList&lt;MyClass&gt; </text:span><text:span text:style-name="T71">al</text:span><text:span text:style-name="T41"> = </text:span><text:span text:style-name="T50">new</text:span><text:span text:style-name="T41"> ArrayList&lt;MyClass&gt;();</text:span></text:p>
      <text:p text:style-name="P1"><text:span text:style-name="T41"><text:tab/><text:tab/></text:span><text:span text:style-name="T71">al</text:span><text:span text:style-name="T41">.add(</text:span><text:span text:style-name="T50">new</text:span><text:span text:style-name="T41"> MyClass(1));</text:span></text:p>
      <text:p text:style-name="P1"><text:span text:style-name="T41"><text:tab/><text:tab/></text:span><text:span text:style-name="T71">al</text:span><text:span text:style-name="T41">.add(</text:span><text:span text:style-name="T50">new</text:span><text:span text:style-name="T41"> MyClass(4));</text:span></text:p>
      <text:p text:style-name="P1"><text:span text:style-name="T41"><text:tab/><text:tab/></text:span><text:span text:style-name="T71">al</text:span><text:span text:style-name="T41">.add(</text:span><text:span text:style-name="T50">new</text:span><text:span text:style-name="T41"> MyClass(2));</text:span></text:p>
      <text:p text:style-name="P1"><text:span text:style-name="T41"><text:tab/><text:tab/></text:span><text:span text:style-name="T71">al</text:span><text:span text:style-name="T41">.add(</text:span><text:span text:style-name="T50">new</text:span><text:span text:style-name="T41"> MyClass(9));</text:span></text:p>
      <text:p text:style-name="P1"><text:span text:style-name="T41"><text:tab/><text:tab/></text:span><text:span text:style-name="T71">al</text:span><text:span text:style-name="T41">.add(</text:span><text:span text:style-name="T50">new</text:span><text:span text:style-name="T41"> MyClass(3));</text:span></text:p>
      <text:p text:style-name="P1"><text:span text:style-name="T41"><text:tab/><text:tab/></text:span><text:span text:style-name="T71">al</text:span><text:span text:style-name="T41">.add(</text:span><text:span text:style-name="T50">new</text:span><text:span text:style-name="T41"> MyClass(7));</text:span></text:p>
      <text:p text:style-name="P1"><text:span text:style-name="T41"><text:tab/><text:tab/></text:span><text:span text:style-name="T52">// Find the maximum value in </text:span><text:span text:style-name="T53">al</text:span><text:span text:style-name="T52"> using the compareMC() method.</text:span></text:p>
      <text:p text:style-name="P1"><text:span text:style-name="T41"><text:tab/><text:tab/>MyClass </text:span><text:span text:style-name="T71">maxValObj</text:span><text:span text:style-name="T41"> = Collections.</text:span><text:span text:style-name="T42">max</text:span><text:span text:style-name="T41">(</text:span><text:span text:style-name="T71">al</text:span><text:span text:style-name="T41">, UseMethodRef::</text:span><text:span text:style-name="T42">compareMC</text:span><text:span text:style-name="T41">);</text:span></text:p>
      <text:p text:style-name="P1"><text:span text:style-name="T41"><text:tab/><text:tab/>System.</text:span><text:span text:style-name="T62">out</text:span><text:span text:style-name="T41">.println(</text:span><text:span text:style-name="T66">"Maximum value is: "</text:span><text:span text:style-name="T41"> + </text:span><text:span text:style-name="T71">maxValObj</text:span><text:span text:style-name="T41">.getVal());</text:span></text:p>
      <text:p text:style-name="P15"><text:tab/>}</text:p>
      <text:p text:style-name="P15">}</text:p>
      <text:p text:style-name="P2"><text:span text:style-name="T80">In the program, notice that </text:span><text:span text:style-name="T87">MyClass </text:span><text:span text:style-name="T80">neither defines any comparison method of its own, nor does it implement </text:span><text:span text:style-name="T87">Comparator</text:span><text:span text:style-name="T80">. However, the maximum value of a list of </text:span><text:span text:style-name="T87">MyClass </text:span><text:span text:style-name="T80">items can still be obtained by calling </text:span><text:span text:style-name="T87">max( ) </text:span><text:span text:style-name="T80">because </text:span><text:span text:style-name="T87">UseMethodRef </text:span><text:span text:style-name="T80">defines the static method </text:span><text:span text:style-name="T87">compareMC( )</text:span><text:span text:style-name="T80">, which is compatible with the </text:span><text:span text:style-name="T87">compare( ) </text:span><text:span text:style-name="T80">method defined by </text:span><text:span text:style-name="T87">Comparator</text:span><text:span text:style-name="T80">. Therefore, there is no need to explicitly implement and create an instance of </text:span><text:span text:style-name="T87">Comparator</text:span><text:span text:style-name="T80">.</text:span></text:p>
      <text:p text:style-name="P40">Constructor References</text:p>
      <text:p text:style-name="P30">Similar to the way that you can create references to methods, you can create references to constructors. Here is the general form of the syntax that you will use:</text:p>
      <text:p text:style-name="P2"><text:span text:style-name="T28">classname</text:span><text:span text:style-name="T25">::new</text:span></text:p>
      <text:p text:style-name="P30">This reference can be assigned to any functional interface reference that defines a method compatible with the constructor. Here is a simple example:</text:p>
      <text:p text:style-name="P43">// Demonstrate a Constructor reference.</text:p>
      <text:p text:style-name="P43">// MyFunc is a functional interface whose method returns</text:p>
      <text:p text:style-name="P43">// a MyClass reference.</text:p>
      <text:p text:style-name="P1"><text:span text:style-name="T50">interface</text:span><text:span text:style-name="T41"> MyFunc {</text:span></text:p>
      <text:p text:style-name="P1"><text:span text:style-name="T41"><text:tab/>MyClass func(</text:span><text:span text:style-name="T50">int</text:span><text:span text:style-name="T41"> </text:span><text:span text:style-name="T71">n</text:span><text:span text:style-name="T41">);</text:span></text:p>
      <text:p text:style-name="P15">}</text:p>
      <text:p text:style-name="P1"><text:soft-page-break/><text:span text:style-name="T50">class</text:span><text:span text:style-name="T41"> MyClass {</text:span></text:p>
      <text:p text:style-name="P1"><text:span text:style-name="T41"><text:tab/></text:span><text:span text:style-name="T50">private</text:span><text:span text:style-name="T41"> </text:span><text:span text:style-name="T50">int</text:span><text:span text:style-name="T41"> </text:span><text:span text:style-name="T61">val</text:span><text:span text:style-name="T41">;</text:span></text:p>
      <text:p text:style-name="P1"><text:span text:style-name="T41"><text:tab/></text:span><text:span text:style-name="T52">// This constructor takes an argument.</text:span></text:p>
      <text:p text:style-name="P1"><text:span text:style-name="T41"><text:tab/>MyClass(</text:span><text:span text:style-name="T50">int</text:span><text:span text:style-name="T41"> </text:span><text:span text:style-name="T71">v</text:span><text:span text:style-name="T41">) { </text:span><text:span text:style-name="T61">val</text:span><text:span text:style-name="T41"> = </text:span><text:span text:style-name="T71">v</text:span><text:span text:style-name="T41">; }</text:span></text:p>
      <text:p text:style-name="P1"><text:span text:style-name="T41"><text:tab/></text:span><text:span text:style-name="T52">// This is the default constructor.</text:span></text:p>
      <text:p text:style-name="P1"><text:span text:style-name="T41"><text:tab/>MyClass() { </text:span><text:span text:style-name="T61">val</text:span><text:span text:style-name="T41"> = 0; }</text:span></text:p>
      <text:p text:style-name="P1"><text:span text:style-name="T41"><text:tab/></text:span><text:span text:style-name="T52">// ...</text:span></text:p>
      <text:p text:style-name="P1"><text:span text:style-name="T41"><text:tab/></text:span><text:span text:style-name="T50">int</text:span><text:span text:style-name="T41"> getVal() { </text:span><text:span text:style-name="T50">return</text:span><text:span text:style-name="T41"> </text:span><text:span text:style-name="T61">val</text:span><text:span text:style-name="T41">; };</text:span></text:p>
      <text:p text:style-name="P15">}</text:p>
      <text:p text:style-name="P1"><text:span text:style-name="T50">class</text:span><text:span text:style-name="T41"> ConstructorRefDemo {</text:span></text:p>
      <text:p text:style-name="P1"><text:span text:style-name="T41"><text:tab/></text:span><text:span text:style-name="T50">public</text:span><text:span text:style-name="T41"> </text:span><text:span text:style-name="T50">static</text:span><text:span text:style-name="T41"> </text:span><text:span text:style-name="T50">void</text:span><text:span text:style-name="T41"> main(String </text:span><text:span text:style-name="T71">args</text:span><text:span text:style-name="T41">[])</text:span></text:p>
      <text:p text:style-name="P15"><text:tab/>{</text:p>
      <text:p text:style-name="P1"><text:span text:style-name="T41"><text:tab/><text:tab/></text:span><text:span text:style-name="T52">// Create a reference to the MyClass constructor.</text:span></text:p>
      <text:p text:style-name="P1"><text:span text:style-name="T41"><text:tab/><text:tab/></text:span><text:span text:style-name="T52">// Because </text:span><text:span text:style-name="T53">func</text:span><text:span text:style-name="T52">() in MyFunc takes an argument, new</text:span></text:p>
      <text:p text:style-name="P1"><text:span text:style-name="T41"><text:tab/><text:tab/></text:span><text:span text:style-name="T52">// refers to the parameterized constructor in MyClass,</text:span></text:p>
      <text:p text:style-name="P1"><text:span text:style-name="T41"><text:tab/><text:tab/></text:span><text:span text:style-name="T52">// not the default constructor.</text:span></text:p>
      <text:p text:style-name="P1"><text:span text:style-name="T41"><text:tab/><text:tab/>MyFunc </text:span><text:span text:style-name="T71">myClassCons</text:span><text:span text:style-name="T41"> = MyClass::</text:span><text:span text:style-name="T50">new</text:span><text:span text:style-name="T41">;</text:span></text:p>
      <text:p text:style-name="P1"><text:span text:style-name="T41"><text:tab/><text:tab/></text:span><text:span text:style-name="T52">// Create an instance of MyClass via that constructor reference.</text:span></text:p>
      <text:p text:style-name="P1"><text:span text:style-name="T41"><text:tab/><text:tab/>MyClass </text:span><text:span text:style-name="T71">mc</text:span><text:span text:style-name="T41"> = </text:span><text:span text:style-name="T71">myClassCons</text:span><text:span text:style-name="T41">.func(100);</text:span></text:p>
      <text:p text:style-name="P1"><text:span text:style-name="T41"><text:tab/><text:tab/></text:span><text:span text:style-name="T52">// Use the instance of MyClass just created.</text:span></text:p>
      <text:p text:style-name="P1"><text:span text:style-name="T41"><text:tab/><text:tab/>System.</text:span><text:span text:style-name="T62">out</text:span><text:span text:style-name="T41">.println(</text:span><text:span text:style-name="T66">"val in mc is "</text:span><text:span text:style-name="T41"> + </text:span><text:span text:style-name="T71">mc</text:span><text:span text:style-name="T41">.getVal( ));</text:span></text:p>
      <text:p text:style-name="P15"><text:tab/>}</text:p>
      <text:p text:style-name="P15">}</text:p>
      <text:p text:style-name="P2"><text:span text:style-name="T80">Here in essence, </text:span><text:span text:style-name="T87">myClassCons </text:span><text:span text:style-name="T80">has become another way to call </text:span><text:span text:style-name="T87">MyClass(int v)</text:span><text:span text:style-name="T80">.</text:span></text:p>
      <text:p text:style-name="P30"/>
      <text:p text:style-name="P2"><text:span text:style-name="T80">Constructor references to generic classes are created in the same fashion. The only difference is that the type argument can be specified. This works the same as it does for using a generic class to create a method reference: simply specify the type argument after the class name. The following illustrates this by modifying the previous example so that </text:span><text:span text:style-name="T87">MyFunc </text:span><text:span text:style-name="T80">and </text:span><text:span text:style-name="T87">MyClass </text:span><text:span text:style-name="T80">are generic.</text:span></text:p>
      <text:p text:style-name="P43">// Demonstrate a constructor reference with a generic class.</text:p>
      <text:p text:style-name="P43">// MyFunc is now a generic functional interface.</text:p>
      <text:p text:style-name="P1"><text:span text:style-name="T50">interface</text:span><text:span text:style-name="T41"> MyFunc&lt;T&gt; {</text:span></text:p>
      <text:p text:style-name="P1"><text:span text:style-name="T41"><text:tab/>MyClass&lt;T&gt; func(T </text:span><text:span text:style-name="T71">n</text:span><text:span text:style-name="T41">);</text:span></text:p>
      <text:p text:style-name="P15">}</text:p>
      <text:p text:style-name="P1"><text:span text:style-name="T50">class</text:span><text:span text:style-name="T41"> MyClass&lt;T&gt; {</text:span></text:p>
      <text:p text:style-name="P1"><text:span text:style-name="T41"><text:tab/></text:span><text:span text:style-name="T50">private</text:span><text:span text:style-name="T41"> T </text:span><text:span text:style-name="T61">val</text:span><text:span text:style-name="T41">;</text:span></text:p>
      <text:p text:style-name="P1"><text:span text:style-name="T41"><text:tab/></text:span><text:span text:style-name="T52">// A constructor that takes an argument.</text:span></text:p>
      <text:p text:style-name="P1"><text:span text:style-name="T41"><text:tab/>MyClass(T </text:span><text:span text:style-name="T71">v</text:span><text:span text:style-name="T41">) { </text:span><text:span text:style-name="T61">val</text:span><text:span text:style-name="T41"> = </text:span><text:span text:style-name="T71">v</text:span><text:span text:style-name="T41">; }</text:span></text:p>
      <text:p text:style-name="P1"><text:span text:style-name="T41"><text:tab/></text:span><text:span text:style-name="T52">// This is the default constructor.</text:span></text:p>
      <text:p text:style-name="P1"><text:span text:style-name="T41"><text:tab/>MyClass( ) { </text:span><text:span text:style-name="T61">val</text:span><text:span text:style-name="T41"> = </text:span><text:span text:style-name="T50">null</text:span><text:span text:style-name="T41">; }</text:span></text:p>
      <text:p text:style-name="P1"><text:span text:style-name="T41"><text:tab/></text:span><text:span text:style-name="T52">// ...</text:span></text:p>
      <text:p text:style-name="P1"><text:span text:style-name="T41"><text:tab/>T getVal() { </text:span><text:span text:style-name="T50">return</text:span><text:span text:style-name="T41"> </text:span><text:span text:style-name="T61">val</text:span><text:span text:style-name="T41">; };</text:span></text:p>
      <text:p text:style-name="P15">}</text:p>
      <text:p text:style-name="P1"><text:span text:style-name="T50">class</text:span><text:span text:style-name="T41"> ConstructorRefDemo2 {</text:span></text:p>
      <text:p text:style-name="P1"><text:span text:style-name="T41"><text:tab/></text:span><text:span text:style-name="T50">public</text:span><text:span text:style-name="T41"> </text:span><text:span text:style-name="T50">static</text:span><text:span text:style-name="T41"> </text:span><text:span text:style-name="T50">void</text:span><text:span text:style-name="T41"> main(String </text:span><text:span text:style-name="T71">args</text:span><text:span text:style-name="T41">[])</text:span></text:p>
      <text:p text:style-name="P15"><text:tab/>{</text:p>
      <text:p text:style-name="P1"><text:span text:style-name="T41"><text:tab/><text:tab/></text:span><text:span text:style-name="T52">// Create a reference to the MyClass&lt;T&gt; constructor.</text:span></text:p>
      <text:p text:style-name="P1"><text:span text:style-name="T41"><text:tab/><text:tab/>MyFunc&lt;Integer&gt; </text:span><text:span text:style-name="T71">myClassCons</text:span><text:span text:style-name="T41"> = MyClass&lt;Integer&gt;::</text:span><text:span text:style-name="T50">new</text:span><text:span text:style-name="T41">;</text:span></text:p>
      <text:p text:style-name="P1"><text:span text:style-name="T41"><text:tab/><text:tab/></text:span><text:span text:style-name="T52">// Create an instance of MyClass&lt;T&gt; via that constructor reference.</text:span></text:p>
      <text:p text:style-name="P1"><text:span text:style-name="T41"><text:tab/><text:tab/>MyClass&lt;Integer&gt; </text:span><text:span text:style-name="T71">mc</text:span><text:span text:style-name="T41"> = </text:span><text:span text:style-name="T71">myClassCons</text:span><text:span text:style-name="T41">.func(100);</text:span></text:p>
      <text:p text:style-name="P1"><text:span text:style-name="T41"><text:tab/><text:tab/></text:span><text:span text:style-name="T52">// Use the instance of MyClass&lt;T&gt; just created.</text:span></text:p>
      <text:p text:style-name="P1"><text:span text:style-name="T41"><text:tab/><text:tab/>System.</text:span><text:span text:style-name="T62">out</text:span><text:span text:style-name="T41">.println(</text:span><text:span text:style-name="T66">"val in mc is "</text:span><text:span text:style-name="T41"> + </text:span><text:span text:style-name="T71">mc</text:span><text:span text:style-name="T41">.getVal( ));</text:span></text:p>
      <text:p text:style-name="P15"><text:tab/>}</text:p>
      <text:p text:style-name="P15">}</text:p>
      <text:p text:style-name="P31"/>
      <text:p text:style-name="P10">Before moving on, it is important to mention a second form of the constructor reference syntax that is used for arrays. To create a constructor reference for an array, use this construct:</text:p>
      <text:p text:style-name="P2"><text:span text:style-name="T28">type</text:span><text:span text:style-name="T25">[]::new</text:span></text:p>
      <text:p text:style-name="P2"><text:soft-page-break/><text:span text:style-name="T25">Here, </text:span><text:span text:style-name="T28">type </text:span><text:span text:style-name="T25">specifies the type of object being created. For example, assuming the form of </text:span><text:span text:style-name="T26">MyClass </text:span><text:span text:style-name="T25">as shown in the first constructor reference example (VVI):</text:span></text:p>
      <text:p text:style-name="P1"><text:span text:style-name="T50">interface</text:span><text:span text:style-name="T41"> MyArrayCreator&lt;T&gt; {</text:span></text:p>
      <text:p text:style-name="P1"><text:span text:style-name="T41"><text:tab/>T func(</text:span><text:span text:style-name="T50">int</text:span><text:span text:style-name="T41"> </text:span><text:span text:style-name="T71">n</text:span><text:span text:style-name="T41">);</text:span></text:p>
      <text:p text:style-name="P15">}</text:p>
      <text:p text:style-name="P1"><text:span text:style-name="T50">class</text:span><text:span text:style-name="T41"> MyClass {</text:span></text:p>
      <text:p text:style-name="P1"><text:span text:style-name="T41"><text:tab/></text:span><text:span text:style-name="T50">private</text:span><text:span text:style-name="T41"> </text:span><text:span text:style-name="T50">int</text:span><text:span text:style-name="T41"> </text:span><text:span text:style-name="T61">val</text:span><text:span text:style-name="T41">;</text:span></text:p>
      <text:p text:style-name="P1"><text:span text:style-name="T41"><text:tab/></text:span><text:span text:style-name="T52">// This constructor takes an argument.</text:span></text:p>
      <text:p text:style-name="P1"><text:span text:style-name="T41"><text:tab/>MyClass(</text:span><text:span text:style-name="T50">int</text:span><text:span text:style-name="T41"> </text:span><text:span text:style-name="T71">v</text:span><text:span text:style-name="T41">) { </text:span><text:span text:style-name="T61">val</text:span><text:span text:style-name="T41"> = </text:span><text:span text:style-name="T71">v</text:span><text:span text:style-name="T41">; }</text:span></text:p>
      <text:p text:style-name="P1"><text:span text:style-name="T41"><text:tab/></text:span><text:span text:style-name="T52">// This is the default constructor.</text:span></text:p>
      <text:p text:style-name="P1"><text:span text:style-name="T41"><text:tab/>MyClass() { </text:span><text:span text:style-name="T61">val</text:span><text:span text:style-name="T41"> = 0; }</text:span></text:p>
      <text:p text:style-name="P1"><text:span text:style-name="T41"><text:tab/></text:span><text:span text:style-name="T52">// ...</text:span></text:p>
      <text:p text:style-name="P1"><text:span text:style-name="T41"><text:tab/></text:span><text:span text:style-name="T50">int</text:span><text:span text:style-name="T41"> getVal() { </text:span><text:span text:style-name="T50">return</text:span><text:span text:style-name="T41"> </text:span><text:span text:style-name="T61">val</text:span><text:span text:style-name="T41">; };</text:span></text:p>
      <text:p text:style-name="P15">}</text:p>
      <text:p text:style-name="P1"><text:span text:style-name="T50">class</text:span><text:span text:style-name="T41"> ConstructorRefDemo {</text:span></text:p>
      <text:p text:style-name="P1"><text:span text:style-name="T41"><text:tab/></text:span><text:span text:style-name="T50">public</text:span><text:span text:style-name="T41"> </text:span><text:span text:style-name="T50">static</text:span><text:span text:style-name="T41"> </text:span><text:span text:style-name="T50">void</text:span><text:span text:style-name="T41"> main(String </text:span><text:span text:style-name="T71">args</text:span><text:span text:style-name="T41">[])</text:span></text:p>
      <text:p text:style-name="P15"><text:tab/>{</text:p>
      <text:p text:style-name="P1"><text:span text:style-name="T41"><text:tab/><text:tab/>MyArrayCreator&lt;MyClass[]&gt; </text:span><text:span text:style-name="T71">mcArrayCons</text:span><text:span text:style-name="T41"> = MyClass[]::</text:span><text:span text:style-name="T50">new</text:span><text:span text:style-name="T41">;</text:span></text:p>
      <text:p text:style-name="P1"><text:span text:style-name="T41"><text:tab/><text:tab/>MyClass[] </text:span><text:span text:style-name="T71">a</text:span><text:span text:style-name="T41"> = </text:span><text:span text:style-name="T71">mcArrayCons</text:span><text:span text:style-name="T41">.func(2);</text:span></text:p>
      <text:p text:style-name="P1"><text:span text:style-name="T41"><text:tab/><text:tab/></text:span><text:span text:style-name="T71">a</text:span><text:span text:style-name="T41">[0] = </text:span><text:span text:style-name="T50">new</text:span><text:span text:style-name="T41"> MyClass(1);</text:span></text:p>
      <text:p text:style-name="P1"><text:span text:style-name="T41"><text:tab/><text:tab/></text:span><text:span text:style-name="T71">a</text:span><text:span text:style-name="T41">[1] = </text:span><text:span text:style-name="T50">new</text:span><text:span text:style-name="T41"> MyClass(2);</text:span></text:p>
      <text:p text:style-name="P15"><text:tab/>}</text:p>
      <text:p text:style-name="P15">}</text:p>
      <text:p text:style-name="P2"><text:span text:style-name="T25">Here, the call to </text:span><text:span text:style-name="T26">func(2) </text:span><text:span text:style-name="T25">causes a two-element array to be created. In general, a functional interface must contain a method that takes a single </text:span><text:span text:style-name="T26">int </text:span><text:span text:style-name="T25">parameter if it is to be used to refer to an array constructor.</text:span></text:p>
      <text:p text:style-name="P31"/>
      <text:p text:style-name="P2"><text:span text:style-name="T80">Although the preceding examples demonstrate the mechanics of using a constructor reference, no one would use a constructor reference as just shown because nothing is gained. Furthermore, having what amounts to two names for the same constructor creates a confusing situation (to say the least). However, to give you the flavor of a more practical usage, the following program uses a </text:span><text:span text:style-name="T87">static </text:span><text:span text:style-name="T80">method, called </text:span><text:span text:style-name="T87">myClassFactory( )</text:span><text:span text:style-name="T80">, that is a factory for objects of any type of </text:span><text:span text:style-name="T87">MyFunc </text:span><text:span text:style-name="T80">objects. It can be used to create any type of object that has a constructor compatible with its first parameter.</text:span></text:p>
      <text:p text:style-name="P43">// Implement a simple class factory using a constructor reference.</text:p>
      <text:p text:style-name="P1"><text:span text:style-name="T50">interface</text:span><text:span text:style-name="T41"> MyFunc&lt;R, T&gt; {</text:span></text:p>
      <text:p text:style-name="P1"><text:span text:style-name="T41"><text:tab/>R func(T </text:span><text:span text:style-name="T71">n</text:span><text:span text:style-name="T41">);</text:span></text:p>
      <text:p text:style-name="P15">}</text:p>
      <text:p text:style-name="P43">// A simple generic class.</text:p>
      <text:p text:style-name="P1"><text:span text:style-name="T50">class</text:span><text:span text:style-name="T41"> MyClass&lt;T&gt; {</text:span></text:p>
      <text:p text:style-name="P1"><text:span text:style-name="T41"><text:tab/></text:span><text:span text:style-name="T50">private</text:span><text:span text:style-name="T41"> T </text:span><text:span text:style-name="T61">val</text:span><text:span text:style-name="T41">;</text:span></text:p>
      <text:p text:style-name="P1"><text:span text:style-name="T41"><text:tab/></text:span><text:span text:style-name="T52">// A constructor that takes an argument.</text:span></text:p>
      <text:p text:style-name="P1"><text:span text:style-name="T41"><text:tab/>MyClass(T </text:span><text:span text:style-name="T71">v</text:span><text:span text:style-name="T41">) { </text:span><text:span text:style-name="T61">val</text:span><text:span text:style-name="T41"> = </text:span><text:span text:style-name="T71">v</text:span><text:span text:style-name="T41">; }</text:span></text:p>
      <text:p text:style-name="P1"><text:span text:style-name="T41"><text:tab/></text:span><text:span text:style-name="T52">// The default constructor. This constructor</text:span></text:p>
      <text:p text:style-name="P1"><text:span text:style-name="T41"><text:tab/></text:span><text:span text:style-name="T52">// is NOT used by this program.</text:span></text:p>
      <text:p text:style-name="P1"><text:span text:style-name="T41"><text:tab/>MyClass() { </text:span><text:span text:style-name="T61">val</text:span><text:span text:style-name="T41"> = </text:span><text:span text:style-name="T50">null</text:span><text:span text:style-name="T41">; }</text:span></text:p>
      <text:p text:style-name="P1"><text:span text:style-name="T41"><text:tab/></text:span><text:span text:style-name="T52">// ...</text:span></text:p>
      <text:p text:style-name="P1"><text:span text:style-name="T41"><text:tab/>T getVal() { </text:span><text:span text:style-name="T50">return</text:span><text:span text:style-name="T41"> </text:span><text:span text:style-name="T61">val</text:span><text:span text:style-name="T41">; };</text:span></text:p>
      <text:p text:style-name="P15">}</text:p>
      <text:p text:style-name="P43">// A simple, non-generic class.</text:p>
      <text:p text:style-name="P1"><text:span text:style-name="T50">class</text:span><text:span text:style-name="T41"> MyClass2 {</text:span></text:p>
      <text:p text:style-name="P1"><text:span text:style-name="T41"><text:tab/>String </text:span><text:span text:style-name="T61">str</text:span><text:span text:style-name="T41">;</text:span></text:p>
      <text:p text:style-name="P1"><text:span text:style-name="T41"><text:tab/></text:span><text:span text:style-name="T52">// A constructor that takes an argument.</text:span></text:p>
      <text:p text:style-name="P1"><text:span text:style-name="T41"><text:tab/>MyClass2(String </text:span><text:span text:style-name="T71">s</text:span><text:span text:style-name="T41">) { </text:span><text:span text:style-name="T61">str</text:span><text:span text:style-name="T41"> = </text:span><text:span text:style-name="T71">s</text:span><text:span text:style-name="T41">; }</text:span></text:p>
      <text:p text:style-name="P1"><text:span text:style-name="T41"><text:tab/></text:span><text:span text:style-name="T52">// The default constructor. This</text:span></text:p>
      <text:p text:style-name="P1"><text:span text:style-name="T41"><text:tab/></text:span><text:span text:style-name="T52">// constructor is NOT used by this program.</text:span></text:p>
      <text:p text:style-name="P1"><text:span text:style-name="T41"><text:tab/>MyClass2() { </text:span><text:span text:style-name="T61">str</text:span><text:span text:style-name="T41"> = </text:span><text:span text:style-name="T66">""</text:span><text:span text:style-name="T41">; }</text:span></text:p>
      <text:p text:style-name="P1"><text:span text:style-name="T41"><text:tab/></text:span><text:span text:style-name="T52">// ...</text:span></text:p>
      <text:p text:style-name="P1"><text:span text:style-name="T41"><text:tab/>String getVal() { </text:span><text:span text:style-name="T50">return</text:span><text:span text:style-name="T41"> </text:span><text:span text:style-name="T61">str</text:span><text:span text:style-name="T41">; };</text:span></text:p>
      <text:p text:style-name="P15">}</text:p>
      <text:p text:style-name="P1"><text:soft-page-break/><text:span text:style-name="T50">class</text:span><text:span text:style-name="T41"> ConstructorRefDemo3 {</text:span></text:p>
      <text:p text:style-name="P1"><text:span text:style-name="T41"><text:tab/></text:span><text:span text:style-name="T52">// A factory method for class objects. The class must</text:span></text:p>
      <text:p text:style-name="P1"><text:span text:style-name="T41"><text:tab/></text:span><text:span text:style-name="T52">// have a constructor that takes one parameter of type T.</text:span></text:p>
      <text:p text:style-name="P1"><text:span text:style-name="T41"><text:tab/></text:span><text:span text:style-name="T52">// R specifies the type of object being created.</text:span></text:p>
      <text:p text:style-name="P1"><text:span text:style-name="T41"><text:tab/></text:span><text:span text:style-name="T50">static</text:span><text:span text:style-name="T41"> &lt;R,T&gt; R myClassFactory(MyFunc&lt;R, T&gt; </text:span><text:span text:style-name="T71">cons</text:span><text:span text:style-name="T41">, T </text:span><text:span text:style-name="T71">v</text:span><text:span text:style-name="T41">) {</text:span></text:p>
      <text:p text:style-name="P1"><text:span text:style-name="T41"><text:tab/><text:tab/></text:span><text:span text:style-name="T50">return</text:span><text:span text:style-name="T41"> </text:span><text:span text:style-name="T71">cons</text:span><text:span text:style-name="T41">.func(</text:span><text:span text:style-name="T71">v</text:span><text:span text:style-name="T41">);</text:span></text:p>
      <text:p text:style-name="P15"><text:tab/>}</text:p>
      <text:p text:style-name="P1"><text:span text:style-name="T41"><text:tab/></text:span><text:span text:style-name="T50">public</text:span><text:span text:style-name="T41"> </text:span><text:span text:style-name="T50">static</text:span><text:span text:style-name="T41"> </text:span><text:span text:style-name="T50">void</text:span><text:span text:style-name="T41"> main(String </text:span><text:span text:style-name="T71">args</text:span><text:span text:style-name="T41">[])</text:span></text:p>
      <text:p text:style-name="P15"><text:tab/>{</text:p>
      <text:p text:style-name="P1"><text:span text:style-name="T41"><text:tab/><text:tab/></text:span><text:span text:style-name="T52">// Create a reference to a MyClass constructor.</text:span></text:p>
      <text:p text:style-name="P1"><text:span text:style-name="T41"><text:tab/><text:tab/></text:span><text:span text:style-name="T52">// In this case, new refers to the constructor that</text:span></text:p>
      <text:p text:style-name="P1"><text:span text:style-name="T41"><text:tab/><text:tab/></text:span><text:span text:style-name="T52">// takes an argument.</text:span></text:p>
      <text:p text:style-name="P1"><text:span text:style-name="T41"><text:tab/><text:tab/>MyFunc&lt;MyClass&lt;Double&gt;, Double&gt; </text:span><text:span text:style-name="T71">myClassCons</text:span><text:span text:style-name="T41"> = MyClass&lt;Double&gt;::</text:span><text:span text:style-name="T50">new</text:span><text:span text:style-name="T41">;</text:span></text:p>
      <text:p text:style-name="P1"><text:span text:style-name="T41"><text:tab/><text:tab/></text:span><text:span text:style-name="T52">// Create an instance of MyClass by use of the factory method.</text:span></text:p>
      <text:p text:style-name="P1"><text:span text:style-name="T41"><text:tab/><text:tab/>MyClass&lt;Double&gt; </text:span><text:span text:style-name="T71">mc</text:span><text:span text:style-name="T41"> = </text:span><text:span text:style-name="T42">myClassFactory</text:span><text:span text:style-name="T41">(</text:span><text:span text:style-name="T71">myClassCons</text:span><text:span text:style-name="T41">, 100.1);</text:span></text:p>
      <text:p text:style-name="P1"><text:span text:style-name="T41"><text:tab/><text:tab/></text:span><text:span text:style-name="T52">// Use the instance of MyClass just created.</text:span></text:p>
      <text:p text:style-name="P1"><text:span text:style-name="T41"><text:tab/><text:tab/>System.</text:span><text:span text:style-name="T62">out</text:span><text:span text:style-name="T41">.println(</text:span><text:span text:style-name="T66">"val in mc is "</text:span><text:span text:style-name="T41"> + </text:span><text:span text:style-name="T71">mc</text:span><text:span text:style-name="T41">.getVal( ));</text:span></text:p>
      <text:p text:style-name="P1"><text:span text:style-name="T41"><text:tab/><text:tab/></text:span><text:span text:style-name="T52">// Now, create a different class by use of myClassFactory().</text:span></text:p>
      <text:p text:style-name="P1"><text:span text:style-name="T41"><text:tab/><text:tab/>MyFunc&lt;MyClass2, String&gt; </text:span><text:span text:style-name="T71">myClassCons2</text:span><text:span text:style-name="T41"> = MyClass2::</text:span><text:span text:style-name="T50">new</text:span><text:span text:style-name="T41">;</text:span></text:p>
      <text:p text:style-name="P1"><text:span text:style-name="T41"><text:tab/><text:tab/></text:span><text:span text:style-name="T52">// Create an instance of MyClass2 by use of the factory method.</text:span></text:p>
      <text:p text:style-name="P1"><text:span text:style-name="T41"><text:tab/><text:tab/>MyClass2 </text:span><text:span text:style-name="T71">mc2</text:span><text:span text:style-name="T41"> = </text:span><text:span text:style-name="T42">myClassFactory</text:span><text:span text:style-name="T41">(</text:span><text:span text:style-name="T71">myClassCons2</text:span><text:span text:style-name="T41">, </text:span><text:span text:style-name="T66">"Lambda"</text:span><text:span text:style-name="T41">);</text:span></text:p>
      <text:p text:style-name="P1"><text:span text:style-name="T41"><text:tab/><text:tab/></text:span><text:span text:style-name="T52">// Use the instance of MyClass just created.</text:span></text:p>
      <text:p text:style-name="P1"><text:span text:style-name="T41"><text:tab/><text:tab/>System.</text:span><text:span text:style-name="T62">out</text:span><text:span text:style-name="T41">.println(</text:span><text:span text:style-name="T66">"str in mc2 is "</text:span><text:span text:style-name="T41"> + </text:span><text:span text:style-name="T71">mc2</text:span><text:span text:style-name="T41">.getVal( ));</text:span></text:p>
      <text:p text:style-name="P15"><text:tab/>}</text:p>
      <text:p text:style-name="P15">}</text:p>
      <text:p text:style-name="P2"><text:span text:style-name="T80">So, </text:span><text:span text:style-name="T87">myClassFactory( ) </text:span><text:span text:style-name="T80">can create any type of object whose class has a constructor that is compatible with </text:span><text:span text:style-name="T87">func( ) </text:span><text:span text:style-name="T80">in </text:span><text:span text:style-name="T87">MyFunc</text:span><text:span text:style-name="T80">. Although this example is quite simple, it hints at the power that constructor references bring to Java.</text:span></text:p>
      <text:p text:style-name="P30"/>
      <text:p text:style-name="P40">Predefined Functional Interfaces</text:p>
      <text:p text:style-name="P2"><text:span text:style-name="T80">Up to this point, the examples in this chapter have defined their own functional interfaces so that the fundamental concepts behind lambda expressions and functional interfaces could be clearly illustrated. However, in many cases, you won’t need to define your own functional interface because JDK 8 adds a new package called </text:span><text:span text:style-name="T87">java.util.function </text:span><text:span text:style-name="T80">that provides several predefined ones. Although we will look at them more closely in Part II, here is a sampling:</text:span></text:p>
      <text:p text:style-name="P1"><draw:frame draw:style-name="fr1" draw:name="Picture 1" text:anchor-type="as-char" svg:width="16.51cm" svg:height="6.75cm" draw:z-index="0"><draw:image xlink:href="Pictures/2000000900006BEE00002C1D208808FD98142457.wmf" xlink:type="simple" xlink:show="embed" xlink:actuate="onLoad"/></draw:frame></text:p>
      <text:p text:style-name="P44">Program explaining the use of UnaryOperator&lt;T&gt;:</text:p>
      <text:p text:style-name="P1"><text:span text:style-name="T50">import</text:span><text:span text:style-name="T41"> java.util.ArrayList;</text:span></text:p>
      <text:p text:style-name="P1"><text:span text:style-name="T50">import</text:span><text:span text:style-name="T41"> java.util.Arrays;</text:span></text:p>
      <text:p text:style-name="P1"><text:span text:style-name="T50">import</text:span><text:span text:style-name="T41"> java.util.List;</text:span></text:p>
      <text:p text:style-name="P1"><text:span text:style-name="T50">import</text:span><text:span text:style-name="T41"> java.util.function.UnaryOperator;</text:span></text:p>
      <text:p text:style-name="P1"><text:soft-page-break/><text:span text:style-name="T50">public</text:span><text:span text:style-name="T41"> </text:span><text:span text:style-name="T50">class</text:span><text:span text:style-name="T41"> Testing {</text:span></text:p>
      <text:p text:style-name="P1"><text:span text:style-name="T41"><text:s text:c="4"/></text:span><text:span text:style-name="T50">public</text:span><text:span text:style-name="T41"> </text:span><text:span text:style-name="T50">static</text:span><text:span text:style-name="T41"> </text:span><text:span text:style-name="T50">void</text:span><text:span text:style-name="T41"> main(String[] </text:span><text:span text:style-name="T71">args</text:span><text:span text:style-name="T41">) {</text:span></text:p>
      <text:p text:style-name="P1"><text:span text:style-name="T41"><text:s text:c="7"/>List&lt;Integer&gt; </text:span><text:span text:style-name="T71">list</text:span><text:span text:style-name="T41"> = Arrays.</text:span><text:span text:style-name="T42">asList</text:span><text:span text:style-name="T41">(10,20,30,40,50);</text:span></text:p>
      <text:p text:style-name="P1"><text:span text:style-name="T41"><text:s text:c="7"/></text:span><text:span text:style-name="T42">unaryOperatorFun</text:span><text:span text:style-name="T41">(</text:span><text:span text:style-name="T71">i</text:span><text:span text:style-name="T41">-&gt;</text:span><text:span text:style-name="T71">i</text:span><text:span text:style-name="T41">*</text:span><text:span text:style-name="T71">i</text:span><text:span text:style-name="T41">,</text:span><text:span text:style-name="T71">list</text:span><text:span text:style-name="T41">).forEach(</text:span><text:span text:style-name="T71">x</text:span><text:span text:style-name="T41">-&gt;System.</text:span><text:span text:style-name="T62">out</text:span><text:span text:style-name="T41">.println(</text:span><text:span text:style-name="T71">x</text:span><text:span text:style-name="T41">)); <text:s text:c="6"/></text:span></text:p>
      <text:p text:style-name="P15"><text:s text:c="4"/>}</text:p>
      <text:p text:style-name="P1"><text:span text:style-name="T41"><text:s text:c="4"/></text:span><text:span text:style-name="T50">private</text:span><text:span text:style-name="T41"> </text:span><text:span text:style-name="T50">static</text:span><text:span text:style-name="T41"> List&lt;Integer&gt; unaryOperatorFun(UnaryOperator&lt;Integer&gt; </text:span><text:span text:style-name="T71">unaryOpt</text:span><text:span text:style-name="T41">, List&lt;Integer&gt; </text:span><text:span text:style-name="T71">list</text:span><text:span text:style-name="T41">) {</text:span></text:p>
      <text:p text:style-name="P1"><text:span text:style-name="T41"><text:s text:c="7"/>List&lt;Integer&gt; </text:span><text:span text:style-name="T71">uniList</text:span><text:span text:style-name="T41"> = </text:span><text:span text:style-name="T50">new</text:span><text:span text:style-name="T41"> ArrayList&lt;&gt;();</text:span></text:p>
      <text:p text:style-name="P1"><text:span text:style-name="T41"><text:s text:c="7"/></text:span><text:span text:style-name="T71">list</text:span><text:span text:style-name="T41">.forEach(</text:span><text:span text:style-name="T71">i</text:span><text:span text:style-name="T41">-&gt;</text:span><text:span text:style-name="T71">uniList</text:span><text:span text:style-name="T41">.add(</text:span><text:span text:style-name="T71">unaryOpt</text:span><text:span text:style-name="T41">.apply(</text:span><text:span text:style-name="T71">i</text:span><text:span text:style-name="T41">))); </text:span></text:p>
      <text:p text:style-name="P1"><text:span text:style-name="T41"><text:s text:c="7"/></text:span><text:span text:style-name="T50">return</text:span><text:span text:style-name="T41"> </text:span><text:span text:style-name="T71">uniList</text:span><text:span text:style-name="T41">;</text:span></text:p>
      <text:p text:style-name="P15"><text:s text:c="4"/>}</text:p>
      <text:p text:style-name="P15">}</text:p>
      <text:p text:style-name="P31"/>
      <text:p text:style-name="P44">Program explaining the use of Bi<text:span text:style-name="T99">nary</text:span>Operator&lt;T&gt;:</text:p>
      <text:p text:style-name="P1"><text:span text:style-name="T50">import</text:span><text:span text:style-name="T41"> java.util.ArrayList;</text:span></text:p>
      <text:p text:style-name="P1"><text:span text:style-name="T50">import</text:span><text:span text:style-name="T41"> java.util.HashMap;</text:span></text:p>
      <text:p text:style-name="P1"><text:span text:style-name="T50">import</text:span><text:span text:style-name="T41"> java.util.List;</text:span></text:p>
      <text:p text:style-name="P1"><text:span text:style-name="T50">import</text:span><text:span text:style-name="T41"> java.util.Map;</text:span></text:p>
      <text:p text:style-name="P1"><text:span text:style-name="T50">import</text:span><text:span text:style-name="T41"> java.util.function.BinaryOperator;</text:span></text:p>
      <text:p text:style-name="P45">/**</text:p>
      <text:p text:style-name="P1"><text:span text:style-name="T97"><text:s/>* </text:span><text:span text:style-name="T98">@author</text:span><text:span text:style-name="T97"> SONU</text:span></text:p>
      <text:p text:style-name="P45"><text:s/>*</text:p>
      <text:p text:style-name="P45"><text:s/>*/</text:p>
      <text:p text:style-name="P1"><text:span text:style-name="T50">public</text:span><text:span text:style-name="T41"> </text:span><text:span text:style-name="T50">class</text:span><text:span text:style-name="T41"> Testing {</text:span></text:p>
      <text:p text:style-name="P1"><text:span text:style-name="T41"><text:s text:c="4"/></text:span><text:span text:style-name="T97">/**</text:span></text:p>
      <text:p text:style-name="P1"><text:span text:style-name="T97"><text:s text:c="5"/>* </text:span><text:span text:style-name="T98">@param</text:span><text:span text:style-name="T97"> args Command Line Arguments</text:span></text:p>
      <text:p text:style-name="P45"><text:s text:c="5"/>*/</text:p>
      <text:p text:style-name="P1"><text:span text:style-name="T41"><text:s text:c="4"/></text:span><text:span text:style-name="T50">public</text:span><text:span text:style-name="T41"> </text:span><text:span text:style-name="T50">static</text:span><text:span text:style-name="T41"> </text:span><text:span text:style-name="T50">void</text:span><text:span text:style-name="T41"> main(String[] </text:span><text:span text:style-name="T71">args</text:span><text:span text:style-name="T41">) {</text:span></text:p>
      <text:p text:style-name="P1"><text:span text:style-name="T41"><text:s text:c="7"/>Map&lt;String,String&gt; </text:span><text:span text:style-name="T71">map</text:span><text:span text:style-name="T41"> = </text:span><text:span text:style-name="T50">new</text:span><text:span text:style-name="T41"> HashMap&lt;&gt;();</text:span></text:p>
      <text:p text:style-name="P1"><text:span text:style-name="T41"><text:s text:c="7"/></text:span><text:span text:style-name="T71">map</text:span><text:span text:style-name="T41">.put(</text:span><text:span text:style-name="T66">"X"</text:span><text:span text:style-name="T41">, </text:span><text:span text:style-name="T66">"A"</text:span><text:span text:style-name="T41">);</text:span></text:p>
      <text:p text:style-name="P1"><text:span text:style-name="T41"><text:s text:c="7"/></text:span><text:span text:style-name="T71">map</text:span><text:span text:style-name="T41">.put(</text:span><text:span text:style-name="T66">"Y"</text:span><text:span text:style-name="T41">, </text:span><text:span text:style-name="T66">"B"</text:span><text:span text:style-name="T41">);</text:span></text:p>
      <text:p text:style-name="P1"><text:span text:style-name="T41"><text:s text:c="7"/></text:span><text:span text:style-name="T71">map</text:span><text:span text:style-name="T41">.put(</text:span><text:span text:style-name="T66">"Z"</text:span><text:span text:style-name="T41">, </text:span><text:span text:style-name="T66">"C"</text:span><text:span text:style-name="T41">);</text:span></text:p>
      <text:p text:style-name="P1"><text:span text:style-name="T41"><text:s text:c="7"/></text:span><text:span text:style-name="T42">binaryOperatorFun</text:span><text:span text:style-name="T41">((</text:span><text:span text:style-name="T71">s1</text:span><text:span text:style-name="T41">,</text:span><text:span text:style-name="T71">s2</text:span><text:span text:style-name="T41">)-&gt; </text:span><text:span text:style-name="T71">s1</text:span><text:span text:style-name="T41">+</text:span><text:span text:style-name="T66">"-"</text:span><text:span text:style-name="T41">+</text:span><text:span text:style-name="T71">s2</text:span><text:span text:style-name="T41">,</text:span><text:span text:style-name="T71">map</text:span><text:span text:style-name="T41">).forEach(</text:span><text:span text:style-name="T71">x</text:span><text:span text:style-name="T41">-&gt;System.</text:span><text:span text:style-name="T62">out</text:span><text:span text:style-name="T41">.println(</text:span><text:span text:style-name="T71">x</text:span><text:span text:style-name="T41">)); <text:s text:c="6"/></text:span></text:p>
      <text:p text:style-name="P15"><text:s text:c="4"/>}</text:p>
      <text:p text:style-name="P1"><text:span text:style-name="T41"><text:s text:c="4"/></text:span><text:span text:style-name="T50">private</text:span><text:span text:style-name="T41"> </text:span><text:span text:style-name="T50">static</text:span><text:span text:style-name="T41"> List&lt;String&gt; binaryOperatorFun(BinaryOperator&lt;String&gt; </text:span><text:span text:style-name="T71">binaryOpt</text:span><text:span text:style-name="T41">, Map&lt;String,String&gt; </text:span><text:span text:style-name="T71">map</text:span><text:span text:style-name="T41">){</text:span></text:p>
      <text:p text:style-name="P1"><text:span text:style-name="T41"><text:s text:c="7"/>List&lt;String&gt; </text:span><text:span text:style-name="T71">biList</text:span><text:span text:style-name="T41"> = </text:span><text:span text:style-name="T50">new</text:span><text:span text:style-name="T41"> ArrayList&lt;&gt;();</text:span></text:p>
      <text:p text:style-name="P1"><text:span text:style-name="T41"><text:s text:c="7"/></text:span><text:span text:style-name="T71">map</text:span><text:span text:style-name="T41">.forEach((</text:span><text:span text:style-name="T71">s1</text:span><text:span text:style-name="T41">,</text:span><text:span text:style-name="T71">s2</text:span><text:span text:style-name="T41">)-&gt;</text:span><text:span text:style-name="T71">biList</text:span><text:span text:style-name="T41">.add(</text:span><text:span text:style-name="T71">binaryOpt</text:span><text:span text:style-name="T41">.apply(</text:span><text:span text:style-name="T71">s1</text:span><text:span text:style-name="T41">,</text:span><text:span text:style-name="T71">s2</text:span><text:span text:style-name="T41">))); </text:span></text:p>
      <text:p text:style-name="P1"><text:span text:style-name="T41"><text:s text:c="7"/></text:span><text:span text:style-name="T50">return</text:span><text:span text:style-name="T41"> </text:span><text:span text:style-name="T71">biList</text:span><text:span text:style-name="T41">;</text:span></text:p>
      <text:p text:style-name="P15"><text:s text:c="4"/>}</text:p>
      <text:p text:style-name="P15">}</text:p>
      <text:p text:style-name="P31"/>
      <text:p text:style-name="P44">Program explaining the use of Consumer&lt;T&gt;:</text:p>
      <text:p text:style-name="P44">First example:</text:p>
      <text:p text:style-name="P72"><text:span text:style-name="T50">import</text:span><text:span text:style-name="T41"> java.util.function.Consumer;</text:span></text:p>
      <text:p text:style-name="P72"><text:span text:style-name="T50">class</text:span><text:span text:style-name="T41"> Main {</text:span></text:p>
      <text:p text:style-name="P72"><text:span text:style-name="T41"><text:s text:c="4"/></text:span><text:span text:style-name="T50">public</text:span><text:span text:style-name="T41"> </text:span><text:span text:style-name="T50">static</text:span><text:span text:style-name="T41"> </text:span><text:span text:style-name="T50">void</text:span><text:span text:style-name="T41"> main(String[] </text:span><text:span text:style-name="T71">args</text:span><text:span text:style-name="T41">) {</text:span></text:p>
      <text:p text:style-name="P72"><text:span text:style-name="T41"><text:s text:c="6"/></text:span><text:span text:style-name="T50">int</text:span><text:span text:style-name="T41"> </text:span><text:span text:style-name="T71">x</text:span><text:span text:style-name="T41"> = 99;</text:span></text:p>
      <text:p text:style-name="P72"><text:span text:style-name="T41"><text:s text:c="6"/>Consumer&lt;Integer&gt; </text:span><text:span text:style-name="T71">myConsumer</text:span><text:span text:style-name="T41"> = (</text:span><text:span text:style-name="T71">y</text:span><text:span text:style-name="T41">) -&gt; {</text:span></text:p>
      <text:p text:style-name="P72"><text:span text:style-name="T41"><text:s text:c="10"/>System.</text:span><text:span text:style-name="T62">out</text:span><text:span text:style-name="T41">.println(</text:span><text:span text:style-name="T66">"x = "</text:span><text:span text:style-name="T41"> + </text:span><text:span text:style-name="T71">x</text:span><text:span text:style-name="T41">);</text:span></text:p>
      <text:p text:style-name="P72"><text:span text:style-name="T41"><text:s text:c="10"/>System.</text:span><text:span text:style-name="T62">out</text:span><text:span text:style-name="T41">.println(</text:span><text:span text:style-name="T66">"y = "</text:span><text:span text:style-name="T41"> + </text:span><text:span text:style-name="T71">y</text:span><text:span text:style-name="T41">);</text:span></text:p>
      <text:p text:style-name="P74"><text:s text:c="6"/>};</text:p>
      <text:p text:style-name="P72"><text:span text:style-name="T41"><text:s text:c="6"/></text:span><text:span text:style-name="T71">myConsumer</text:span><text:span text:style-name="T41">.accept(</text:span><text:span text:style-name="T71">x</text:span><text:span text:style-name="T41">);</text:span></text:p>
      <text:p text:style-name="P74"><text:s text:c="4"/>}</text:p>
      <text:p text:style-name="P74">}</text:p>
      <text:p text:style-name="P44">Second example:</text:p>
      <text:p text:style-name="P72"><text:span text:style-name="T50">import</text:span><text:span text:style-name="T41"> java.util.Arrays;</text:span></text:p>
      <text:p text:style-name="P72"><text:span text:style-name="T50">import</text:span><text:span text:style-name="T41"> java.util.List;</text:span></text:p>
      <text:p text:style-name="P72"><text:span text:style-name="T50">import</text:span><text:span text:style-name="T41"> java.util.function.Consumer;</text:span></text:p>
      <text:p text:style-name="P72"><text:span text:style-name="T50">class</text:span><text:span text:style-name="T41"> Student {</text:span></text:p>
      <text:p text:style-name="P72"><text:span text:style-name="T41"><text:s text:c="2"/></text:span><text:span text:style-name="T50">public</text:span><text:span text:style-name="T41"> String </text:span><text:span text:style-name="T61">name</text:span><text:span text:style-name="T41">;</text:span></text:p>
      <text:p text:style-name="P72"><text:span text:style-name="T41"><text:s text:c="2"/></text:span><text:span text:style-name="T50">public</text:span><text:span text:style-name="T41"> </text:span><text:span text:style-name="T50">double</text:span><text:span text:style-name="T41"> </text:span><text:span text:style-name="T61">gpa</text:span><text:span text:style-name="T41">;</text:span></text:p>
      <text:p text:style-name="P72"><text:span text:style-name="T41"><text:s text:c="2"/>Student(String </text:span><text:span text:style-name="T71">name</text:span><text:span text:style-name="T41">, </text:span><text:span text:style-name="T50">double</text:span><text:span text:style-name="T41"> </text:span><text:span text:style-name="T71">g</text:span><text:span text:style-name="T41">) {</text:span></text:p>
      <text:p text:style-name="P72"><text:span text:style-name="T41"><text:s text:c="4"/></text:span><text:span text:style-name="T50">this</text:span><text:span text:style-name="T41">.</text:span><text:span text:style-name="T61">name</text:span><text:span text:style-name="T41"> = </text:span><text:span text:style-name="T71">name</text:span><text:span text:style-name="T41">;</text:span></text:p>
      <text:p text:style-name="P72"><text:span text:style-name="T41"><text:s text:c="4"/></text:span><text:span text:style-name="T50">this</text:span><text:span text:style-name="T41">.</text:span><text:span text:style-name="T61">gpa</text:span><text:span text:style-name="T41"> = </text:span><text:span text:style-name="T71">g</text:span><text:span text:style-name="T41">;</text:span></text:p>
      <text:p text:style-name="P74"><text:soft-page-break/><text:s text:c="2"/>}</text:p>
      <text:p text:style-name="P74">}</text:p>
      <text:p text:style-name="P72"><text:span text:style-name="T50">class</text:span><text:span text:style-name="T41"> Main {</text:span></text:p>
      <text:p text:style-name="P72"><text:span text:style-name="T41"><text:s text:c="3"/></text:span><text:span text:style-name="T50">public</text:span><text:span text:style-name="T41"> </text:span><text:span text:style-name="T50">static</text:span><text:span text:style-name="T41"> </text:span><text:span text:style-name="T50">void</text:span><text:span text:style-name="T41"> main(String[] </text:span><text:span text:style-name="T71">args</text:span><text:span text:style-name="T41">) {</text:span></text:p>
      <text:p text:style-name="P72"><text:span text:style-name="T41"><text:s text:c="6"/>List&lt;Student&gt; </text:span><text:span text:style-name="T71">students</text:span><text:span text:style-name="T41"> = Arrays.</text:span><text:span text:style-name="T42">asList</text:span><text:span text:style-name="T41">(</text:span></text:p>
      <text:p text:style-name="P72"><text:span text:style-name="T41"><text:s text:c="12"/></text:span><text:span text:style-name="T50">new</text:span><text:span text:style-name="T41"> Student(</text:span><text:span text:style-name="T66">"John"</text:span><text:span text:style-name="T41">, 3),</text:span></text:p>
      <text:p text:style-name="P72"><text:span text:style-name="T41"><text:s text:c="12"/></text:span><text:span text:style-name="T50">new</text:span><text:span text:style-name="T41"> Student(</text:span><text:span text:style-name="T66">"Mark"</text:span><text:span text:style-name="T41">, 4)</text:span></text:p>
      <text:p text:style-name="P74"><text:s text:c="6"/>);</text:p>
      <text:p text:style-name="P72"><text:span text:style-name="T41"><text:s text:c="6"/></text:span><text:span text:style-name="T42">acceptAllEmployee</text:span><text:span text:style-name="T41">(</text:span><text:span text:style-name="T71">students</text:span><text:span text:style-name="T41">, </text:span><text:span text:style-name="T71">e</text:span><text:span text:style-name="T41"> -&gt; System.</text:span><text:span text:style-name="T62">out</text:span><text:span text:style-name="T41">.println(</text:span><text:span text:style-name="T71">e</text:span><text:span text:style-name="T41">.</text:span><text:span text:style-name="T61">name</text:span><text:span text:style-name="T41"> + </text:span><text:span text:style-name="T66">": "</text:span><text:span text:style-name="T41"> + </text:span><text:span text:style-name="T71">e</text:span><text:span text:style-name="T41">.</text:span><text:span text:style-name="T61">gpa</text:span><text:span text:style-name="T41">));</text:span></text:p>
      <text:p text:style-name="P74"><text:s text:c="3"/>}</text:p>
      <text:p text:style-name="P72"><text:span text:style-name="T41"><text:s text:c="3"/></text:span><text:span text:style-name="T50">public</text:span><text:span text:style-name="T41"> </text:span><text:span text:style-name="T50">static</text:span><text:span text:style-name="T41"> </text:span><text:span text:style-name="T50">void</text:span><text:span text:style-name="T41"> acceptAllEmployee(List&lt;Student&gt; </text:span><text:span text:style-name="T71">student</text:span><text:span text:style-name="T41">, Consumer&lt;Student&gt; </text:span><text:span text:style-name="T71">printer</text:span><text:span text:style-name="T41">) {</text:span></text:p>
      <text:p text:style-name="P72"><text:span text:style-name="T41"><text:s text:c="6"/></text:span><text:span text:style-name="T50">for</text:span><text:span text:style-name="T41"> (Student </text:span><text:span text:style-name="T71">e</text:span><text:span text:style-name="T41"> : </text:span><text:span text:style-name="T71">student</text:span><text:span text:style-name="T41">) {</text:span></text:p>
      <text:p text:style-name="P72"><text:span text:style-name="T41"><text:s text:c="9"/></text:span><text:span text:style-name="T71">printer</text:span><text:span text:style-name="T41">.accept(</text:span><text:span text:style-name="T71">e</text:span><text:span text:style-name="T41">);</text:span></text:p>
      <text:p text:style-name="P74"><text:s text:c="6"/>}</text:p>
      <text:p text:style-name="P74"><text:s text:c="3"/>}</text:p>
      <text:p text:style-name="P74">}</text:p>
      <text:p text:style-name="P23"/>
      <text:p text:style-name="P44">Program explaining the use of Supplier&lt;T&gt;:</text:p>
      <text:p text:style-name="P1"><text:span text:style-name="T50">import</text:span><text:span text:style-name="T41"> java.util.function.Supplier;</text:span></text:p>
      <text:p text:style-name="P1"><text:span text:style-name="T50">class</text:span><text:span text:style-name="T41"> Item {</text:span></text:p>
      <text:p text:style-name="P1"><text:span text:style-name="T41"><text:s text:c="4"/>String </text:span><text:span text:style-name="T61">name</text:span><text:span text:style-name="T41">;</text:span></text:p>
      <text:p text:style-name="P1"><text:span text:style-name="T41"><text:s text:c="4"/></text:span><text:span text:style-name="T50">public</text:span><text:span text:style-name="T41"> </text:span><text:span text:style-name="T50">static</text:span><text:span text:style-name="T41"> String getStaticVal(){</text:span></text:p>
      <text:p text:style-name="P1"><text:span text:style-name="T41"><text:s text:c="8"/></text:span><text:span text:style-name="T50">return</text:span><text:span text:style-name="T41"> </text:span><text:span text:style-name="T66">"Static Val"</text:span><text:span text:style-name="T41">;</text:span></text:p>
      <text:p text:style-name="P15"><text:s text:c="4"/>}</text:p>
      <text:p text:style-name="P1"><text:span text:style-name="T41"><text:s text:c="4"/></text:span><text:span text:style-name="T50">public</text:span><text:span text:style-name="T41"> String getMsg(){</text:span></text:p>
      <text:p text:style-name="P1"><text:span text:style-name="T41"><text:s text:c="8"/></text:span><text:span text:style-name="T50">return</text:span><text:span text:style-name="T41"> </text:span><text:span text:style-name="T66">"Hello World!"</text:span><text:span text:style-name="T41">;</text:span></text:p>
      <text:p text:style-name="P15"><text:s text:c="4"/>}</text:p>
      <text:p text:style-name="P15">}</text:p>
      <text:p text:style-name="P1"><text:span text:style-name="T50">public</text:span><text:span text:style-name="T41"> </text:span><text:span text:style-name="T50">class</text:span><text:span text:style-name="T41"> Testing {</text:span></text:p>
      <text:p text:style-name="P1"><text:span text:style-name="T41"><text:s text:c="4"/></text:span><text:span text:style-name="T50">public</text:span><text:span text:style-name="T41"> </text:span><text:span text:style-name="T50">static</text:span><text:span text:style-name="T41"> </text:span><text:span text:style-name="T50">void</text:span><text:span text:style-name="T41"> main(String[] </text:span><text:span text:style-name="T71">args</text:span><text:span text:style-name="T41">) {</text:span></text:p>
      <text:p text:style-name="P1"><text:span text:style-name="T41"><text:s text:c="4"/><text:tab/></text:span><text:span text:style-name="T52">// Creating object of a class using supplier</text:span></text:p>
      <text:p text:style-name="P1"><text:span text:style-name="T41"><text:s text:c="8"/>Supplier&lt;Item&gt; </text:span><text:span text:style-name="T71">supplier0</text:span><text:span text:style-name="T41"> = Item::</text:span><text:span text:style-name="T50">new</text:span><text:span text:style-name="T41">;</text:span></text:p>
      <text:p text:style-name="P1"><text:span text:style-name="T41"><text:s text:c="8"/>Item </text:span><text:span text:style-name="T71">item</text:span><text:span text:style-name="T41"> = </text:span><text:span text:style-name="T71">supplier0</text:span><text:span text:style-name="T41">.get();</text:span></text:p>
      <text:p text:style-name="P1"><text:span text:style-name="T41"><text:s text:c="8"/>System.</text:span><text:span text:style-name="T62">out</text:span><text:span text:style-name="T41">.println(</text:span><text:span text:style-name="T71">item</text:span><text:span text:style-name="T41">.getMsg());</text:span></text:p>
      <text:p text:style-name="P15"><text:s text:c="8"/></text:p>
      <text:p text:style-name="P1"><text:span text:style-name="T41"><text:s text:c="8"/></text:span><text:span text:style-name="T52">// Supplier to fetch a method of a class</text:span></text:p>
      <text:p text:style-name="P1"><text:span text:style-name="T41"><text:s text:c="8"/>Supplier&lt;String&gt; </text:span><text:span text:style-name="T71">supplier1</text:span><text:span text:style-name="T41"> = Item::</text:span><text:span text:style-name="T42">getStaticVal</text:span><text:span text:style-name="T41">;</text:span></text:p>
      <text:p text:style-name="P1"><text:span text:style-name="T41"><text:s text:c="8"/>String </text:span><text:span text:style-name="T71">val</text:span><text:span text:style-name="T41"> = </text:span><text:span text:style-name="T71">supplier1</text:span><text:span text:style-name="T41">.get();</text:span></text:p>
      <text:p text:style-name="P1"><text:span text:style-name="T41"><text:s text:c="8"/>System.</text:span><text:span text:style-name="T62">out</text:span><text:span text:style-name="T41">.println(</text:span><text:span text:style-name="T66">"Calling <text:s/>Method:"</text:span><text:span text:style-name="T41">+</text:span><text:span text:style-name="T71">val</text:span><text:span text:style-name="T41">);</text:span></text:p>
      <text:p text:style-name="P15"><text:s text:c="4"/>}</text:p>
      <text:p text:style-name="P15">}</text:p>
      <text:p text:style-name="P23"/>
      <text:p text:style-name="P44">Program explaining the use of Function&lt;T, R&gt;:</text:p>
      <text:p text:style-name="P1"><text:span text:style-name="T50">import</text:span><text:span text:style-name="T41"> java.util.function.Function;</text:span></text:p>
      <text:p text:style-name="P1"><text:span text:style-name="T50">class</text:span><text:span text:style-name="T41"> UseFunctionInterfaceDemo {</text:span></text:p>
      <text:p text:style-name="P1"><text:span text:style-name="T41"><text:tab/></text:span><text:span text:style-name="T50">public</text:span><text:span text:style-name="T41"> </text:span><text:span text:style-name="T50">static</text:span><text:span text:style-name="T41"> </text:span><text:span text:style-name="T50">void</text:span><text:span text:style-name="T41"> main(String </text:span><text:span text:style-name="T71">args</text:span><text:span text:style-name="T41">[])</text:span></text:p>
      <text:p text:style-name="P15"><text:tab/>{</text:p>
      <text:p text:style-name="P1"><text:span text:style-name="T41"><text:tab/><text:tab/></text:span><text:span text:style-name="T52">// This block lambda computes the factorial of an </text:span><text:span text:style-name="T53">int</text:span><text:span text:style-name="T52"> value.</text:span></text:p>
      <text:p text:style-name="P1"><text:span text:style-name="T41"><text:tab/><text:tab/></text:span><text:span text:style-name="T52">// This time, Function is the functional interface.</text:span></text:p>
      <text:p text:style-name="P1"><text:span text:style-name="T41"><text:tab/><text:tab/>Function&lt;Integer, Integer&gt; </text:span><text:span text:style-name="T71">factorial</text:span><text:span text:style-name="T41"> = (</text:span><text:span text:style-name="T71">n</text:span><text:span text:style-name="T41">) -&gt; {</text:span></text:p>
      <text:p text:style-name="P1"><text:span text:style-name="T41"><text:tab/><text:tab/><text:tab/></text:span><text:span text:style-name="T50">int</text:span><text:span text:style-name="T41"> </text:span><text:span text:style-name="T71">result</text:span><text:span text:style-name="T41"> = 1;</text:span></text:p>
      <text:p text:style-name="P1"><text:span text:style-name="T41"><text:tab/><text:tab/><text:tab/></text:span><text:span text:style-name="T50">for</text:span><text:span text:style-name="T41">(</text:span><text:span text:style-name="T50">int</text:span><text:span text:style-name="T41"> </text:span><text:span text:style-name="T71">i</text:span><text:span text:style-name="T41">=1; </text:span><text:span text:style-name="T71">i</text:span><text:span text:style-name="T41"> &lt;= </text:span><text:span text:style-name="T71">n</text:span><text:span text:style-name="T41">; </text:span><text:span text:style-name="T71">i</text:span><text:span text:style-name="T41">++)</text:span></text:p>
      <text:p text:style-name="P1"><text:span text:style-name="T41"><text:tab/><text:tab/><text:tab/><text:tab/></text:span><text:span text:style-name="T71">result</text:span><text:span text:style-name="T41"> = </text:span><text:span text:style-name="T71">i</text:span><text:span text:style-name="T41"> * </text:span><text:span text:style-name="T71">result</text:span><text:span text:style-name="T41">;</text:span></text:p>
      <text:p text:style-name="P1"><text:span text:style-name="T41"><text:tab/><text:tab/><text:tab/></text:span><text:span text:style-name="T50">return</text:span><text:span text:style-name="T41"> </text:span><text:span text:style-name="T71">result</text:span><text:span text:style-name="T41">;</text:span></text:p>
      <text:p text:style-name="P15"><text:tab/><text:tab/>};</text:p>
      <text:p text:style-name="P1"><text:span text:style-name="T41"><text:tab/><text:tab/>System.</text:span><text:span text:style-name="T62">out</text:span><text:span text:style-name="T41">.println(</text:span><text:span text:style-name="T66">"The factoral of 3 is "</text:span><text:span text:style-name="T41"> + </text:span><text:span text:style-name="T71">factorial</text:span><text:span text:style-name="T41">.apply(3));</text:span></text:p>
      <text:p text:style-name="P1"><text:span text:style-name="T41"><text:tab/><text:tab/>System.</text:span><text:span text:style-name="T62">out</text:span><text:span text:style-name="T41">.println(</text:span><text:span text:style-name="T66">"The factoral of 5 is "</text:span><text:span text:style-name="T41"> + </text:span><text:span text:style-name="T71">factorial</text:span><text:span text:style-name="T41">.apply(5));</text:span></text:p>
      <text:p text:style-name="P15"><text:tab/>}</text:p>
      <text:p text:style-name="P15">}</text:p>
      <text:p text:style-name="P15"/>
      <text:p text:style-name="P44">Program explaining the use of Predicate&lt;T&gt;:</text:p>
      <text:p text:style-name="P1"><text:span text:style-name="T50">import</text:span><text:span text:style-name="T41"> java.util.function.Function;</text:span></text:p>
      <text:p text:style-name="P1"><text:span text:style-name="T50">import</text:span><text:span text:style-name="T41"> java.util.function.Predicate;</text:span></text:p>
      <text:p text:style-name="P1"><text:span text:style-name="T50">class</text:span><text:span text:style-name="T41"> Student {</text:span></text:p>
      <text:p text:style-name="P1"><text:soft-page-break/><text:span text:style-name="T41"><text:tab/></text:span><text:span text:style-name="T50">public</text:span><text:span text:style-name="T41"> </text:span><text:span text:style-name="T50">int</text:span><text:span text:style-name="T41"> </text:span><text:span text:style-name="T61">age</text:span><text:span text:style-name="T41">;</text:span></text:p>
      <text:p text:style-name="P1"><text:span text:style-name="T41"><text:tab/></text:span><text:span text:style-name="T50">public</text:span><text:span text:style-name="T41"> String </text:span><text:span text:style-name="T61">gender</text:span><text:span text:style-name="T41">;</text:span></text:p>
      <text:p text:style-name="P1"><text:span text:style-name="T41"><text:tab/></text:span><text:span text:style-name="T50">public</text:span><text:span text:style-name="T41"> Student(</text:span><text:span text:style-name="T50">int</text:span><text:span text:style-name="T41"> </text:span><text:span text:style-name="T71">age</text:span><text:span text:style-name="T41">,String </text:span><text:span text:style-name="T71">gender</text:span><text:span text:style-name="T41">){</text:span></text:p>
      <text:p text:style-name="P1"><text:span text:style-name="T41"><text:tab/><text:tab/></text:span><text:span text:style-name="T50">this</text:span><text:span text:style-name="T41">.</text:span><text:span text:style-name="T61">age</text:span><text:span text:style-name="T41"> = </text:span><text:span text:style-name="T71">age</text:span><text:span text:style-name="T41">;</text:span></text:p>
      <text:p text:style-name="P1"><text:span text:style-name="T41"><text:tab/><text:tab/></text:span><text:span text:style-name="T50">this</text:span><text:span text:style-name="T41">.</text:span><text:span text:style-name="T61">gender</text:span><text:span text:style-name="T41"> = </text:span><text:span text:style-name="T71">gender</text:span><text:span text:style-name="T41">;</text:span></text:p>
      <text:p text:style-name="P15"><text:tab/>}</text:p>
      <text:p text:style-name="P1"><text:span text:style-name="T41"><text:tab/></text:span><text:span text:style-name="T50">public</text:span><text:span text:style-name="T41"> <text:s/>String customShow(Function&lt;Student,String&gt; </text:span><text:span text:style-name="T71">fun</text:span><text:span text:style-name="T41">){</text:span></text:p>
      <text:p text:style-name="P1"><text:span text:style-name="T41"><text:tab/><text:tab/></text:span><text:span text:style-name="T50">return</text:span><text:span text:style-name="T41"> </text:span><text:span text:style-name="T71">fun</text:span><text:span text:style-name="T41">.apply(</text:span><text:span text:style-name="T50">this</text:span><text:span text:style-name="T41">);</text:span></text:p>
      <text:p text:style-name="P15"><text:tab/>}</text:p>
      <text:p text:style-name="P15">}</text:p>
      <text:p text:style-name="P1"><text:span text:style-name="T50">class</text:span><text:span text:style-name="T41"> PredicateDemo {</text:span></text:p>
      <text:p text:style-name="P1"><text:span text:style-name="T41"><text:tab/></text:span><text:span text:style-name="T50">public</text:span><text:span text:style-name="T41"> </text:span><text:span text:style-name="T50">static</text:span><text:span text:style-name="T41"> </text:span><text:span text:style-name="T50">void</text:span><text:span text:style-name="T41"> main(String[] </text:span><text:span text:style-name="T71">args</text:span><text:span text:style-name="T41">){</text:span></text:p>
      <text:p text:style-name="P1"><text:span text:style-name="T41"><text:tab/><text:tab/>Predicate&lt;Student&gt; </text:span><text:span text:style-name="T71">maleStudent</text:span><text:span text:style-name="T41"> = </text:span><text:span text:style-name="T71">s</text:span><text:span text:style-name="T41">-&gt; </text:span><text:span text:style-name="T71">s</text:span><text:span text:style-name="T41">.</text:span><text:span text:style-name="T61">age</text:span><text:span text:style-name="T41"> &gt;= 20 &amp;&amp; </text:span><text:span text:style-name="T66">"male"</text:span><text:span text:style-name="T41">.equals(</text:span><text:span text:style-name="T71">s</text:span><text:span text:style-name="T41">.</text:span><text:span text:style-name="T61">gender</text:span><text:span text:style-name="T41">);</text:span></text:p>
      <text:p text:style-name="P1"><text:span text:style-name="T41"><text:tab/><text:tab/>Predicate&lt;Student&gt; </text:span><text:span text:style-name="T71">femaleStudent</text:span><text:span text:style-name="T41"> = </text:span><text:span text:style-name="T71">s</text:span><text:span text:style-name="T41">-&gt; </text:span><text:span text:style-name="T71">s</text:span><text:span text:style-name="T41">.</text:span><text:span text:style-name="T61">age</text:span><text:span text:style-name="T41"> &gt; 15 &amp;&amp; </text:span><text:span text:style-name="T66">"female"</text:span><text:span text:style-name="T41">.equals(</text:span><text:span text:style-name="T71">s</text:span><text:span text:style-name="T41">.</text:span><text:span text:style-name="T61">gender</text:span><text:span text:style-name="T41">);</text:span></text:p>
      <text:p text:style-name="P23"/>
      <text:p text:style-name="P1"><text:span text:style-name="T41"><text:tab/><text:tab/>Function&lt;Student,String&gt; </text:span><text:span text:style-name="T71">maleStyle</text:span><text:span text:style-name="T41"> = </text:span><text:span text:style-name="T71">s</text:span><text:span text:style-name="T41">-&gt; </text:span><text:span text:style-name="T66">"Hi, You are male and age "</text:span><text:span text:style-name="T41">+</text:span><text:span text:style-name="T71">s</text:span><text:span text:style-name="T41">.</text:span><text:span text:style-name="T61">age</text:span><text:span text:style-name="T41">;</text:span></text:p>
      <text:p text:style-name="P1"><text:span text:style-name="T41"><text:tab/><text:tab/>Function&lt;Student,String&gt; </text:span><text:span text:style-name="T71">femaleStyle</text:span><text:span text:style-name="T41"> = </text:span><text:span text:style-name="T71">s</text:span><text:span text:style-name="T41">-&gt; </text:span><text:span text:style-name="T66">"Hi, You are female and age "</text:span><text:span text:style-name="T41">+ </text:span><text:span text:style-name="T71">s</text:span><text:span text:style-name="T41">.</text:span><text:span text:style-name="T61">age</text:span><text:span text:style-name="T41">;</text:span></text:p>
      <text:p text:style-name="P23"/>
      <text:p text:style-name="P1"><text:span text:style-name="T41"><text:tab/><text:tab/>Student </text:span><text:span text:style-name="T71">s1</text:span><text:span text:style-name="T41"> = </text:span><text:span text:style-name="T50">new</text:span><text:span text:style-name="T41"> Student(21,</text:span><text:span text:style-name="T66">"male"</text:span><text:span text:style-name="T41">);</text:span></text:p>
      <text:p text:style-name="P1"><text:span text:style-name="T41"><text:tab/><text:tab/></text:span><text:span text:style-name="T50">if</text:span><text:span text:style-name="T41">(</text:span><text:span text:style-name="T71">maleStudent</text:span><text:span text:style-name="T41">.test(</text:span><text:span text:style-name="T71">s1</text:span><text:span text:style-name="T41">)){</text:span></text:p>
      <text:p text:style-name="P1"><text:span text:style-name="T41"><text:tab/><text:tab/><text:tab/>System.</text:span><text:span text:style-name="T62">out</text:span><text:span text:style-name="T41">.println(</text:span><text:span text:style-name="T71">s1</text:span><text:span text:style-name="T41">.customShow(</text:span><text:span text:style-name="T71">maleStyle</text:span><text:span text:style-name="T41">));</text:span></text:p>
      <text:p text:style-name="P1"><text:span text:style-name="T41"><text:tab/><text:tab/>}</text:span><text:span text:style-name="T50">else</text:span><text:span text:style-name="T41"> </text:span><text:span text:style-name="T50">if</text:span><text:span text:style-name="T41">(</text:span><text:span text:style-name="T71">femaleStudent</text:span><text:span text:style-name="T41">.test(</text:span><text:span text:style-name="T71">s1</text:span><text:span text:style-name="T41">)){</text:span></text:p>
      <text:p text:style-name="P1"><text:span text:style-name="T41"><text:tab/><text:tab/><text:tab/>System.</text:span><text:span text:style-name="T62">out</text:span><text:span text:style-name="T41">.println(</text:span><text:span text:style-name="T71">s1</text:span><text:span text:style-name="T41">.customShow(</text:span><text:span text:style-name="T71">femaleStyle</text:span><text:span text:style-name="T41">));</text:span></text:p>
      <text:p text:style-name="P15"><text:tab/><text:tab/>} <text:s text:c="5"/></text:p>
      <text:p text:style-name="P15"><text:tab/>} <text:s text:c="3"/></text:p>
      <text:p text:style-name="P15">}</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10 Pitch" svg:font-family="'Courier 10 Pitch'" style:font-family-generic="roman" style:font-pitch="variable"/>
    <style:font-face style:name="Courier New" svg:font-family="'Courier New'" style:font-family-generic="roman" style:font-pitch="variable"/>
    <style:font-face style:name="DINMittelEFOP-Bold" svg:font-family="DINMittelEFOP-Bold" style:font-family-generic="roman" style:font-pitch="variable"/>
    <style:font-face style:name="FranklinGothic-Book" svg:font-family="FranklinGothic-Book" style:font-family-generic="roman" style:font-pitch="variable"/>
    <style:font-face style:name="FranklinGothic-DemiCnd" svg:font-family="FranklinGothic-DemiCnd" style:font-family-generic="roman" style:font-pitch="variable"/>
    <style:font-face style:name="FranklinGothic-ExtraCond" svg:font-family="FranklinGothic-ExtraCond" style:font-family-generic="roman" style:font-pitch="variable"/>
    <style:font-face style:name="ITCFranklinGothicStd-BkCd" svg:font-family="ITCFranklinGothicStd-BkCd" style:font-family-generic="roman" style:font-pitch="variable"/>
    <style:font-face style:name="ITCFranklinGothicStd-DmCd" svg:font-family="ITCFranklinGothicStd-DmCd"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NewBaskervilleStd-Roman" svg:font-family="NewBaskervilleStd-Roman" style:font-family-generic="roman" style:font-pitch="variable"/>
    <style:font-face style:name="Palatino-Bold" svg:font-family="Palatino-Bold" style:font-family-generic="roman" style:font-pitch="variable"/>
    <style:font-face style:name="Palatino-Italic" svg:font-family="Palatino-Italic"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ystem" style:font-pitch="variable"/>
    <style:font-face style:name="Consolas1" svg:font-family="Consolas"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DINMittelEFOP-Bold1" svg:font-family="DINMittelEFOP-Bold" style:font-family-generic="system" style:font-pitch="variable"/>
    <style:font-face style:name="DejaVu Sans" svg:font-family="'DejaVu Sans'" style:font-family-generic="system" style:font-pitch="variable"/>
    <style:font-face style:name="FranklinGothic-Book1" svg:font-family="FranklinGothic-Book" style:font-family-generic="system" style:font-pitch="variable"/>
    <style:font-face style:name="FranklinGothic-DemiCnd1" svg:font-family="FranklinGothic-DemiCnd" style:font-family-generic="system" style:font-pitch="variable"/>
    <style:font-face style:name="FranklinGothic-ExtraCond1" svg:font-family="FranklinGothic-ExtraCond" style:font-family-generic="system" style:font-pitch="variable"/>
    <style:font-face style:name="FreeSans" svg:font-family="FreeSans" style:font-family-generic="system" style:font-pitch="variable"/>
    <style:font-face style:name="ITCFranklinGothicStd-BkCd1" svg:font-family="ITCFranklinGothicStd-BkCd" style:font-family-generic="system" style:font-pitch="variable"/>
    <style:font-face style:name="ITCFranklinGothicStd-DmCd1" svg:font-family="ITCFranklinGothicStd-DmCd" style:font-family-generic="system" style:font-pitch="variable"/>
    <style:font-face style:name="Liberation Mono1" svg:font-family="'Liberation Mono'" style:font-family-generic="system" style:font-pitch="variable"/>
    <style:font-face style:name="NewBaskervilleStd-Roman1" svg:font-family="NewBaskervilleStd-Roman" style:font-family-generic="system" style:font-pitch="variable"/>
    <style:font-face style:name="Noto Sans CJK SC Regular" svg:font-family="'Noto Sans CJK SC Regular'" style:font-family-generic="system" style:font-pitch="variable"/>
    <style:font-face style:name="Palatino-Bold1" svg:font-family="Palatino-Bold" style:font-family-generic="system" style:font-pitch="variable"/>
    <style:font-face style:name="Palatino-Italic1" svg:font-family="Palatino-Italic" style:font-family-generic="system" style:font-pitch="variable"/>
    <style:font-face style:name="Palatino-Roman1" svg:font-family="Palatino-Roma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_5f_tgc" style:display-name="_tgc"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style:font-name="Times New Roman" fo:font-family="'Times New Roman'" style:font-family-generic="roman" style:font-pitch="variable" fo:font-size="12pt" style:font-size-asian="12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87" style:display-name="ListLabel 87"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88" style:display-name="ListLabel 88"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ListLabel_20_89" style:display-name="ListLabel 89" style:family="text">
      <style:text-properties fo:font-size="10pt" style:font-size-asian="10pt" style:font-name-complex="Symbol" style:font-family-complex="Symbol" style:font-family-generic-complex="system" style:font-pitch-complex="variable"/>
    </style:style>
    <style:style style:name="ListLabel_20_90" style:display-name="ListLabel 90" style:family="text">
      <style:text-properties fo:font-size="10pt" style:font-size-asian="10pt" style:font-name-complex="Courier New1" style:font-family-complex="'Courier New'" style:font-family-generic-complex="system" style:font-pitch-complex="variable"/>
    </style:style>
    <style:style style:name="ListLabel_20_91" style:display-name="ListLabel 91" style:family="text">
      <style:text-properties fo:font-size="10pt" style:font-size-asian="10pt" style:font-name-complex="Wingdings1" style:font-family-complex="Wingdings" style:font-family-generic-complex="system" style:font-pitch-complex="variable"/>
    </style:style>
    <style:style style:name="ListLabel_20_92" style:display-name="ListLabel 92" style:family="text">
      <style:text-properties fo:font-size="10pt" style:font-size-asian="10pt" style:font-name-complex="Wingdings1" style:font-family-complex="Wingdings" style:font-family-generic-complex="system" style:font-pitch-complex="variable"/>
    </style:style>
    <style:style style:name="ListLabel_20_93" style:display-name="ListLabel 93" style:family="text">
      <style:text-properties fo:font-size="10pt" style:font-size-asian="10pt" style:font-name-complex="Wingdings1" style:font-family-complex="Wingdings" style:font-family-generic-complex="system" style:font-pitch-complex="variable"/>
    </style:style>
    <style:style style:name="ListLabel_20_94" style:display-name="ListLabel 94" style:family="text">
      <style:text-properties fo:font-size="10pt" style:font-size-asian="10pt" style:font-name-complex="Wingdings1" style:font-family-complex="Wingdings" style:font-family-generic-complex="system" style:font-pitch-complex="variable"/>
    </style:style>
    <style:style style:name="ListLabel_20_95" style:display-name="ListLabel 95" style:family="text">
      <style:text-properties fo:font-size="10pt" style:font-size-asian="10pt" style:font-name-complex="Wingdings1" style:font-family-complex="Wingdings" style:font-family-generic-complex="system" style:font-pitch-complex="variable"/>
    </style:style>
    <style:style style:name="ListLabel_20_96" style:display-name="ListLabel 96" style:family="text">
      <style:text-properties fo:font-size="10pt" style:font-size-asian="10pt" style:font-name-complex="Wingdings1" style:font-family-complex="Wingdings" style:font-family-generic-complex="system" style:font-pitch-complex="variable"/>
    </style:style>
    <style:style style:name="ListLabel_20_97" style:display-name="ListLabel 97" style:family="text">
      <style:text-properties fo:font-size="10pt" style:font-size-asian="10pt" style:font-name-complex="Wingdings1" style:font-family-complex="Wingdings" style:font-family-generic-complex="system" style:font-pitch-complex="variable"/>
    </style:style>
    <style:style style:name="ListLabel_20_98" style:display-name="ListLabel 98"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99" style:display-name="ListLabel 99" style:family="text">
      <style:text-properties fo:font-size="10pt" style:font-size-asian="10pt" style:font-name-complex="Courier New1" style:font-family-complex="'Courier New'" style:font-family-generic-complex="system" style:font-pitch-complex="variable"/>
    </style:style>
    <style:style style:name="ListLabel_20_100" style:display-name="ListLabel 100" style:family="text">
      <style:text-properties fo:font-size="10pt" style:font-size-asian="10pt" style:font-name-complex="Wingdings1" style:font-family-complex="Wingdings" style:font-family-generic-complex="system" style:font-pitch-complex="variable"/>
    </style:style>
    <style:style style:name="ListLabel_20_101" style:display-name="ListLabel 101" style:family="text">
      <style:text-properties fo:font-size="10pt" style:font-size-asian="10pt" style:font-name-complex="Wingdings1" style:font-family-complex="Wingdings" style:font-family-generic-complex="system" style:font-pitch-complex="variable"/>
    </style:style>
    <style:style style:name="ListLabel_20_102" style:display-name="ListLabel 102" style:family="text">
      <style:text-properties fo:font-size="10pt" style:font-size-asian="10pt" style:font-name-complex="Wingdings1" style:font-family-complex="Wingdings" style:font-family-generic-complex="system" style:font-pitch-complex="variable"/>
    </style:style>
    <style:style style:name="ListLabel_20_103" style:display-name="ListLabel 103" style:family="text">
      <style:text-properties fo:font-size="10pt" style:font-size-asian="10pt" style:font-name-complex="Wingdings1" style:font-family-complex="Wingdings" style:font-family-generic-complex="system" style:font-pitch-complex="variable"/>
    </style:style>
    <style:style style:name="ListLabel_20_104" style:display-name="ListLabel 104" style:family="text">
      <style:text-properties fo:font-size="10pt" style:font-size-asian="10pt" style:font-name-complex="Wingdings1" style:font-family-complex="Wingdings" style:font-family-generic-complex="system" style:font-pitch-complex="variable"/>
    </style:style>
    <style:style style:name="ListLabel_20_105" style:display-name="ListLabel 105" style:family="text">
      <style:text-properties fo:font-size="10pt" style:font-size-asian="10pt" style:font-name-complex="Wingdings1" style:font-family-complex="Wingdings" style:font-family-generic-complex="system" style:font-pitch-complex="variable"/>
    </style:style>
    <style:style style:name="ListLabel_20_106" style:display-name="ListLabel 106" style:family="text">
      <style:text-properties fo:font-size="10pt" style:font-size-asian="10pt" style:font-name-complex="Wingdings1" style:font-family-complex="Wingdings" style:font-family-generic-complex="system" style:font-pitch-complex="variable"/>
    </style:style>
    <style:style style:name="ListLabel_20_107" style:display-name="ListLabel 107" style:family="text">
      <style:text-properties fo:font-size="10pt" style:font-size-asian="10pt" style:font-name-complex="Symbol" style:font-family-complex="Symbol" style:font-family-generic-complex="system" style:font-pitch-complex="variable"/>
    </style:style>
    <style:style style:name="ListLabel_20_108" style:display-name="ListLabel 108" style:family="text">
      <style:text-properties fo:font-size="10pt" style:font-size-asian="10pt" style:font-name-complex="Courier New1" style:font-family-complex="'Courier New'" style:font-family-generic-complex="system" style:font-pitch-complex="variable"/>
    </style:style>
    <style:style style:name="ListLabel_20_109" style:display-name="ListLabel 109" style:family="text">
      <style:text-properties fo:font-size="10pt" style:font-size-asian="10pt" style:font-name-complex="Wingdings1"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1"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1"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1"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1"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1" style:font-family-complex="Wingdings" style:font-family-generic-complex="system" style:font-pitch-complex="variable"/>
    </style:style>
    <style:style style:name="ListLabel_20_115" style:display-name="ListLabel 115" style:family="text">
      <style:text-properties fo:font-size="10pt" style:font-size-asian="10pt" style:font-name-complex="Wingdings1" style:font-family-complex="Wingdings" style:font-family-generic-complex="system" style:font-pitch-complex="variable"/>
    </style:style>
    <style:style style:name="ListLabel_20_116" style:display-name="ListLabel 116"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117" style:display-name="ListLabel 117" style:family="text">
      <style:text-properties fo:font-size="10pt" style:font-size-asian="10pt" style:font-name-complex="Symbol" style:font-family-complex="Symbol" style:font-family-generic-complex="system" style:font-pitch-complex="variable"/>
    </style:style>
    <style:style style:name="ListLabel_20_118" style:display-name="ListLabel 118" style:family="text">
      <style:text-properties fo:font-size="10pt" style:font-size-asian="10pt" style:font-name-complex="Courier New1" style:font-family-complex="'Courier New'" style:font-family-generic-complex="system" style:font-pitch-complex="variable"/>
    </style:style>
    <style:style style:name="ListLabel_20_119" style:display-name="ListLabel 119" style:family="text">
      <style:text-properties fo:font-size="10pt" style:font-size-asian="10pt" style:font-name-complex="Wingdings1" style:font-family-complex="Wingdings" style:font-family-generic-complex="system" style:font-pitch-complex="variable"/>
    </style:style>
    <style:style style:name="ListLabel_20_120" style:display-name="ListLabel 120" style:family="text">
      <style:text-properties fo:font-size="10pt" style:font-size-asian="10pt" style:font-name-complex="Wingdings1" style:font-family-complex="Wingdings" style:font-family-generic-complex="system" style:font-pitch-complex="variable"/>
    </style:style>
    <style:style style:name="ListLabel_20_121" style:display-name="ListLabel 121" style:family="text">
      <style:text-properties fo:font-size="10pt" style:font-size-asian="10pt" style:font-name-complex="Wingdings1" style:font-family-complex="Wingdings" style:font-family-generic-complex="system" style:font-pitch-complex="variable"/>
    </style:style>
    <style:style style:name="ListLabel_20_122" style:display-name="ListLabel 122" style:family="text">
      <style:text-properties fo:font-size="10pt" style:font-size-asian="10pt" style:font-name-complex="Wingdings1" style:font-family-complex="Wingdings" style:font-family-generic-complex="system" style:font-pitch-complex="variable"/>
    </style:style>
    <style:style style:name="ListLabel_20_123" style:display-name="ListLabel 123" style:family="text">
      <style:text-properties fo:font-size="10pt" style:font-size-asian="10pt" style:font-name-complex="Wingdings1" style:font-family-complex="Wingdings" style:font-family-generic-complex="system" style:font-pitch-complex="variable"/>
    </style:style>
    <style:style style:name="ListLabel_20_124" style:display-name="ListLabel 124" style:family="text">
      <style:text-properties fo:font-size="10pt" style:font-size-asian="10pt" style:font-name-complex="Wingdings1" style:font-family-complex="Wingdings" style:font-family-generic-complex="system" style:font-pitch-complex="variable"/>
    </style:style>
    <style:style style:name="ListLabel_20_125" style:display-name="ListLabel 125" style:family="text">
      <style:text-properties fo:font-size="10pt" style:font-size-asian="10pt" style:font-name-complex="Wingdings1" style:font-family-complex="Wingdings" style:font-family-generic-complex="system" style:font-pitch-complex="variable"/>
    </style:style>
    <style:style style:name="ListLabel_20_126" style:display-name="ListLabel 126"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7" style:display-name="ListLabel 127" style:family="text">
      <style:text-properties fo:font-size="10pt" style:font-size-asian="10pt" style:font-name-complex="Courier New1" style:font-family-complex="'Courier New'" style:font-family-generic-complex="system" style:font-pitch-complex="variable"/>
    </style:style>
    <style:style style:name="ListLabel_20_128" style:display-name="ListLabel 128" style:family="text">
      <style:text-properties fo:font-size="10pt" style:font-size-asian="10pt" style:font-name-complex="Wingdings1"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1"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1"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1"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1" style:font-family-complex="Wingdings" style:font-family-generic-complex="system" style:font-pitch-complex="variable"/>
    </style:style>
    <style:style style:name="ListLabel_20_133" style:display-name="ListLabel 133" style:family="text">
      <style:text-properties fo:font-size="10pt" style:font-size-asian="10pt" style:font-name-complex="Wingdings1" style:font-family-complex="Wingdings" style:font-family-generic-complex="system" style:font-pitch-complex="variable"/>
    </style:style>
    <style:style style:name="ListLabel_20_134" style:display-name="ListLabel 134" style:family="text">
      <style:text-properties fo:font-size="10pt" style:font-size-asian="10pt" style:font-name-complex="Wingdings1" style:font-family-complex="Wingdings" style:font-family-generic-complex="system" style:font-pitch-complex="variable"/>
    </style:style>
    <style:style style:name="ListLabel_20_135" style:display-name="ListLabel 135" style:family="text">
      <style:text-properties fo:font-size="10pt" style:font-size-asian="10pt" style:font-name-complex="Symbol" style:font-family-complex="Symbol" style:font-family-generic-complex="system" style:font-pitch-complex="variable"/>
    </style:style>
    <style:style style:name="ListLabel_20_136" style:display-name="ListLabel 136" style:family="text">
      <style:text-properties fo:font-size="10pt" style:font-size-asian="10pt" style:font-name-complex="Courier New1" style:font-family-complex="'Courier New'" style:font-family-generic-complex="system" style:font-pitch-complex="variable"/>
    </style:style>
    <style:style style:name="ListLabel_20_137" style:display-name="ListLabel 137" style:family="text">
      <style:text-properties fo:font-size="10pt" style:font-size-asian="10pt" style:font-name-complex="Wingdings1" style:font-family-complex="Wingdings" style:font-family-generic-complex="system" style:font-pitch-complex="variable"/>
    </style:style>
    <style:style style:name="ListLabel_20_138" style:display-name="ListLabel 138" style:family="text">
      <style:text-properties fo:font-size="10pt" style:font-size-asian="10pt" style:font-name-complex="Wingdings1" style:font-family-complex="Wingdings" style:font-family-generic-complex="system" style:font-pitch-complex="variable"/>
    </style:style>
    <style:style style:name="ListLabel_20_139" style:display-name="ListLabel 139" style:family="text">
      <style:text-properties fo:font-size="10pt" style:font-size-asian="10pt" style:font-name-complex="Wingdings1" style:font-family-complex="Wingdings" style:font-family-generic-complex="system" style:font-pitch-complex="variable"/>
    </style:style>
    <style:style style:name="ListLabel_20_140" style:display-name="ListLabel 140" style:family="text">
      <style:text-properties fo:font-size="10pt" style:font-size-asian="10pt" style:font-name-complex="Wingdings1" style:font-family-complex="Wingdings" style:font-family-generic-complex="system" style:font-pitch-complex="variable"/>
    </style:style>
    <style:style style:name="ListLabel_20_141" style:display-name="ListLabel 141" style:family="text">
      <style:text-properties fo:font-size="10pt" style:font-size-asian="10pt" style:font-name-complex="Wingdings1" style:font-family-complex="Wingdings" style:font-family-generic-complex="system" style:font-pitch-complex="variable"/>
    </style:style>
    <style:style style:name="ListLabel_20_142" style:display-name="ListLabel 142" style:family="text">
      <style:text-properties fo:font-size="10pt" style:font-size-asian="10pt" style:font-name-complex="Wingdings1" style:font-family-complex="Wingdings" style:font-family-generic-complex="system" style:font-pitch-complex="variable"/>
    </style:style>
    <style:style style:name="ListLabel_20_143" style:display-name="ListLabel 143" style:family="text">
      <style:text-properties fo:font-size="10pt" style:font-size-asian="10pt" style:font-name-complex="Wingdings1" style:font-family-complex="Wingdings" style:font-family-generic-complex="system" style:font-pitch-complex="variable"/>
    </style:style>
    <style:style style:name="ListLabel_20_144" style:display-name="ListLabel 144"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1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8"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19"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23"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24"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2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7"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8"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3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3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3"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4"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3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3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3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3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4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4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4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3T17:14:00</meta:creation-date>
    <meta:initial-creator>SONU</meta:initial-creator>
    <dc:language>en-IN</dc:language>
    <dc:date>2017-05-29T00:47:46.934478537</dc:date>
    <meta:editing-cycles>435</meta:editing-cycles>
    <meta:editing-duration>P3DT22H34M48S</meta:editing-duration>
    <meta:generator>LibreOffice/5.1.6.2$Linux_X86_64 LibreOffice_project/10m0$Build-2</meta:generator>
    <meta:document-statistic meta:table-count="0" meta:image-count="1" meta:object-count="0" meta:page-count="16" meta:paragraph-count="680" meta:word-count="5564" meta:character-count="35768" meta:non-whitespace-character-count="30057"/>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